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250</text:p>
          </table:table-cell>
          <table:table-cell office:value-type="string" table:style-name="ce3">
            <text:p>De 251 a 500</text:p>
          </table:table-cell>
          <table:table-cell office:value-type="string" table:style-name="ce3">
            <text:p>De 501 a 1000</text:p>
          </table:table-cell>
          <table:table-cell office:value-type="string" table:style-name="ce3">
            <text:p>De 1001 a 1500</text:p>
          </table:table-cell>
          <table:table-cell office:value-type="string" table:style-name="ce3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915.6800956726074" table:style-name="ce5">
            <text:p>4.916</text:p>
          </table:table-cell>
          <table:table-cell office:value-type="float" office:value="4896.0800952911377" table:style-name="ce5">
            <text:p>4.896</text:p>
          </table:table-cell>
          <table:table-cell office:value-type="float" office:value="3569.1600694656372" table:style-name="ce5">
            <text:p>3.569</text:p>
          </table:table-cell>
          <table:table-cell office:value-type="float" office:value="1125.0400218963623" table:style-name="ce5">
            <text:p>1.125</text:p>
          </table:table-cell>
          <table:table-cell office:value-type="float" office:value="934.92001819610596" table:style-name="ce5">
            <text:p>93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147.00000286102295" table:style-name="ce5">
            <text:p>1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490.00000953674316" table:style-name="ce5">
            <text:p>490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207.7600040435791" table:style-name="ce5">
            <text:p>2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47.8800554275513" table:style-name="ce5">
            <text:p>2.848</text:p>
          </table:table-cell>
          <table:table-cell office:value-type="float" office:value="2383.3600463867188" table:style-name="ce5">
            <text:p>2.383</text:p>
          </table:table-cell>
          <table:table-cell office:value-type="float" office:value="2573.4800500869751" table:style-name="ce5">
            <text:p>2.573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787.92001533508301" table:style-name="ce5">
            <text:p>7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57.4000692367554" table:style-name="ce5">
            <text:p>3.557</text:p>
          </table:table-cell>
          <table:table-cell office:value-type="float" office:value="4068.9600791931152" table:style-name="ce5">
            <text:p>4.069</text:p>
          </table:table-cell>
          <table:table-cell office:value-type="float" office:value="2232.4400434494019" table:style-name="ce5">
            <text:p>2.232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388.08000755310059" table:style-name="ce5">
            <text:p>3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95.4800291061401" table:style-name="ce5">
            <text:p>1.495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197.96000385284424" table:style-name="ce5">
            <text:p>19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773.4000539779663" table:style-name="ce5">
            <text:p>2.773</text:p>
          </table:table-cell>
          <table:table-cell office:value-type="float" office:value="3241.8400630950928" table:style-name="ce5">
            <text:p>3.242</text:p>
          </table:table-cell>
          <table:table-cell office:value-type="float" office:value="3139.9200611114502" table:style-name="ce5">
            <text:p>3.140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101.92000198364258" table:style-name="ce5">
            <text:p>10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89.6000289916992" table:style-name="ce5">
            <text:p>1.490</text:p>
          </table:table-cell>
          <table:table-cell office:value-type="float" office:value="2291.240044593811" table:style-name="ce5">
            <text:p>2.291</text:p>
          </table:table-cell>
          <table:table-cell office:value-type="float" office:value="1863.960036277771" table:style-name="ce5">
            <text:p>1.864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848.68001651763916" table:style-name="ce5">
            <text:p>84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045.8400592803955" table:style-name="ce5">
            <text:p>3.046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3449.6000671386719" table:style-name="ce5">
            <text:p>3.450</text:p>
          </table:table-cell>
          <table:table-cell office:value-type="float" office:value="1058.4000205993652" table:style-name="ce5">
            <text:p>1.058</text:p>
          </table:table-cell>
          <table:table-cell office:value-type="float" office:value="854.56001663208008" table:style-name="ce5">
            <text:p>85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918.0400762557983" table:style-name="ce5">
            <text:p>3.918</text:p>
          </table:table-cell>
          <table:table-cell office:value-type="float" office:value="3288.8800640106201" table:style-name="ce5">
            <text:p>3.289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413.56000804901123" table:style-name="ce5">
            <text:p>414</text:p>
          </table:table-cell>
          <table:table-cell office:value-type="float" office:value="423.36000823974609" table:style-name="ce5">
            <text:p>42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O TOTAL DO INDICADOR A2A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117.5600996017456" table:style-name="ce5">
            <text:p>5.118</text:p>
          </table:table-cell>
          <table:table-cell office:value-type="float" office:value="4672.6400909423828" table:style-name="ce5">
            <text:p>4.673</text:p>
          </table:table-cell>
          <table:table-cell office:value-type="float" office:value="3537.8000688552856" table:style-name="ce5">
            <text:p>3.538</text:p>
          </table:table-cell>
          <table:table-cell office:value-type="float" office:value="1764.0000343322754" table:style-name="ce5">
            <text:p>1.76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258.72000503540039" table:style-name="ce5">
            <text:p>2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409.64000797271729" table:style-name="ce5">
            <text:p>41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04.6400604248047" table:style-name="ce5">
            <text:p>3.105</text:p>
          </table:table-cell>
          <table:table-cell office:value-type="float" office:value="2075.640040397644" table:style-name="ce5">
            <text:p>2.076</text:p>
          </table:table-cell>
          <table:table-cell office:value-type="float" office:value="2508.800048828125" table:style-name="ce5">
            <text:p>2.509</text:p>
          </table:table-cell>
          <table:table-cell office:value-type="float" office:value="1025.0800199508667" table:style-name="ce5">
            <text:p>1.0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16.1600723266602" table:style-name="ce5">
            <text:p>3.716</text:p>
          </table:table-cell>
          <table:table-cell office:value-type="float" office:value="3921.9600763320923" table:style-name="ce5">
            <text:p>3.922</text:p>
          </table:table-cell>
          <table:table-cell office:value-type="float" office:value="2257.9200439453125" table:style-name="ce5">
            <text:p>2.258</text:p>
          </table:table-cell>
          <table:table-cell office:value-type="float" office:value="1246.5600242614746" table:style-name="ce5">
            <text:p>1.24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36.7600240707397" table:style-name="ce5">
            <text:p>1.237</text:p>
          </table:table-cell>
          <table:table-cell office:value-type="float" office:value="1170.1200227737427" table:style-name="ce5">
            <text:p>1.170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525.28001022338867" table:style-name="ce5">
            <text:p>52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51.5600671768188" table:style-name="ce5">
            <text:p>3.452</text:p>
          </table:table-cell>
          <table:table-cell office:value-type="float" office:value="2506.840048789978" table:style-name="ce5">
            <text:p>2.507</text:p>
          </table:table-cell>
          <table:table-cell office:value-type="float" office:value="3106.6000604629517" table:style-name="ce5">
            <text:p>3.107</text:p>
          </table:table-cell>
          <table:table-cell office:value-type="float" office:value="976.08001899719238" table:style-name="ce5">
            <text:p>97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2508.800048828125" table:style-name="ce5">
            <text:p>2.509</text:p>
          </table:table-cell>
          <table:table-cell office:value-type="float" office:value="1546.4400300979614" table:style-name="ce5">
            <text:p>1.546</text:p>
          </table:table-cell>
          <table:table-cell office:value-type="float" office:value="1256.3600244522095" table:style-name="ce5">
            <text:p>1.25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649.5200710296631" table:style-name="ce5">
            <text:p>3.650</text:p>
          </table:table-cell>
          <table:table-cell office:value-type="float" office:value="3345.7200651168823" table:style-name="ce5">
            <text:p>3.346</text:p>
          </table:table-cell>
          <table:table-cell office:value-type="float" office:value="3386.8800659179688" table:style-name="ce5">
            <text:p>3.387</text:p>
          </table:table-cell>
          <table:table-cell office:value-type="float" office:value="1536.6400299072266" table:style-name="ce5">
            <text:p>1.537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657.360071182251" table:style-name="ce5">
            <text:p>3.657</text:p>
          </table:table-cell>
          <table:table-cell office:value-type="float" office:value="3528.0000686645508" table:style-name="ce5">
            <text:p>3.528</text:p>
          </table:table-cell>
          <table:table-cell office:value-type="float" office:value="1211.2800235748291" table:style-name="ce5">
            <text:p>1.211</text:p>
          </table:table-cell>
          <table:table-cell office:value-type="float" office:value="1048.6000204086304" table:style-name="ce5">
            <text:p>1.049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O TOTAL D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232.800121307373" table:style-name="ce5">
            <text:p>6.233</text:p>
          </table:table-cell>
          <table:table-cell office:value-type="float" office:value="2463.7200479507446" table:style-name="ce5">
            <text:p>2.4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68.24001884460449" table:style-name="ce5">
            <text:p>968</text:p>
          </table:table-cell>
          <table:table-cell office:value-type="float" office:value="227.36000442504883" table:style-name="ce5">
            <text:p>2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672.28001308441162" table:style-name="ce5">
            <text:p>6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90.6800718307495" table:style-name="ce5">
            <text:p>3.691</text:p>
          </table:table-cell>
          <table:table-cell office:value-type="float" office:value="1399.4400272369385" table:style-name="ce5">
            <text:p>1.3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653.0400905609131" table:style-name="ce5">
            <text:p>4.653</text:p>
          </table:table-cell>
          <table:table-cell office:value-type="float" office:value="1793.40003490448" table:style-name="ce5">
            <text:p>1.7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95.4800291061401" table:style-name="ce5">
            <text:p>1.495</text:p>
          </table:table-cell>
          <table:table-cell office:value-type="float" office:value="631.1200122833252" table:style-name="ce5">
            <text:p>6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15.6800956726074" table:style-name="ce5">
            <text:p>4.916</text:p>
          </table:table-cell>
          <table:table-cell office:value-type="float" office:value="872.20001697540283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75.4400501251221" table:style-name="ce5">
            <text:p>2.575</text:p>
          </table:table-cell>
          <table:table-cell office:value-type="float" office:value="1856.1200361251831" table:style-name="ce5">
            <text:p>1.8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968.6000967025757" table:style-name="ce5">
            <text:p>4.969</text:p>
          </table:table-cell>
          <table:table-cell office:value-type="float" office:value="2026.6400394439697" table:style-name="ce5">
            <text:p>2.0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33.3200960159302" table:style-name="ce5">
            <text:p>4.933</text:p>
          </table:table-cell>
          <table:table-cell office:value-type="float" office:value="1440.6000280380249" table:style-name="ce5">
            <text:p>1.4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MARGEM DE ERRO PARA O TOTAL D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8">
            <text:p>Total de escolas localizadas em áreas urbanas<text:s/>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6" table:number-rows-spanned="1" table:style-name="ce9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723.2001113891602" table:style-name="ce5">
            <text:p>5.723</text:p>
          </table:table-cell>
          <table:table-cell office:value-type="float" office:value="2130.5200414657593" table:style-name="ce5">
            <text:p>2.131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507.64000988006592" table:style-name="ce5">
            <text:p>508</text:p>
          </table:table-cell>
          <table:table-cell office:value-type="float" office:value="803.60001564025879" table:style-name="ce5">
            <text:p>804</text:p>
          </table:table-cell>
          <table:table-cell office:value-type="float" office:value="4308.0800838470459" table:style-name="ce5">
            <text:p>4.308</text:p>
          </table:table-cell>
          <table:table-cell office:value-type="float" office:value="4184.6000814437866" table:style-name="ce5">
            <text:p>4.185</text:p>
          </table:table-cell>
          <table:table-cell office:value-type="float" office:value="4656.960090637207" table:style-name="ce5">
            <text:p>4.657</text:p>
          </table:table-cell>
          <table:table-cell office:value-type="float" office:value="2726.360053062439" table:style-name="ce5">
            <text:p>2.726</text:p>
          </table:table-cell>
          <table:table-cell office:value-type="float" office:value="1950.2000379562378" table:style-name="ce5">
            <text:p>1.950</text:p>
          </table:table-cell>
          <table:table-cell office:value-type="float" office:value="2569.5600500106812" table:style-name="ce5">
            <text:p>2.570</text:p>
          </table:table-cell>
          <table:table-cell office:value-type="float" office:value="3030.1600589752197" table:style-name="ce5">
            <text:p>3.030</text:p>
          </table:table-cell>
          <table:table-cell office:value-type="float" office:value="4214.0000820159912" table:style-name="ce5">
            <text:p>4.214</text:p>
          </table:table-cell>
          <table:table-cell office:value-type="float" office:value="2420.6000471115112" table:style-name="ce5">
            <text:p>2.421</text:p>
          </table:table-cell>
          <table:table-cell office:value-type="float" office:value="1764.0000343322754" table:style-name="ce5">
            <text:p>1.764</text:p>
          </table:table-cell>
          <table:table-cell office:value-type="float" office:value="1260.2800245285034" table:style-name="ce5">
            <text:p>1.260</text:p>
          </table:table-cell>
          <table:table-cell office:value-type="float" office:value="983.92001914978027" table:style-name="ce5">
            <text:p>984</text:p>
          </table:table-cell>
          <table:table-cell office:value-type="float" office:value="5944.6801156997681" table:style-name="ce5">
            <text:p>5.945</text:p>
          </table:table-cell>
          <table:table-cell office:value-type="float" office:value="2575.4400501251221" table:style-name="ce5">
            <text:p>2.575</text:p>
          </table:table-cell>
          <table:table-cell office:value-type="float" office:value="1509.2000293731689" table:style-name="ce5">
            <text:p>1.509</text:p>
          </table:table-cell>
          <table:table-cell office:value-type="float" office:value="1146.600022315979" table:style-name="ce5">
            <text:p>1.147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1093.6800212860107" table:style-name="ce5">
            <text:p>1.094</text:p>
          </table:table-cell>
          <table:table-cell office:value-type="float" office:value="6811.00013256073" table:style-name="ce5">
            <text:p>6.81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580.16001129150391" table:style-name="ce5">
            <text:p>58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539.00001049041748" table:style-name="ce5">
            <text:p>539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715.40001392364502" table:style-name="ce5">
            <text:p>715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1025.0800199508667" table:style-name="ce5">
            <text:p>1.025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707.56001377105713" table:style-name="ce5">
            <text:p>708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838.8800163269043" table:style-name="ce5">
            <text:p>839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952.56001853942871" table:style-name="ce5">
            <text:p>95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10.56005859375" table:style-name="ce5">
            <text:p>3.011</text:p>
          </table:table-cell>
          <table:table-cell office:value-type="float" office:value="1068.2000207901001" table:style-name="ce5">
            <text:p>1.068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3057.6000595092773" table:style-name="ce5">
            <text:p>3.058</text:p>
          </table:table-cell>
          <table:table-cell office:value-type="float" office:value="2440.200047492981" table:style-name="ce5">
            <text:p>2.440</text:p>
          </table:table-cell>
          <table:table-cell office:value-type="float" office:value="1934.520037651062" table:style-name="ce5">
            <text:p>1.935</text:p>
          </table:table-cell>
          <table:table-cell office:value-type="float" office:value="1891.4000368118286" table:style-name="ce5">
            <text:p>1.891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2250.0800437927246" table:style-name="ce5">
            <text:p>2.250</text:p>
          </table:table-cell>
          <table:table-cell office:value-type="float" office:value="1801.2400350570679" table:style-name="ce5">
            <text:p>1.801</text:p>
          </table:table-cell>
          <table:table-cell office:value-type="float" office:value="1360.240026473999" table:style-name="ce5">
            <text:p>1.360</text:p>
          </table:table-cell>
          <table:table-cell office:value-type="float" office:value="1226.9600238800049" table:style-name="ce5">
            <text:p>1.227</text:p>
          </table:table-cell>
          <table:table-cell office:value-type="float" office:value="1123.0800218582153" table:style-name="ce5">
            <text:p>1.123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654.64001274108887" table:style-name="ce5">
            <text:p>655</text:p>
          </table:table-cell>
          <table:table-cell office:value-type="float" office:value="3967.0400772094727" table:style-name="ce5">
            <text:p>3.967</text:p>
          </table:table-cell>
          <table:table-cell office:value-type="float" office:value="1032.9200201034546" table:style-name="ce5">
            <text:p>1.033</text:p>
          </table:table-cell>
          <table:table-cell office:value-type="float" office:value="850.64001655578613" table:style-name="ce5">
            <text:p>851</text:p>
          </table:table-cell>
          <table:table-cell office:value-type="float" office:value="593.88001155853271" table:style-name="ce5">
            <text:p>594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942.76001834869385" table:style-name="ce5">
            <text:p>943</text:p>
          </table:table-cell>
          <table:table-cell office:value-type="float" office:value="4025.8400783538818" table:style-name="ce5">
            <text:p>4.02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11.9200878143311" table:style-name="ce5">
            <text:p>4.512</text:p>
          </table:table-cell>
          <table:table-cell office:value-type="float" office:value="1650.320032119751" table:style-name="ce5">
            <text:p>1.650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409.64000797271729" table:style-name="ce5">
            <text:p>410</text:p>
          </table:table-cell>
          <table:table-cell office:value-type="float" office:value="789.88001537322998" table:style-name="ce5">
            <text:p>790</text:p>
          </table:table-cell>
          <table:table-cell office:value-type="float" office:value="2730.2800531387329" table:style-name="ce5">
            <text:p>2.730</text:p>
          </table:table-cell>
          <table:table-cell office:value-type="float" office:value="3088.9600601196289" table:style-name="ce5">
            <text:p>3.089</text:p>
          </table:table-cell>
          <table:table-cell office:value-type="float" office:value="3980.7600774765015" table:style-name="ce5">
            <text:p>3.981</text:p>
          </table:table-cell>
          <table:table-cell office:value-type="float" office:value="1779.6800346374512" table:style-name="ce5">
            <text:p>1.780</text:p>
          </table:table-cell>
          <table:table-cell office:value-type="float" office:value="1716.960033416748" table:style-name="ce5">
            <text:p>1.717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2203.0400428771973" table:style-name="ce5">
            <text:p>2.203</text:p>
          </table:table-cell>
          <table:table-cell office:value-type="float" office:value="3725.960072517395" table:style-name="ce5">
            <text:p>3.726</text:p>
          </table:table-cell>
          <table:table-cell office:value-type="float" office:value="1893.3600368499756" table:style-name="ce5">
            <text:p>1.893</text:p>
          </table:table-cell>
          <table:table-cell office:value-type="float" office:value="1217.16002368927" table:style-name="ce5">
            <text:p>1.217</text:p>
          </table:table-cell>
          <table:table-cell office:value-type="float" office:value="948.64001846313477" table:style-name="ce5">
            <text:p>949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4068.9600791931152" table:style-name="ce5">
            <text:p>4.069</text:p>
          </table:table-cell>
          <table:table-cell office:value-type="float" office:value="2224.600043296814" table:style-name="ce5">
            <text:p>2.225</text:p>
          </table:table-cell>
          <table:table-cell office:value-type="float" office:value="1089.7600212097168" table:style-name="ce5">
            <text:p>1.090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5045.0400981903076" table:style-name="ce5">
            <text:p>5.045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73.9600267410278" table:style-name="ce5">
            <text:p>1.374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078.000020980835" table:style-name="ce5">
            <text:p>1.078</text:p>
          </table:table-cell>
          <table:table-cell office:value-type="float" office:value="983.92001914978027" table:style-name="ce5">
            <text:p>984</text:p>
          </table:table-cell>
          <table:table-cell office:value-type="float" office:value="1309.2800254821777" table:style-name="ce5">
            <text:p>1.309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558.60001087188721" table:style-name="ce5">
            <text:p>559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470.40000915527344" table:style-name="ce5">
            <text:p>470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468.44000911712646" table:style-name="ce5">
            <text:p>468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1666.0000324249268" table:style-name="ce5">
            <text:p>1.666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71.2400636672974" table:style-name="ce5">
            <text:p>3.271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654.64001274108887" table:style-name="ce5">
            <text:p>655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3843.5600748062134" table:style-name="ce5">
            <text:p>3.844</text:p>
          </table:table-cell>
          <table:table-cell office:value-type="float" office:value="2044.2800397872925" table:style-name="ce5">
            <text:p>2.044</text:p>
          </table:table-cell>
          <table:table-cell office:value-type="float" office:value="3014.4800586700439" table:style-name="ce5">
            <text:p>3.014</text:p>
          </table:table-cell>
          <table:table-cell office:value-type="float" office:value="2126.6000413894653" table:style-name="ce5">
            <text:p>2.127</text:p>
          </table:table-cell>
          <table:table-cell office:value-type="float" office:value="1758.1200342178345" table:style-name="ce5">
            <text:p>1.758</text:p>
          </table:table-cell>
          <table:table-cell office:value-type="float" office:value="2520.5600490570068" table:style-name="ce5">
            <text:p>2.521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1407.2800273895264" table:style-name="ce5">
            <text:p>1.407</text:p>
          </table:table-cell>
          <table:table-cell office:value-type="float" office:value="1624.8400316238403" table:style-name="ce5">
            <text:p>1.625</text:p>
          </table:table-cell>
          <table:table-cell office:value-type="float" office:value="1274.0000247955322" table:style-name="ce5">
            <text:p>1.274</text:p>
          </table:table-cell>
          <table:table-cell office:value-type="float" office:value="862.40001678466797" table:style-name="ce5">
            <text:p>862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4570.7200889587402" table:style-name="ce5">
            <text:p>4.571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939.2000961303711" table:style-name="ce5">
            <text:p>4.93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3028.2000589370728" table:style-name="ce5">
            <text:p>3.028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1107.4000215530396" table:style-name="ce5">
            <text:p>1.107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834.96001625061035" table:style-name="ce5">
            <text:p>835</text:p>
          </table:table-cell>
          <table:table-cell office:value-type="float" office:value="413.56000804901123" table:style-name="ce5">
            <text:p>414</text:p>
          </table:table-cell>
          <table:table-cell office:value-type="float" office:value="2763.6000537872314" table:style-name="ce5">
            <text:p>2.764</text:p>
          </table:table-cell>
          <table:table-cell office:value-type="float" office:value="1983.5200386047363" table:style-name="ce5">
            <text:p>1.984</text:p>
          </table:table-cell>
          <table:table-cell office:value-type="float" office:value="1311.2400255203247" table:style-name="ce5">
            <text:p>1.311</text:p>
          </table:table-cell>
          <table:table-cell office:value-type="float" office:value="1201.4800233840942" table:style-name="ce5">
            <text:p>1.201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368.48000717163086" table:style-name="ce5">
            <text:p>368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1969.8000383377075" table:style-name="ce5">
            <text:p>1.970</text:p>
          </table:table-cell>
          <table:table-cell office:value-type="float" office:value="1234.8000240325928" table:style-name="ce5">
            <text:p>1.235</text:p>
          </table:table-cell>
          <table:table-cell office:value-type="float" office:value="1095.6400213241577" table:style-name="ce5">
            <text:p>1.096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1928.6400375366211" table:style-name="ce5">
            <text:p>1.92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283.0000638961792" table:style-name="ce5">
            <text:p>3.283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4306.1200838088989" table:style-name="ce5">
            <text:p>4.306</text:p>
          </table:table-cell>
          <table:table-cell office:value-type="float" office:value="2226.5600433349609" table:style-name="ce5">
            <text:p>2.227</text:p>
          </table:table-cell>
          <table:table-cell office:value-type="float" office:value="3157.5600614547729" table:style-name="ce5">
            <text:p>3.158</text:p>
          </table:table-cell>
          <table:table-cell office:value-type="float" office:value="2291.240044593811" table:style-name="ce5">
            <text:p>2.291</text:p>
          </table:table-cell>
          <table:table-cell office:value-type="float" office:value="1940.4000377655029" table:style-name="ce5">
            <text:p>1.940</text:p>
          </table:table-cell>
          <table:table-cell office:value-type="float" office:value="2553.8800497055054" table:style-name="ce5">
            <text:p>2.554</text:p>
          </table:table-cell>
          <table:table-cell office:value-type="float" office:value="3006.6400585174561" table:style-name="ce5">
            <text:p>3.007</text:p>
          </table:table-cell>
          <table:table-cell office:value-type="float" office:value="2408.8400468826294" table:style-name="ce5">
            <text:p>2.409</text:p>
          </table:table-cell>
          <table:table-cell office:value-type="float" office:value="2028.6000394821167" table:style-name="ce5">
            <text:p>2.029</text:p>
          </table:table-cell>
          <table:table-cell office:value-type="float" office:value="1711.0800333023071" table:style-name="ce5">
            <text:p>1.711</text:p>
          </table:table-cell>
          <table:table-cell office:value-type="float" office:value="1225.0000238418579" table:style-name="ce5">
            <text:p>1.225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4852.9600944519043" table:style-name="ce5">
            <text:p>4.853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1240.6800241470337" table:style-name="ce5">
            <text:p>1.241</text:p>
          </table:table-cell>
          <table:table-cell office:value-type="float" office:value="1095.6400213241577" table:style-name="ce5">
            <text:p>1.096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5174.4001007080078" table:style-name="ce5">
            <text:p>5.174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878.4400949478149" table:style-name="ce5">
            <text:p>4.878</text:p>
          </table:table-cell>
          <table:table-cell office:value-type="float" office:value="1685.6000328063965" table:style-name="ce5">
            <text:p>1.686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768.32001495361328" table:style-name="ce5">
            <text:p>768</text:p>
          </table:table-cell>
          <table:table-cell office:value-type="float" office:value="3582.880069732666" table:style-name="ce5">
            <text:p>3.583</text:p>
          </table:table-cell>
          <table:table-cell office:value-type="float" office:value="3520.1600685119629" table:style-name="ce5">
            <text:p>3.520</text:p>
          </table:table-cell>
          <table:table-cell office:value-type="float" office:value="1568.0000305175781" table:style-name="ce5">
            <text:p>1.568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3553.4800691604614" table:style-name="ce5">
            <text:p>3.553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3614.2400703430176" table:style-name="ce5">
            <text:p>3.614</text:p>
          </table:table-cell>
          <table:table-cell office:value-type="float" office:value="1715.0000333786011" table:style-name="ce5">
            <text:p>1.715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366.52000713348389" table:style-name="ce5">
            <text:p>367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4919.6000957489014" table:style-name="ce5">
            <text:p>4.920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MARGEM DE ERRO PARA O TOTAL D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text:s/>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799.6401128768921" table:style-name="ce5">
            <text:p>5.800</text:p>
          </table:table-cell>
          <table:table-cell office:value-type="float" office:value="1236.7600240707397" table:style-name="ce5">
            <text:p>1.237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1321.0400257110596" table:style-name="ce5">
            <text:p>1.321</text:p>
          </table:table-cell>
          <table:table-cell office:value-type="float" office:value="4308.0800838470459" table:style-name="ce5">
            <text:p>4.308</text:p>
          </table:table-cell>
          <table:table-cell office:value-type="float" office:value="6105.4001188278198" table:style-name="ce5">
            <text:p>6.105</text:p>
          </table:table-cell>
          <table:table-cell office:value-type="float" office:value="3449.6000671386719" table:style-name="ce5">
            <text:p>3.450</text:p>
          </table:table-cell>
          <table:table-cell office:value-type="float" office:value="1524.8800296783447" table:style-name="ce5">
            <text:p>1.525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3030.1600589752197" table:style-name="ce5">
            <text:p>3.030</text:p>
          </table:table-cell>
          <table:table-cell office:value-type="float" office:value="3806.3200740814209" table:style-name="ce5">
            <text:p>3.806</text:p>
          </table:table-cell>
          <table:table-cell office:value-type="float" office:value="3018.4000587463379" table:style-name="ce5">
            <text:p>3.018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5944.6801156997681" table:style-name="ce5">
            <text:p>5.945</text:p>
          </table:table-cell>
          <table:table-cell office:value-type="float" office:value="1650.320032119751" table:style-name="ce5">
            <text:p>1.650</text:p>
          </table:table-cell>
          <table:table-cell office:value-type="float" office:value="2118.7600412368774" table:style-name="ce5">
            <text:p>2.119</text:p>
          </table:table-cell>
          <table:table-cell office:value-type="float" office:value="1383.7600269317627" table:style-name="ce5">
            <text:p>1.384</text:p>
          </table:table-cell>
          <table:table-cell office:value-type="float" office:value="1718.920033454895" table:style-name="ce5">
            <text:p>1.719</text:p>
          </table:table-cell>
          <table:table-cell office:value-type="float" office:value="6811.00013256073" table:style-name="ce5">
            <text:p>6.81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80.16001129150391" table:style-name="ce5">
            <text:p>580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213.64000415802002" table:style-name="ce5">
            <text:p>214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384.16000747680664" table:style-name="ce5">
            <text:p>384</text:p>
          </table:table-cell>
          <table:table-cell office:value-type="float" office:value="715.40001392364502" table:style-name="ce5">
            <text:p>715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1025.0800199508667" table:style-name="ce5">
            <text:p>1.0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838.8800163269043" table:style-name="ce5">
            <text:p>839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952.56001853942871" table:style-name="ce5">
            <text:p>95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69.3600597381592" table:style-name="ce5">
            <text:p>3.069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3057.6000595092773" table:style-name="ce5">
            <text:p>3.058</text:p>
          </table:table-cell>
          <table:table-cell office:value-type="float" office:value="3085.040060043335" table:style-name="ce5">
            <text:p>3.085</text:p>
          </table:table-cell>
          <table:table-cell office:value-type="float" office:value="2789.0800542831421" table:style-name="ce5">
            <text:p>2.789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801.2400350570679" table:style-name="ce5">
            <text:p>1.801</text:p>
          </table:table-cell>
          <table:table-cell office:value-type="float" office:value="1352.4000263214111" table:style-name="ce5">
            <text:p>1.352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1040.7600202560425" table:style-name="ce5">
            <text:p>1.041</text:p>
          </table:table-cell>
          <table:table-cell office:value-type="float" office:value="3967.0400772094727" table:style-name="ce5">
            <text:p>3.967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1097.6000213623047" table:style-name="ce5">
            <text:p>1.098</text:p>
          </table:table-cell>
          <table:table-cell office:value-type="float" office:value="4025.8400783538818" table:style-name="ce5">
            <text:p>4.02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08.0000877380371" table:style-name="ce5">
            <text:p>4.508</text:p>
          </table:table-cell>
          <table:table-cell office:value-type="float" office:value="1099.5600214004517" table:style-name="ce5">
            <text:p>1.100</text:p>
          </table:table-cell>
          <table:table-cell office:value-type="float" office:value="0" table:style-name="ce5">
            <text:p>0</text:p>
          </table:table-cell>
          <table:table-cell office:value-type="float" office:value="1250.4800243377686" table:style-name="ce5">
            <text:p>1.250</text:p>
          </table:table-cell>
          <table:table-cell office:value-type="float" office:value="2730.2800531387329" table:style-name="ce5">
            <text:p>2.730</text:p>
          </table:table-cell>
          <table:table-cell office:value-type="float" office:value="4905.8800954818726" table:style-name="ce5">
            <text:p>4.906</text:p>
          </table:table-cell>
          <table:table-cell office:value-type="float" office:value="1722.840033531189" table:style-name="ce5">
            <text:p>1.723</text:p>
          </table:table-cell>
          <table:table-cell office:value-type="float" office:value="1193.6400232315063" table:style-name="ce5">
            <text:p>1.194</text:p>
          </table:table-cell>
          <table:table-cell office:value-type="float" office:value="0" table:style-name="ce5">
            <text:p>0</text:p>
          </table:table-cell>
          <table:table-cell office:value-type="float" office:value="2203.0400428771973" table:style-name="ce5">
            <text:p>2.203</text:p>
          </table:table-cell>
          <table:table-cell office:value-type="float" office:value="3234.0000629425049" table:style-name="ce5">
            <text:p>3.234</text:p>
          </table:table-cell>
          <table:table-cell office:value-type="float" office:value="2669.5200519561768" table:style-name="ce5">
            <text:p>2.670</text:p>
          </table:table-cell>
          <table:table-cell office:value-type="float" office:value="1391.6000270843506" table:style-name="ce5">
            <text:p>1.392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4068.9600791931152" table:style-name="ce5">
            <text:p>4.069</text:p>
          </table:table-cell>
          <table:table-cell office:value-type="float" office:value="1217.16002368927" table:style-name="ce5">
            <text:p>1.217</text:p>
          </table:table-cell>
          <table:table-cell office:value-type="float" office:value="1881.6000366210938" table:style-name="ce5">
            <text:p>1.882</text:p>
          </table:table-cell>
          <table:table-cell office:value-type="float" office:value="1029.0000200271606" table:style-name="ce5">
            <text:p>1.029</text:p>
          </table:table-cell>
          <table:table-cell office:value-type="float" office:value="1234.8000240325928" table:style-name="ce5">
            <text:p>1.235</text:p>
          </table:table-cell>
          <table:table-cell office:value-type="float" office:value="5045.0400981903076" table:style-name="ce5">
            <text:p>5.04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1078.000020980835" table:style-name="ce5">
            <text:p>1.078</text:p>
          </table:table-cell>
          <table:table-cell office:value-type="float" office:value="1491.5600290298462" table:style-name="ce5">
            <text:p>1.492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1207.3600234985352" table:style-name="ce5">
            <text:p>1.207</text:p>
          </table:table-cell>
          <table:table-cell office:value-type="float" office:value="454.72000885009766" table:style-name="ce5">
            <text:p>455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409.64000797271729" table:style-name="ce5">
            <text:p>410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1666.0000324249268" table:style-name="ce5">
            <text:p>1.66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39.800066947937" table:style-name="ce5">
            <text:p>3.440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3843.5600748062134" table:style-name="ce5">
            <text:p>3.844</text:p>
          </table:table-cell>
          <table:table-cell office:value-type="float" office:value="3641.6800708770752" table:style-name="ce5">
            <text:p>3.642</text:p>
          </table:table-cell>
          <table:table-cell office:value-type="float" office:value="3322.2000646591187" table:style-name="ce5">
            <text:p>3.322</text:p>
          </table:table-cell>
          <table:table-cell office:value-type="float" office:value="1179.9200229644775" table:style-name="ce5">
            <text:p>1.180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1232.8400239944458" table:style-name="ce5">
            <text:p>1.233</text:p>
          </table:table-cell>
          <table:table-cell office:value-type="float" office:value="2005.080039024353" table:style-name="ce5">
            <text:p>2.005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4570.7200889587402" table:style-name="ce5">
            <text:p>4.571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4939.2000961303711" table:style-name="ce5">
            <text:p>4.93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84.04001331329346" table:style-name="ce5">
            <text:p>684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3028.2000589370728" table:style-name="ce5">
            <text:p>3.028</text:p>
          </table:table-cell>
          <table:table-cell office:value-type="float" office:value="1460.2000284194946" table:style-name="ce5">
            <text:p>1.460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2763.6000537872314" table:style-name="ce5">
            <text:p>2.764</text:p>
          </table:table-cell>
          <table:table-cell office:value-type="float" office:value="1399.4400272369385" table:style-name="ce5">
            <text:p>1.399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1250.4800243377686" table:style-name="ce5">
            <text:p>1.250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1089.7600212097168" table:style-name="ce5">
            <text:p>1.090</text:p>
          </table:table-cell>
          <table:table-cell office:value-type="float" office:value="1936.480037689209" table:style-name="ce5">
            <text:p>1.936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1928.6400375366211" table:style-name="ce5">
            <text:p>1.92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482.9200677871704" table:style-name="ce5">
            <text:p>3.483</text:p>
          </table:table-cell>
          <table:table-cell office:value-type="float" office:value="942.76001834869385" table:style-name="ce5">
            <text:p>943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4306.1200838088989" table:style-name="ce5">
            <text:p>4.306</text:p>
          </table:table-cell>
          <table:table-cell office:value-type="float" office:value="3763.2000732421875" table:style-name="ce5">
            <text:p>3.763</text:p>
          </table:table-cell>
          <table:table-cell office:value-type="float" office:value="3439.800066947937" table:style-name="ce5">
            <text:p>3.440</text:p>
          </table:table-cell>
          <table:table-cell office:value-type="float" office:value="1375.9200267791748" table:style-name="ce5">
            <text:p>1.376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3006.6400585174561" table:style-name="ce5">
            <text:p>3.007</text:p>
          </table:table-cell>
          <table:table-cell office:value-type="float" office:value="1793.40003490448" table:style-name="ce5">
            <text:p>1.793</text:p>
          </table:table-cell>
          <table:table-cell office:value-type="float" office:value="2700.8800525665283" table:style-name="ce5">
            <text:p>2.701</text:p>
          </table:table-cell>
          <table:table-cell office:value-type="float" office:value="1618.9600315093994" table:style-name="ce5">
            <text:p>1.619</text:p>
          </table:table-cell>
          <table:table-cell office:value-type="float" office:value="1274.0000247955322" table:style-name="ce5">
            <text:p>1.274</text:p>
          </table:table-cell>
          <table:table-cell office:value-type="float" office:value="4852.9600944519043" table:style-name="ce5">
            <text:p>4.853</text:p>
          </table:table-cell>
          <table:table-cell office:value-type="float" office:value="1097.6000213623047" table:style-name="ce5">
            <text:p>1.098</text:p>
          </table:table-cell>
          <table:table-cell office:value-type="float" office:value="1936.480037689209" table:style-name="ce5">
            <text:p>1.936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5174.4001007080078" table:style-name="ce5">
            <text:p>5.174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890.2000951766968" table:style-name="ce5">
            <text:p>4.890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1287.720025062561" table:style-name="ce5">
            <text:p>1.288</text:p>
          </table:table-cell>
          <table:table-cell office:value-type="float" office:value="768.32001495361328" table:style-name="ce5">
            <text:p>768</text:p>
          </table:table-cell>
          <table:table-cell office:value-type="float" office:value="5086.200098991394" table:style-name="ce5">
            <text:p>5.086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709.5200138092041" table:style-name="ce5">
            <text:p>710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3430.0000667572021" table:style-name="ce5">
            <text:p>3.430</text:p>
          </table:table-cell>
          <table:table-cell office:value-type="float" office:value="1495.4800291061401" table:style-name="ce5">
            <text:p>1.495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758.52001476287842" table:style-name="ce5">
            <text:p>759</text:p>
          </table:table-cell>
          <table:table-cell office:value-type="float" office:value="3614.2400703430176" table:style-name="ce5">
            <text:p>3.614</text:p>
          </table:table-cell>
          <table:table-cell office:value-type="float" office:value="1254.4000244140625" table:style-name="ce5">
            <text:p>1.254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1011.3600196838379" table:style-name="ce5">
            <text:p>1.011</text:p>
          </table:table-cell>
          <table:table-cell office:value-type="float" office:value="4919.6000957489014" table:style-name="ce5">
            <text:p>4.920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023.080117225647" table:style-name="ce5">
            <text:p>6.023</text:p>
          </table:table-cell>
          <table:table-cell office:value-type="float" office:value="6160.2801198959351" table:style-name="ce5">
            <text:p>6.160</text:p>
          </table:table-cell>
          <table:table-cell office:value-type="float" office:value="3804.3600740432739" table:style-name="ce5">
            <text:p>3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15.40001392364502" table:style-name="ce5">
            <text:p>715</text:p>
          </table:table-cell>
          <table:table-cell office:value-type="float" office:value="958.44001865386963" table:style-name="ce5">
            <text:p>958</text:p>
          </table:table-cell>
          <table:table-cell office:value-type="float" office:value="490.00000953674316" table:style-name="ce5">
            <text:p>4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488.04000949859619" table:style-name="ce5">
            <text:p>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22.1200685501099" table:style-name="ce5">
            <text:p>3.522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2734.2000532150269" table:style-name="ce5">
            <text:p>2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17.800087928772" table:style-name="ce5">
            <text:p>4.518</text:p>
          </table:table-cell>
          <table:table-cell office:value-type="float" office:value="4590.32008934021" table:style-name="ce5">
            <text:p>4.590</text:p>
          </table:table-cell>
          <table:table-cell office:value-type="float" office:value="2418.6400470733643" table:style-name="ce5">
            <text:p>2.4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1426.8800277709961" table:style-name="ce5">
            <text:p>1.427</text:p>
          </table:table-cell>
          <table:table-cell office:value-type="float" office:value="817.3200159072876" table:style-name="ce5">
            <text:p>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47.0800943374634" table:style-name="ce5">
            <text:p>4.847</text:p>
          </table:table-cell>
          <table:table-cell office:value-type="float" office:value="4917.6400957107544" table:style-name="ce5">
            <text:p>4.918</text:p>
          </table:table-cell>
          <table:table-cell office:value-type="float" office:value="3083.080060005188" table:style-name="ce5">
            <text:p>3.0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34.0800590515137" table:style-name="ce5">
            <text:p>3.034</text:p>
          </table:table-cell>
          <table:table-cell office:value-type="float" office:value="2998.8000583648682" table:style-name="ce5">
            <text:p>2.999</text:p>
          </table:table-cell>
          <table:table-cell office:value-type="float" office:value="2563.6800498962402" table:style-name="ce5">
            <text:p>2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74.520094871521" table:style-name="ce5">
            <text:p>4.875</text:p>
          </table:table-cell>
          <table:table-cell office:value-type="float" office:value="4878.4400949478149" table:style-name="ce5">
            <text:p>4.878</text:p>
          </table:table-cell>
          <table:table-cell office:value-type="float" office:value="3778.8800735473633" table:style-name="ce5">
            <text:p>3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849.0400943756104" table:style-name="ce5">
            <text:p>4.849</text:p>
          </table:table-cell>
          <table:table-cell office:value-type="float" office:value="4972.5200967788696" table:style-name="ce5">
            <text:p>4.973</text:p>
          </table:table-cell>
          <table:table-cell office:value-type="float" office:value="593.88001155853271" table:style-name="ce5">
            <text:p>5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6">
            <text:p>MARGEM DE ERRO PARA O TOTAL D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Total de escolas localizadas em áreas urbanas<text:s/>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183.8001203536987" table:style-name="ce5">
            <text:p>6.184</text:p>
          </table:table-cell>
          <table:table-cell office:value-type="float" office:value="686.00001335144043" table:style-name="ce5">
            <text:p>68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2.56001853942871" table:style-name="ce5">
            <text:p>953</text:p>
          </table:table-cell>
          <table:table-cell office:value-type="float" office:value="160.72000312805176" table:style-name="ce5">
            <text:p>16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82.8400716781616" table:style-name="ce5">
            <text:p>3.683</text:p>
          </table:table-cell>
          <table:table-cell office:value-type="float" office:value="666.4000129699707" table:style-name="ce5">
            <text:p>66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13.7200956344604" table:style-name="ce5">
            <text:p>4.914</text:p>
          </table:table-cell>
          <table:table-cell office:value-type="float" office:value="666.4000129699707" table:style-name="ce5">
            <text:p>66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85.040060043335" table:style-name="ce5">
            <text:p>3.085</text:p>
          </table:table-cell>
          <table:table-cell office:value-type="float" office:value="158.76000308990479" table:style-name="ce5">
            <text:p>15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76.480094909668" table:style-name="ce5">
            <text:p>4.876</text:p>
          </table:table-cell>
          <table:table-cell office:value-type="float" office:value="686.00001335144043" table:style-name="ce5">
            <text:p>686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103.8400993347168" table:style-name="ce5">
            <text:p>5.104</text:p>
          </table:table-cell>
          <table:table-cell office:value-type="float" office:value="37.24000072479248" table:style-name="ce5">
            <text:p>3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7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6">
            <text:p>MARGEM DE ERRO PARA O TOTAL D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8">
            <text:p>Total de escolas localizadas em áreas urbanas<text:s/>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4" table:number-rows-spanned="1" table:style-name="ce9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107.3601188659668" table:style-name="ce5">
            <text:p>6.107</text:p>
          </table:table-cell>
          <table:table-cell office:value-type="float" office:value="1558.2000303268433" table:style-name="ce5">
            <text:p>1.5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2.0401201248169" table:style-name="ce5">
            <text:p>6.172</text:p>
          </table:table-cell>
          <table:table-cell office:value-type="float" office:value="2348.0800457000732" table:style-name="ce5">
            <text:p>2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49.6000671386719" table:style-name="ce5">
            <text:p>3.450</text:p>
          </table:table-cell>
          <table:table-cell office:value-type="float" office:value="6397.4401245117188" table:style-name="ce5">
            <text:p>6.397</text:p>
          </table:table-cell>
          <table:table-cell office:value-type="float" office:value="305.76000595092773" table:style-name="ce5">
            <text:p>306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6.48001861572266" table:style-name="ce5">
            <text:p>956</text:p>
          </table:table-cell>
          <table:table-cell office:value-type="float" office:value="170.52000331878662" table:style-name="ce5">
            <text:p>1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3.04001426696777" table:style-name="ce5">
            <text:p>733</text:p>
          </table:table-cell>
          <table:table-cell office:value-type="float" office:value="799.68001556396484" table:style-name="ce5">
            <text:p>8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1009.4000196456909" table:style-name="ce5">
            <text:p>1.009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435.12000846862793" table:style-name="ce5">
            <text:p>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654.64001274108887" table:style-name="ce5">
            <text:p>6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47.6000690460205" table:style-name="ce5">
            <text:p>3.548</text:p>
          </table:table-cell>
          <table:table-cell office:value-type="float" office:value="1538.6000299453735" table:style-name="ce5">
            <text:p>1.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0.4800720214844" table:style-name="ce5">
            <text:p>3.700</text:p>
          </table:table-cell>
          <table:table-cell office:value-type="float" office:value="1207.3600234985352" table:style-name="ce5">
            <text:p>1.2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5.1200275421143" table:style-name="ce5">
            <text:p>1.415</text:p>
          </table:table-cell>
          <table:table-cell office:value-type="float" office:value="3920.0000762939453" table:style-name="ce5">
            <text:p>3.9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72.6800889968872" table:style-name="ce5">
            <text:p>4.573</text:p>
          </table:table-cell>
          <table:table-cell office:value-type="float" office:value="1765.9600343704224" table:style-name="ce5">
            <text:p>1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59.6400556564331" table:style-name="ce5">
            <text:p>2.860</text:p>
          </table:table-cell>
          <table:table-cell office:value-type="float" office:value="4692.2400913238525" table:style-name="ce5">
            <text:p>4.692</text:p>
          </table:table-cell>
          <table:table-cell office:value-type="float" office:value="303.80000591278076" table:style-name="ce5">
            <text:p>304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87.6400289535522" table:style-name="ce5">
            <text:p>1.488</text:p>
          </table:table-cell>
          <table:table-cell office:value-type="float" office:value="188.16000366210938" table:style-name="ce5">
            <text:p>1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333.20000648498535" table:style-name="ce5">
            <text:p>3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6.8400201797485" table:style-name="ce5">
            <text:p>1.037</text:p>
          </table:table-cell>
          <table:table-cell office:value-type="float" office:value="1448.4400281906128" table:style-name="ce5">
            <text:p>1.4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15.6800956726074" table:style-name="ce5">
            <text:p>4.916</text:p>
          </table:table-cell>
          <table:table-cell office:value-type="float" office:value="703.64001369476318" table:style-name="ce5">
            <text:p>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8.8400945663452" table:style-name="ce5">
            <text:p>4.859</text:p>
          </table:table-cell>
          <table:table-cell office:value-type="float" office:value="1456.2800283432007" table:style-name="ce5">
            <text:p>1.4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2.8000259399414" table:style-name="ce5">
            <text:p>1.333</text:p>
          </table:table-cell>
          <table:table-cell office:value-type="float" office:value="4835.3200941085815" table:style-name="ce5">
            <text:p>4.8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346.92000675201416" table:style-name="ce5">
            <text:p>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5.4800577163696" table:style-name="ce5">
            <text:p>2.965</text:p>
          </table:table-cell>
          <table:table-cell office:value-type="float" office:value="995.68001937866211" table:style-name="ce5">
            <text:p>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85.2800483703613" table:style-name="ce5">
            <text:p>2.485</text:p>
          </table:table-cell>
          <table:table-cell office:value-type="float" office:value="2238.3200435638428" table:style-name="ce5">
            <text:p>2.238</text:p>
          </table:table-cell>
          <table:table-cell office:value-type="float" office:value="305.76000595092773" table:style-name="ce5">
            <text:p>306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82.3600950241089" table:style-name="ce5">
            <text:p>4.882</text:p>
          </table:table-cell>
          <table:table-cell office:value-type="float" office:value="774.2000150680542" table:style-name="ce5">
            <text:p>7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01.9600954055786" table:style-name="ce5">
            <text:p>4.902</text:p>
          </table:table-cell>
          <table:table-cell office:value-type="float" office:value="1756.1600341796875" table:style-name="ce5">
            <text:p>1.7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1.4400539398193" table:style-name="ce5">
            <text:p>2.771</text:p>
          </table:table-cell>
          <table:table-cell office:value-type="float" office:value="4913.7200956344604" table:style-name="ce5">
            <text:p>4.914</text:p>
          </table:table-cell>
          <table:table-cell office:value-type="float" office:value="305.76000595092773" table:style-name="ce5">
            <text:p>306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39.2000961303711" table:style-name="ce5">
            <text:p>4.939</text:p>
          </table:table-cell>
          <table:table-cell office:value-type="float" office:value="1354.3600263595581" table:style-name="ce5">
            <text:p>1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00.0000953674316" table:style-name="ce5">
            <text:p>4.900</text:p>
          </table:table-cell>
          <table:table-cell office:value-type="float" office:value="1585.6400308609009" table:style-name="ce5">
            <text:p>1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55.9600439071655" table:style-name="ce5">
            <text:p>2.256</text:p>
          </table:table-cell>
          <table:table-cell office:value-type="float" office:value="4762.8000926971436" table:style-name="ce5">
            <text:p>4.7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7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MARGEM DE ERRO PARA O TOTAL D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847.0800943374634" table:style-name="ce5">
            <text:p>4.847</text:p>
          </table:table-cell>
          <table:table-cell office:value-type="float" office:value="4555.0400886535645" table:style-name="ce5">
            <text:p>4.555</text:p>
          </table:table-cell>
          <table:table-cell office:value-type="float" office:value="3163.4400615692139" table:style-name="ce5">
            <text:p>3.163</text:p>
          </table:table-cell>
          <table:table-cell office:value-type="float" office:value="2065.8400402069092" table:style-name="ce5">
            <text:p>2.066</text:p>
          </table:table-cell>
          <table:table-cell office:value-type="float" office:value="1421.0000276565552" table:style-name="ce5">
            <text:p>1.421</text:p>
          </table:table-cell>
          <table:table-cell office:value-type="float" office:value="1121.1200218200684" table:style-name="ce5">
            <text:p>1.121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5178.3201007843018" table:style-name="ce5">
            <text:p>5.178</text:p>
          </table:table-cell>
          <table:table-cell office:value-type="float" office:value="3606.4000701904297" table:style-name="ce5">
            <text:p>3.606</text:p>
          </table:table-cell>
          <table:table-cell office:value-type="float" office:value="2834.1600551605225" table:style-name="ce5">
            <text:p>2.834</text:p>
          </table:table-cell>
          <table:table-cell office:value-type="float" office:value="2348.0800457000732" table:style-name="ce5">
            <text:p>2.348</text:p>
          </table:table-cell>
          <table:table-cell office:value-type="float" office:value="2708.7200527191162" table:style-name="ce5">
            <text:p>2.709</text:p>
          </table:table-cell>
          <table:table-cell office:value-type="float" office:value="1956.0800380706787" table:style-name="ce5">
            <text:p>1.956</text:p>
          </table:table-cell>
          <table:table-cell office:value-type="float" office:value="1432.760027885437" table:style-name="ce5">
            <text:p>1.433</text:p>
          </table:table-cell>
          <table:table-cell office:value-type="float" office:value="6397.4401245117188" table:style-name="ce5">
            <text:p>6.39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1009.4000196456909" table:style-name="ce5">
            <text:p>1.00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6.04001140594482" table:style-name="ce5">
            <text:p>586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654.64001274108887" table:style-name="ce5">
            <text:p>65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96.8400583267212" table:style-name="ce5">
            <text:p>2.997</text:p>
          </table:table-cell>
          <table:table-cell office:value-type="float" office:value="1632.6800317764282" table:style-name="ce5">
            <text:p>1.633</text:p>
          </table:table-cell>
          <table:table-cell office:value-type="float" office:value="2344.1600456237793" table:style-name="ce5">
            <text:p>2.344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3175.2000617980957" table:style-name="ce5">
            <text:p>3.175</text:p>
          </table:table-cell>
          <table:table-cell office:value-type="float" office:value="1054.4800205230713" table:style-name="ce5">
            <text:p>1.054</text:p>
          </table:table-cell>
          <table:table-cell office:value-type="float" office:value="2320.6400451660156" table:style-name="ce5">
            <text:p>2.321</text:p>
          </table:table-cell>
          <table:table-cell office:value-type="float" office:value="1207.3600234985352" table:style-name="ce5">
            <text:p>1.207</text:p>
          </table:table-cell>
          <table:table-cell office:value-type="float" office:value="976.08001899719238" table:style-name="ce5">
            <text:p>976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3920.0000762939453" table:style-name="ce5">
            <text:p>3.92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94.6400699615479" table:style-name="ce5">
            <text:p>3.595</text:p>
          </table:table-cell>
          <table:table-cell office:value-type="float" office:value="3859.2400751113892" table:style-name="ce5">
            <text:p>3.859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1626.8000316619873" table:style-name="ce5">
            <text:p>1.627</text:p>
          </table:table-cell>
          <table:table-cell office:value-type="float" office:value="1285.7600250244141" table:style-name="ce5">
            <text:p>1.286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0" table:style-name="ce5">
            <text:p>0</text:p>
          </table:table-cell>
          <table:table-cell office:value-type="float" office:value="3592.6800699234009" table:style-name="ce5">
            <text:p>3.593</text:p>
          </table:table-cell>
          <table:table-cell office:value-type="float" office:value="3392.7600660324097" table:style-name="ce5">
            <text:p>3.393</text:p>
          </table:table-cell>
          <table:table-cell office:value-type="float" office:value="1442.5600280761719" table:style-name="ce5">
            <text:p>1.443</text:p>
          </table:table-cell>
          <table:table-cell office:value-type="float" office:value="1765.9600343704224" table:style-name="ce5">
            <text:p>1.766</text:p>
          </table:table-cell>
          <table:table-cell office:value-type="float" office:value="2306.9200448989868" table:style-name="ce5">
            <text:p>2.307</text:p>
          </table:table-cell>
          <table:table-cell office:value-type="float" office:value="1667.9600324630737" table:style-name="ce5">
            <text:p>1.668</text:p>
          </table:table-cell>
          <table:table-cell office:value-type="float" office:value="940.80001831054688" table:style-name="ce5">
            <text:p>941</text:p>
          </table:table-cell>
          <table:table-cell office:value-type="float" office:value="4694.2000913619995" table:style-name="ce5">
            <text:p>4.69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1297.5200252532959" table:style-name="ce5">
            <text:p>1.298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476.28000926971436" table:style-name="ce5">
            <text:p>476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1595.4400310516357" table:style-name="ce5">
            <text:p>1.595</text:p>
          </table:table-cell>
          <table:table-cell office:value-type="float" office:value="558.60001087188721" table:style-name="ce5">
            <text:p>559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1448.4400281906128" table:style-name="ce5">
            <text:p>1.44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88.8000679016113" table:style-name="ce5">
            <text:p>3.489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2649.920051574707" table:style-name="ce5">
            <text:p>2.650</text:p>
          </table:table-cell>
          <table:table-cell office:value-type="float" office:value="1679.7200326919556" table:style-name="ce5">
            <text:p>1.680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4186.5600814819336" table:style-name="ce5">
            <text:p>4.187</text:p>
          </table:table-cell>
          <table:table-cell office:value-type="float" office:value="1232.8400239944458" table:style-name="ce5">
            <text:p>1.233</text:p>
          </table:table-cell>
          <table:table-cell office:value-type="float" office:value="2367.680046081543" table:style-name="ce5">
            <text:p>2.368</text:p>
          </table:table-cell>
          <table:table-cell office:value-type="float" office:value="1456.2800283432007" table:style-name="ce5">
            <text:p>1.456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4835.3200941085815" table:style-name="ce5">
            <text:p>4.8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2453.9200477600098" table:style-name="ce5">
            <text:p>2.454</text:p>
          </table:table-cell>
          <table:table-cell office:value-type="float" office:value="1624.8400316238403" table:style-name="ce5">
            <text:p>1.625</text:p>
          </table:table-cell>
          <table:table-cell office:value-type="float" office:value="1166.2000226974487" table:style-name="ce5">
            <text:p>1.166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366.52000713348389" table:style-name="ce5">
            <text:p>367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2745.9600534439087" table:style-name="ce5">
            <text:p>2.746</text:p>
          </table:table-cell>
          <table:table-cell office:value-type="float" office:value="940.80001831054688" table:style-name="ce5">
            <text:p>941</text:p>
          </table:table-cell>
          <table:table-cell office:value-type="float" office:value="976.08001899719238" table:style-name="ce5">
            <text:p>976</text:p>
          </table:table-cell>
          <table:table-cell office:value-type="float" office:value="995.68001937866211" table:style-name="ce5">
            <text:p>996</text:p>
          </table:table-cell>
          <table:table-cell office:value-type="float" office:value="2112.8800411224365" table:style-name="ce5">
            <text:p>2.113</text:p>
          </table:table-cell>
          <table:table-cell office:value-type="float" office:value="1201.4800233840942" table:style-name="ce5">
            <text:p>1.201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2246.1600437164307" table:style-name="ce5">
            <text:p>2.24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3333.9600648880005" table:style-name="ce5">
            <text:p>3.334</text:p>
          </table:table-cell>
          <table:table-cell office:value-type="float" office:value="3047.8000593185425" table:style-name="ce5">
            <text:p>3.048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4349.2400846481323" table:style-name="ce5">
            <text:p>4.349</text:p>
          </table:table-cell>
          <table:table-cell office:value-type="float" office:value="1524.8800296783447" table:style-name="ce5">
            <text:p>1.525</text:p>
          </table:table-cell>
          <table:table-cell office:value-type="float" office:value="2551.9200496673584" table:style-name="ce5">
            <text:p>2.552</text:p>
          </table:table-cell>
          <table:table-cell office:value-type="float" office:value="1756.1600341796875" table:style-name="ce5">
            <text:p>1.756</text:p>
          </table:table-cell>
          <table:table-cell office:value-type="float" office:value="2228.5200433731079" table:style-name="ce5">
            <text:p>2.229</text:p>
          </table:table-cell>
          <table:table-cell office:value-type="float" office:value="1471.9600286483765" table:style-name="ce5">
            <text:p>1.472</text:p>
          </table:table-cell>
          <table:table-cell office:value-type="float" office:value="1001.560019493103" table:style-name="ce5">
            <text:p>1.002</text:p>
          </table:table-cell>
          <table:table-cell office:value-type="float" office:value="4917.6400957107544" table:style-name="ce5">
            <text:p>4.918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488.8000679016113" table:style-name="ce5">
            <text:p>3.489</text:p>
          </table:table-cell>
          <table:table-cell office:value-type="float" office:value="3292.8000640869141" table:style-name="ce5">
            <text:p>3.293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3596.6000699996948" table:style-name="ce5">
            <text:p>3.597</text:p>
          </table:table-cell>
          <table:table-cell office:value-type="float" office:value="3292.8000640869141" table:style-name="ce5">
            <text:p>3.293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1585.6400308609009" table:style-name="ce5">
            <text:p>1.586</text:p>
          </table:table-cell>
          <table:table-cell office:value-type="float" office:value="1605.2400312423706" table:style-name="ce5">
            <text:p>1.605</text:p>
          </table:table-cell>
          <table:table-cell office:value-type="float" office:value="1299.4800252914429" table:style-name="ce5">
            <text:p>1.299</text:p>
          </table:table-cell>
          <table:table-cell office:value-type="float" office:value="1044.6800203323364" table:style-name="ce5">
            <text:p>1.045</text:p>
          </table:table-cell>
          <table:table-cell office:value-type="float" office:value="4762.8000926971436" table:style-name="ce5">
            <text:p>4.763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MARGEM DE ERRO PARA O TOTAL D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507.6001071929932" table:style-name="ce5">
            <text:p>5.508</text:p>
          </table:table-cell>
          <table:table-cell office:value-type="float" office:value="4014.080078125" table:style-name="ce5">
            <text:p>4.014</text:p>
          </table:table-cell>
          <table:table-cell office:value-type="float" office:value="3094.8400602340698" table:style-name="ce5">
            <text:p>3.095</text:p>
          </table:table-cell>
          <table:table-cell office:value-type="float" office:value="1746.3600339889526" table:style-name="ce5">
            <text:p>1.746</text:p>
          </table:table-cell>
          <table:table-cell office:value-type="float" office:value="778.12001514434814" table:style-name="ce5">
            <text:p>778</text:p>
          </table:table-cell>
          <table:table-cell office:value-type="float" office:value="1119.1600217819214" table:style-name="ce5">
            <text:p>1.119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5576.2001085281372" table:style-name="ce5">
            <text:p>5.576</text:p>
          </table:table-cell>
          <table:table-cell office:value-type="float" office:value="2843.9600553512573" table:style-name="ce5">
            <text:p>2.844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2393.1600465774536" table:style-name="ce5">
            <text:p>2.393</text:p>
          </table:table-cell>
          <table:table-cell office:value-type="float" office:value="2597.0000505447388" table:style-name="ce5">
            <text:p>2.597</text:p>
          </table:table-cell>
          <table:table-cell office:value-type="float" office:value="1944.3200378417969" table:style-name="ce5">
            <text:p>1.944</text:p>
          </table:table-cell>
          <table:table-cell office:value-type="float" office:value="1430.80002784729" table:style-name="ce5">
            <text:p>1.431</text:p>
          </table:table-cell>
          <table:table-cell office:value-type="float" office:value="6385.6801242828369" table:style-name="ce5">
            <text:p>6.38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74.24001312255859" table:style-name="ce5">
            <text:p>674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740.88001441955566" table:style-name="ce5">
            <text:p>741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1013.3200197219849" table:style-name="ce5">
            <text:p>1.01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452.76000881195068" table:style-name="ce5">
            <text:p>453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646.80001258850098" table:style-name="ce5">
            <text:p>64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83.1200580596924" table:style-name="ce5">
            <text:p>2.983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2304.9600448608398" table:style-name="ce5">
            <text:p>2.305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3183.0400619506836" table:style-name="ce5">
            <text:p>3.183</text:p>
          </table:table-cell>
          <table:table-cell office:value-type="float" office:value="1054.4800205230713" table:style-name="ce5">
            <text:p>1.054</text:p>
          </table:table-cell>
          <table:table-cell office:value-type="float" office:value="2320.6400451660156" table:style-name="ce5">
            <text:p>2.321</text:p>
          </table:table-cell>
          <table:table-cell office:value-type="float" office:value="1275.9600248336792" table:style-name="ce5">
            <text:p>1.276</text:p>
          </table:table-cell>
          <table:table-cell office:value-type="float" office:value="956.48001861572266" table:style-name="ce5">
            <text:p>956</text:p>
          </table:table-cell>
          <table:table-cell office:value-type="float" office:value="956.48001861572266" table:style-name="ce5">
            <text:p>956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3906.2800760269165" table:style-name="ce5">
            <text:p>3.90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376.6800851821899" table:style-name="ce5">
            <text:p>4.377</text:p>
          </table:table-cell>
          <table:table-cell office:value-type="float" office:value="3220.2800626754761" table:style-name="ce5">
            <text:p>3.220</text:p>
          </table:table-cell>
          <table:table-cell office:value-type="float" office:value="1909.0400371551514" table:style-name="ce5">
            <text:p>1.909</text:p>
          </table:table-cell>
          <table:table-cell office:value-type="float" office:value="1419.0400276184082" table:style-name="ce5">
            <text:p>1.419</text:p>
          </table:table-cell>
          <table:table-cell office:value-type="float" office:value="586.04001140594482" table:style-name="ce5">
            <text:p>586</text:p>
          </table:table-cell>
          <table:table-cell office:value-type="float" office:value="925.12001800537109" table:style-name="ce5">
            <text:p>925</text:p>
          </table:table-cell>
          <table:table-cell office:value-type="float" office:value="0" table:style-name="ce5">
            <text:p>0</text:p>
          </table:table-cell>
          <table:table-cell office:value-type="float" office:value="4139.5200805664063" table:style-name="ce5">
            <text:p>4.140</text:p>
          </table:table-cell>
          <table:table-cell office:value-type="float" office:value="2571.5200500488281" table:style-name="ce5">
            <text:p>2.572</text:p>
          </table:table-cell>
          <table:table-cell office:value-type="float" office:value="1442.5600280761719" table:style-name="ce5">
            <text:p>1.443</text:p>
          </table:table-cell>
          <table:table-cell office:value-type="float" office:value="1765.9600343704224" table:style-name="ce5">
            <text:p>1.766</text:p>
          </table:table-cell>
          <table:table-cell office:value-type="float" office:value="2205.0000429153442" table:style-name="ce5">
            <text:p>2.205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940.80001831054688" table:style-name="ce5">
            <text:p>941</text:p>
          </table:table-cell>
          <table:table-cell office:value-type="float" office:value="4696.1600914001465" table:style-name="ce5">
            <text:p>4.6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32.8400239944458" table:style-name="ce5">
            <text:p>1.233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840.84001636505127" table:style-name="ce5">
            <text:p>841</text:p>
          </table:table-cell>
          <table:table-cell office:value-type="float" office:value="450.80000877380371" table:style-name="ce5">
            <text:p>451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1589.5600309371948" table:style-name="ce5">
            <text:p>1.590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687.9600133895874" table:style-name="ce5">
            <text:p>688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1421.0000276565552" table:style-name="ce5">
            <text:p>1.42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94.6400699615479" table:style-name="ce5">
            <text:p>3.595</text:p>
          </table:table-cell>
          <table:table-cell office:value-type="float" office:value="2567.6000499725342" table:style-name="ce5">
            <text:p>2.568</text:p>
          </table:table-cell>
          <table:table-cell office:value-type="float" office:value="2561.7200498580933" table:style-name="ce5">
            <text:p>2.562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552.72001075744629" table:style-name="ce5">
            <text:p>553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4176.7600812911987" table:style-name="ce5">
            <text:p>4.177</text:p>
          </table:table-cell>
          <table:table-cell office:value-type="float" office:value="1226.9600238800049" table:style-name="ce5">
            <text:p>1.227</text:p>
          </table:table-cell>
          <table:table-cell office:value-type="float" office:value="2367.680046081543" table:style-name="ce5">
            <text:p>2.368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791.84001541137695" table:style-name="ce5">
            <text:p>792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664.44001293182373" table:style-name="ce5">
            <text:p>664</text:p>
          </table:table-cell>
          <table:table-cell office:value-type="float" office:value="4835.3200941085815" table:style-name="ce5">
            <text:p>4.8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2493.1200485229492" table:style-name="ce5">
            <text:p>2.493</text:p>
          </table:table-cell>
          <table:table-cell office:value-type="float" office:value="1615.0400314331055" table:style-name="ce5">
            <text:p>1.615</text:p>
          </table:table-cell>
          <table:table-cell office:value-type="float" office:value="968.24001884460449" table:style-name="ce5">
            <text:p>968</text:p>
          </table:table-cell>
          <table:table-cell office:value-type="float" office:value="423.36000823974609" table:style-name="ce5">
            <text:p>423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1930.6000375747681" table:style-name="ce5">
            <text:p>1.931</text:p>
          </table:table-cell>
          <table:table-cell office:value-type="float" office:value="1199.5200233459473" table:style-name="ce5">
            <text:p>1.200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2367.680046081543" table:style-name="ce5">
            <text:p>2.36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741.6400728225708" table:style-name="ce5">
            <text:p>3.742</text:p>
          </table:table-cell>
          <table:table-cell office:value-type="float" office:value="3416.2800664901733" table:style-name="ce5">
            <text:p>3.416</text:p>
          </table:table-cell>
          <table:table-cell office:value-type="float" office:value="2971.3600578308105" table:style-name="ce5">
            <text:p>2.971</text:p>
          </table:table-cell>
          <table:table-cell office:value-type="float" office:value="1666.0000324249268" table:style-name="ce5">
            <text:p>1.666</text:p>
          </table:table-cell>
          <table:table-cell office:value-type="float" office:value="689.92001342773438" table:style-name="ce5">
            <text:p>690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4339.4400844573975" table:style-name="ce5">
            <text:p>4.339</text:p>
          </table:table-cell>
          <table:table-cell office:value-type="float" office:value="1517.0400295257568" table:style-name="ce5">
            <text:p>1.517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1816.9200353622437" table:style-name="ce5">
            <text:p>1.817</text:p>
          </table:table-cell>
          <table:table-cell office:value-type="float" office:value="2077.600040435791" table:style-name="ce5">
            <text:p>2.078</text:p>
          </table:table-cell>
          <table:table-cell office:value-type="float" office:value="1458.2400283813477" table:style-name="ce5">
            <text:p>1.458</text:p>
          </table:table-cell>
          <table:table-cell office:value-type="float" office:value="997.64001941680908" table:style-name="ce5">
            <text:p>998</text:p>
          </table:table-cell>
          <table:table-cell office:value-type="float" office:value="4913.7200956344604" table:style-name="ce5">
            <text:p>4.914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315.9200839996338" table:style-name="ce5">
            <text:p>4.316</text:p>
          </table:table-cell>
          <table:table-cell office:value-type="float" office:value="2314.7600450515747" table:style-name="ce5">
            <text:p>2.315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368.48000717163086" table:style-name="ce5">
            <text:p>368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4188.5200815200806" table:style-name="ce5">
            <text:p>4.189</text:p>
          </table:table-cell>
          <table:table-cell office:value-type="float" office:value="2438.240047454834" table:style-name="ce5">
            <text:p>2.438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1587.6000308990479" table:style-name="ce5">
            <text:p>1.588</text:p>
          </table:table-cell>
          <table:table-cell office:value-type="float" office:value="1607.2000312805176" table:style-name="ce5">
            <text:p>1.607</text:p>
          </table:table-cell>
          <table:table-cell office:value-type="float" office:value="1297.5200252532959" table:style-name="ce5">
            <text:p>1.298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4762.8000926971436" table:style-name="ce5">
            <text:p>4.763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MARGEM DE ERRO PARA O TOTAL D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515.4401073455811" table:style-name="ce5">
            <text:p>5.515</text:p>
          </table:table-cell>
          <table:table-cell office:value-type="float" office:value="4729.480092048645" table:style-name="ce5">
            <text:p>4.729</text:p>
          </table:table-cell>
          <table:table-cell office:value-type="float" office:value="1822.8000354766846" table:style-name="ce5">
            <text:p>1.823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803.60001564025879" table:style-name="ce5">
            <text:p>804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5570.3201084136963" table:style-name="ce5">
            <text:p>5.570</text:p>
          </table:table-cell>
          <table:table-cell office:value-type="float" office:value="2696.9600524902344" table:style-name="ce5">
            <text:p>2.697</text:p>
          </table:table-cell>
          <table:table-cell office:value-type="float" office:value="2542.1200494766235" table:style-name="ce5">
            <text:p>2.542</text:p>
          </table:table-cell>
          <table:table-cell office:value-type="float" office:value="2393.1600465774536" table:style-name="ce5">
            <text:p>2.393</text:p>
          </table:table-cell>
          <table:table-cell office:value-type="float" office:value="2695.0000524520874" table:style-name="ce5">
            <text:p>2.695</text:p>
          </table:table-cell>
          <table:table-cell office:value-type="float" office:value="1799.2800350189209" table:style-name="ce5">
            <text:p>1.799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6385.6801242828369" table:style-name="ce5">
            <text:p>6.38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01.560019493103" table:style-name="ce5">
            <text:p>1.002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740.88001441955566" table:style-name="ce5">
            <text:p>741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1013.3200197219849" table:style-name="ce5">
            <text:p>1.01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48.76001262664795" table:style-name="ce5">
            <text:p>649</text:p>
          </table:table-cell>
          <table:table-cell office:value-type="float" office:value="748.72001457214355" table:style-name="ce5">
            <text:p>749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452.76000881195068" table:style-name="ce5">
            <text:p>453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646.80001258850098" table:style-name="ce5">
            <text:p>64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53.6800594329834" table:style-name="ce5">
            <text:p>3.054</text:p>
          </table:table-cell>
          <table:table-cell office:value-type="float" office:value="2595.0400505065918" table:style-name="ce5">
            <text:p>2.595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3198.7200622558594" table:style-name="ce5">
            <text:p>3.199</text:p>
          </table:table-cell>
          <table:table-cell office:value-type="float" office:value="709.5200138092041" table:style-name="ce5">
            <text:p>710</text:p>
          </table:table-cell>
          <table:table-cell office:value-type="float" office:value="2263.8000440597534" table:style-name="ce5">
            <text:p>2.264</text:p>
          </table:table-cell>
          <table:table-cell office:value-type="float" office:value="1275.9600248336792" table:style-name="ce5">
            <text:p>1.276</text:p>
          </table:table-cell>
          <table:table-cell office:value-type="float" office:value="1062.3200206756592" table:style-name="ce5">
            <text:p>1.062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3906.2800760269165" table:style-name="ce5">
            <text:p>3.90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200.2800817489624" table:style-name="ce5">
            <text:p>4.200</text:p>
          </table:table-cell>
          <table:table-cell office:value-type="float" office:value="3739.6800727844238" table:style-name="ce5">
            <text:p>3.740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656.60001277923584" table:style-name="ce5">
            <text:p>657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0" table:style-name="ce5">
            <text:p>0</text:p>
          </table:table-cell>
          <table:table-cell office:value-type="float" office:value="4127.7600803375244" table:style-name="ce5">
            <text:p>4.128</text:p>
          </table:table-cell>
          <table:table-cell office:value-type="float" office:value="2567.6000499725342" table:style-name="ce5">
            <text:p>2.568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1765.9600343704224" table:style-name="ce5">
            <text:p>1.766</text:p>
          </table:table-cell>
          <table:table-cell office:value-type="float" office:value="2267.7200441360474" table:style-name="ce5">
            <text:p>2.268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4696.1600914001465" table:style-name="ce5">
            <text:p>4.6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21.0000276565552" table:style-name="ce5">
            <text:p>1.421</text:p>
          </table:table-cell>
          <table:table-cell office:value-type="float" office:value="983.92001914978027" table:style-name="ce5">
            <text:p>984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503.72000980377197" table:style-name="ce5">
            <text:p>504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684.04001331329346" table:style-name="ce5">
            <text:p>684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1421.0000276565552" table:style-name="ce5">
            <text:p>1.42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02.3600759506226" table:style-name="ce5">
            <text:p>3.902</text:p>
          </table:table-cell>
          <table:table-cell office:value-type="float" office:value="3092.8800601959229" table:style-name="ce5">
            <text:p>3.093</text:p>
          </table:table-cell>
          <table:table-cell office:value-type="float" office:value="1564.0800304412842" table:style-name="ce5">
            <text:p>1.564</text:p>
          </table:table-cell>
          <table:table-cell office:value-type="float" office:value="588.0000114440918" table:style-name="ce5">
            <text:p>588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4276.7200832366943" table:style-name="ce5">
            <text:p>4.277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2355.9200458526611" table:style-name="ce5">
            <text:p>2.356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842.80001640319824" table:style-name="ce5">
            <text:p>843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4835.3200941085815" table:style-name="ce5">
            <text:p>4.8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2471.5600481033325" table:style-name="ce5">
            <text:p>2.472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670.32001304626465" table:style-name="ce5">
            <text:p>670</text:p>
          </table:table-cell>
          <table:table-cell office:value-type="float" office:value="791.84001541137695" table:style-name="ce5">
            <text:p>792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2056.0400400161743" table:style-name="ce5">
            <text:p>2.056</text:p>
          </table:table-cell>
          <table:table-cell office:value-type="float" office:value="989.80001926422119" table:style-name="ce5">
            <text:p>990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2367.680046081543" table:style-name="ce5">
            <text:p>2.36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221.8400821685791" table:style-name="ce5">
            <text:p>4.222</text:p>
          </table:table-cell>
          <table:table-cell office:value-type="float" office:value="3763.2000732421875" table:style-name="ce5">
            <text:p>3.763</text:p>
          </table:table-cell>
          <table:table-cell office:value-type="float" office:value="1748.3200340270996" table:style-name="ce5">
            <text:p>1.748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552.72001075744629" table:style-name="ce5">
            <text:p>553</text:p>
          </table:table-cell>
          <table:table-cell office:value-type="float" office:value="415.5200080871582" table:style-name="ce5">
            <text:p>416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4439.4000864028931" table:style-name="ce5">
            <text:p>4.439</text:p>
          </table:table-cell>
          <table:table-cell office:value-type="float" office:value="944.72001838684082" table:style-name="ce5">
            <text:p>945</text:p>
          </table:table-cell>
          <table:table-cell office:value-type="float" office:value="2477.4400482177734" table:style-name="ce5">
            <text:p>2.477</text:p>
          </table:table-cell>
          <table:table-cell office:value-type="float" office:value="1816.9200353622437" table:style-name="ce5">
            <text:p>1.817</text:p>
          </table:table-cell>
          <table:table-cell office:value-type="float" office:value="2191.2800426483154" table:style-name="ce5">
            <text:p>2.191</text:p>
          </table:table-cell>
          <table:table-cell office:value-type="float" office:value="1289.680025100708" table:style-name="ce5">
            <text:p>1.290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4913.7200956344604" table:style-name="ce5">
            <text:p>4.914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969.0000772476196" table:style-name="ce5">
            <text:p>3.969</text:p>
          </table:table-cell>
          <table:table-cell office:value-type="float" office:value="2990.9600582122803" table:style-name="ce5">
            <text:p>2.991</text:p>
          </table:table-cell>
          <table:table-cell office:value-type="float" office:value="558.60001087188721" table:style-name="ce5">
            <text:p>559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4266.9200830459595" table:style-name="ce5">
            <text:p>4.267</text:p>
          </table:table-cell>
          <table:table-cell office:value-type="float" office:value="2528.4000492095947" table:style-name="ce5">
            <text:p>2.528</text:p>
          </table:table-cell>
          <table:table-cell office:value-type="float" office:value="589.96001148223877" table:style-name="ce5">
            <text:p>590</text:p>
          </table:table-cell>
          <table:table-cell office:value-type="float" office:value="1587.6000308990479" table:style-name="ce5">
            <text:p>1.588</text:p>
          </table:table-cell>
          <table:table-cell office:value-type="float" office:value="1634.6400318145752" table:style-name="ce5">
            <text:p>1.635</text:p>
          </table:table-cell>
          <table:table-cell office:value-type="float" office:value="1264.2000246047974" table:style-name="ce5">
            <text:p>1.264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4762.8000926971436" table:style-name="ce5">
            <text:p>4.763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MARGEM DE ERRO PARA O TOTAL D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2 alunos por computador</text:p>
          </table:table-cell>
          <table:table-cell office:value-type="string" table:style-name="ce3">
            <text:p>Mais de 2 a 5 alunos por computador</text:p>
          </table:table-cell>
          <table:table-cell office:value-type="string" table:style-name="ce3">
            <text:p>Mais de 5 a 10 alunos por computador</text:p>
          </table:table-cell>
          <table:table-cell office:value-type="string" table:style-name="ce3">
            <text:p>Mais de 10 a 20 alunos por computador</text:p>
          </table:table-cell>
          <table:table-cell office:value-type="string" table:style-name="ce3">
            <text:p>Mais de 20 a 30 alunos por computador</text:p>
          </table:table-cell>
          <table:table-cell office:value-type="string" table:style-name="ce3">
            <text:p>Mais de 30 a 40 alunos por computador</text:p>
          </table:table-cell>
          <table:table-cell office:value-type="string" table:style-name="ce3">
            <text:p>Mais de 40 alunos por computador</text:p>
          </table:table-cell>
          <table:table-cell office:value-type="string" table:style-name="ce3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95.88000965118408" table:style-name="ce5">
            <text:p>496</text:p>
          </table:table-cell>
          <table:table-cell office:value-type="float" office:value="980.00001907348633" table:style-name="ce5">
            <text:p>980</text:p>
          </table:table-cell>
          <table:table-cell office:value-type="float" office:value="2751.8400535583496" table:style-name="ce5">
            <text:p>2.752</text:p>
          </table:table-cell>
          <table:table-cell office:value-type="float" office:value="3763.2000732421875" table:style-name="ce5">
            <text:p>3.763</text:p>
          </table:table-cell>
          <table:table-cell office:value-type="float" office:value="1930.6000375747681" table:style-name="ce5">
            <text:p>1.931</text:p>
          </table:table-cell>
          <table:table-cell office:value-type="float" office:value="2608.7600507736206" table:style-name="ce5">
            <text:p>2.609</text:p>
          </table:table-cell>
          <table:table-cell office:value-type="float" office:value="3814.1600742340088" table:style-name="ce5">
            <text:p>3.814</text:p>
          </table:table-cell>
          <table:table-cell office:value-type="float" office:value="4243.4000825881958" table:style-name="ce5">
            <text:p>4.24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985.88001918792725" table:style-name="ce5">
            <text:p>98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687.9600133895874" table:style-name="ce5">
            <text:p>688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564.48001098632813" table:style-name="ce5">
            <text:p>56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2369.6400461196899" table:style-name="ce5">
            <text:p>2.370</text:p>
          </table:table-cell>
          <table:table-cell office:value-type="float" office:value="927.08001804351807" table:style-name="ce5">
            <text:p>927</text:p>
          </table:table-cell>
          <table:table-cell office:value-type="float" office:value="1348.4800262451172" table:style-name="ce5">
            <text:p>1.348</text:p>
          </table:table-cell>
          <table:table-cell office:value-type="float" office:value="2489.2000484466553" table:style-name="ce5">
            <text:p>2.489</text:p>
          </table:table-cell>
          <table:table-cell office:value-type="float" office:value="2608.7600507736206" table:style-name="ce5">
            <text:p>2.60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2510.760048866272" table:style-name="ce5">
            <text:p>2.511</text:p>
          </table:table-cell>
          <table:table-cell office:value-type="float" office:value="2812.6000547409058" table:style-name="ce5">
            <text:p>2.813</text:p>
          </table:table-cell>
          <table:table-cell office:value-type="float" office:value="1330.8400259017944" table:style-name="ce5">
            <text:p>1.331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2753.8000535964966" table:style-name="ce5">
            <text:p>2.754</text:p>
          </table:table-cell>
          <table:table-cell office:value-type="float" office:value="3075.2400598526001" table:style-name="ce5">
            <text:p>3.07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711.48001384735107" table:style-name="ce5">
            <text:p>711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717.36001396179199" table:style-name="ce5">
            <text:p>717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976.08001899719238" table:style-name="ce5">
            <text:p>976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668.36001300811768" table:style-name="ce5">
            <text:p>66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2532.3200492858887" table:style-name="ce5">
            <text:p>2.532</text:p>
          </table:table-cell>
          <table:table-cell office:value-type="float" office:value="1125.0400218963623" table:style-name="ce5">
            <text:p>1.125</text:p>
          </table:table-cell>
          <table:table-cell office:value-type="float" office:value="1936.480037689209" table:style-name="ce5">
            <text:p>1.936</text:p>
          </table:table-cell>
          <table:table-cell office:value-type="float" office:value="2114.8400411605835" table:style-name="ce5">
            <text:p>2.115</text:p>
          </table:table-cell>
          <table:table-cell office:value-type="float" office:value="3461.3600673675537" table:style-name="ce5">
            <text:p>3.46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615.44001197814941" table:style-name="ce5">
            <text:p>615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1893.3600368499756" table:style-name="ce5">
            <text:p>1.893</text:p>
          </table:table-cell>
          <table:table-cell office:value-type="float" office:value="1393.5600271224976" table:style-name="ce5">
            <text:p>1.394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1667.9600324630737" table:style-name="ce5">
            <text:p>1.668</text:p>
          </table:table-cell>
          <table:table-cell office:value-type="float" office:value="1473.9200286865234" table:style-name="ce5">
            <text:p>1.47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938.8400182723999" table:style-name="ce5">
            <text:p>939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3087.0000600814819" table:style-name="ce5">
            <text:p>3.087</text:p>
          </table:table-cell>
          <table:table-cell office:value-type="float" office:value="1767.9200344085693" table:style-name="ce5">
            <text:p>1.768</text:p>
          </table:table-cell>
          <table:table-cell office:value-type="float" office:value="2138.3600416183472" table:style-name="ce5">
            <text:p>2.138</text:p>
          </table:table-cell>
          <table:table-cell office:value-type="float" office:value="2526.4400491714478" table:style-name="ce5">
            <text:p>2.526</text:p>
          </table:table-cell>
          <table:table-cell office:value-type="float" office:value="3716.1600723266602" table:style-name="ce5">
            <text:p>3.716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2581.320050239563" table:style-name="ce5">
            <text:p>2.581</text:p>
          </table:table-cell>
          <table:table-cell office:value-type="float" office:value="2244.2000436782837" table:style-name="ce5">
            <text:p>2.244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3022.3200588226318" table:style-name="ce5">
            <text:p>3.022</text:p>
          </table:table-cell>
          <table:table-cell office:value-type="float" office:value="2173.6400423049927" table:style-name="ce5">
            <text:p>2.174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O TOTAL DO INDICADOR D10 – ESCOL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Possui computador com acesso à Internet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sabe/ Não respondeu se possui computador</text:p>
          </table:table-cell>
          <table:table-cell office:value-type="string" table:style-name="ce3">
            <text:p>Não possui computador em funcionamento, ou não possui computador com acesso à Internet, ou não possui computador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195.5601205825806" table:style-name="ce5">
            <text:p>6.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46.68001842498779" table:style-name="ce5">
            <text:p>9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231.28000450134277" table:style-name="ce5">
            <text:p>23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2.20001697540283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080000877380371" table:style-name="ce5">
            <text:p>4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86.7600717544556" table:style-name="ce5">
            <text:p>3.6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float" office:value="96.04000186920166" table:style-name="ce5">
            <text:p>9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76.6000890731812" table:style-name="ce5">
            <text:p>4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.20000553131104" table:style-name="ce5">
            <text:p>28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79.8000288009644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09.8000955581665" table:style-name="ce5">
            <text:p>4.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float" office:value="250.8800048828125" table:style-name="ce5">
            <text:p>25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77.2000598907471" table:style-name="ce5">
            <text:p>3.0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80.4000949859619" table:style-name="ce5">
            <text:p>4.8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103.8400993347168" table:style-name="ce5">
            <text:p>5.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32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D32D – ESCOLAS URBANA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 ¹Considera-se que a escola não possui acesso à Internet quando não há computador (tablet, notebook ou computador de mesa) e/ou computador com acesso à Internet na instituição, segundo declaração da direção. A partir de 2017, passou-se a considerar na base de escolas com acesso à Internet também as instituições que acessam a rede por outros equipamentos, como, por exemplo: celular, lousa digital, televisão, computador pessoal de funcionários da escola etc.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64.6400032043457" table:style-name="ce5">
            <text:p>165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83.8001203536987" table:style-name="ce5">
            <text:p>6.18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2.56001853942871" table:style-name="ce5">
            <text:p>9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2.20001697540283" table:style-name="ce5">
            <text:p>87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82.8400716781616" table:style-name="ce5">
            <text:p>3.68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62.8800888061523" table:style-name="ce5">
            <text:p>4.56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9.8000288009644" table:style-name="ce5">
            <text:p>1.48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3.7200956344604" table:style-name="ce5">
            <text:p>4.9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5.040060043335" table:style-name="ce5">
            <text:p>3.08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76.480094909668" table:style-name="ce5">
            <text:p>4.87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03.8400993347168" table:style-name="ce5">
            <text:p>5.104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MARGEM DE ERRO PARA O TOTAL DO INDICADOR D32E – ESCOLAS URBANA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Computador pessoal do responsável pela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64.6400032043457" table:style-name="ce5">
            <text:p>1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95.5601205825806" table:style-name="ce5">
            <text:p>6.19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2.56001853942871" table:style-name="ce5">
            <text:p>95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2.20001697540283" table:style-name="ce5">
            <text:p>87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0.4800720214844" table:style-name="ce5">
            <text:p>3.7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62.8800888061523" table:style-name="ce5">
            <text:p>4.56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9.8000288009644" table:style-name="ce5">
            <text:p>1.48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39.2000961303711" table:style-name="ce5">
            <text:p>4.93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6.80000305175781" table:style-name="ce5">
            <text:p>1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5.040060043335" table:style-name="ce5">
            <text:p>3.08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96.0800952911377" table:style-name="ce5">
            <text:p>4.896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03.8400993347168" table:style-name="ce5">
            <text:p>5.104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7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6">
            <text:p>MARGEM DE ERRO PARA O TOTAL DO INDICADOR D7A1 – ESCOLAS URBANAS, POR SISTEMA OPERACIONAL DOS COMPUTAD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8">
            <text:p>Total de escolas localizadas em áreas urbanas<text:s/>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9">
            <text:p>Linux</text:p>
          </table:table-cell>
          <table:covered-table-cell table:number-columns-repeated="4"/>
          <table:table-cell office:value-type="string" table:number-columns-spanned="5" table:number-rows-spanned="1" table:style-name="ce9">
            <text:p>Mac OS</text:p>
          </table:table-cell>
          <table:covered-table-cell table:number-columns-repeated="4"/>
          <table:table-cell office:value-type="string" table:number-columns-spanned="5" table:number-rows-spanned="1" table:style-name="ce9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9">
            <text:p>IOS</text:p>
          </table:table-cell>
          <table:covered-table-cell table:number-columns-repeated="4"/>
          <table:table-cell office:value-type="string" table:number-columns-spanned="5" table:number-rows-spanned="1" table:style-name="ce9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9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932.9201154708862" table:style-name="ce5">
            <text:p>5.933</text:p>
          </table:table-cell>
          <table:table-cell office:value-type="float" office:value="2451.9600477218628" table:style-name="ce5">
            <text:p>2.452</text:p>
          </table:table-cell>
          <table:table-cell office:value-type="float" office:value="301.84000587463379" table:style-name="ce5">
            <text:p>302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5805.520112991333" table:style-name="ce5">
            <text:p>5.806</text:p>
          </table:table-cell>
          <table:table-cell office:value-type="float" office:value="1154.4400224685669" table:style-name="ce5">
            <text:p>1.154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6217.1201210021973" table:style-name="ce5">
            <text:p>6.217</text:p>
          </table:table-cell>
          <table:table-cell office:value-type="float" office:value="1924.7200374603271" table:style-name="ce5">
            <text:p>1.925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3637.7600708007813" table:style-name="ce5">
            <text:p>3.638</text:p>
          </table:table-cell>
          <table:table-cell office:value-type="float" office:value="6060.3201179504395" table:style-name="ce5">
            <text:p>6.060</text:p>
          </table:table-cell>
          <table:table-cell office:value-type="float" office:value="1446.4800281524658" table:style-name="ce5">
            <text:p>1.446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2330.4400453567505" table:style-name="ce5">
            <text:p>2.330</text:p>
          </table:table-cell>
          <table:table-cell office:value-type="float" office:value="6060.3201179504395" table:style-name="ce5">
            <text:p>6.060</text:p>
          </table:table-cell>
          <table:table-cell office:value-type="float" office:value="2191.2800426483154" table:style-name="ce5">
            <text:p>2.191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4568.7600889205933" table:style-name="ce5">
            <text:p>4.569</text:p>
          </table:table-cell>
          <table:table-cell office:value-type="float" office:value="5721.2401113510132" table:style-name="ce5">
            <text:p>5.721</text:p>
          </table:table-cell>
          <table:table-cell office:value-type="float" office:value="1127.0000219345093" table:style-name="ce5">
            <text:p>1.127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6183.8001203536987" table:style-name="ce5">
            <text:p>6.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723.24001407623291" table:style-name="ce5">
            <text:p>723</text:p>
          </table:table-cell>
          <table:table-cell office:value-type="float" office:value="145.04000282287598" table:style-name="ce5">
            <text:p>145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991.76001930236816" table:style-name="ce5">
            <text:p>992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454.72000885009766" table:style-name="ce5">
            <text:p>455</text:p>
          </table:table-cell>
          <table:table-cell office:value-type="float" office:value="956.48001861572266" table:style-name="ce5">
            <text:p>956</text:p>
          </table:table-cell>
          <table:table-cell office:value-type="float" office:value="174.44000339508057" table:style-name="ce5">
            <text:p>174</text:p>
          </table:table-cell>
          <table:table-cell office:value-type="string" table:style-name="ce5">
            <text:p>-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954.52001857757568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.72000312805176" table:style-name="ce5">
            <text:p>16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168.56000328063965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580.16001129150391" table:style-name="ce5">
            <text:p>580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654.64001274108887" table:style-name="ce5">
            <text:p>655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6.36001491546631" table:style-name="ce5">
            <text:p>766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201.88000392913818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152.88000297546387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2.20001697540283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24.2400608062744" table:style-name="ce5">
            <text:p>3.124</text:p>
          </table:table-cell>
          <table:table-cell office:value-type="float" office:value="2234.4000434875488" table:style-name="ce5">
            <text:p>2.2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744.0000534057617" table:style-name="ce5">
            <text:p>2.744</text:p>
          </table:table-cell>
          <table:table-cell office:value-type="float" office:value="3202.6400623321533" table:style-name="ce5">
            <text:p>3.203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3696.5600719451904" table:style-name="ce5">
            <text:p>3.697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922.7600374221802" table:style-name="ce5">
            <text:p>1.923</text:p>
          </table:table-cell>
          <table:table-cell office:value-type="float" office:value="3676.9600715637207" table:style-name="ce5">
            <text:p>3.677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313.2000255584717" table:style-name="ce5">
            <text:p>1.313</text:p>
          </table:table-cell>
          <table:table-cell office:value-type="float" office:value="3637.7600708007813" table:style-name="ce5">
            <text:p>3.638</text:p>
          </table:table-cell>
          <table:table-cell office:value-type="float" office:value="836.92001628875732" table:style-name="ce5">
            <text:p>837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932.1600570678711" table:style-name="ce5">
            <text:p>2.932</text:p>
          </table:table-cell>
          <table:table-cell office:value-type="float" office:value="3096.8000602722168" table:style-name="ce5">
            <text:p>3.097</text:p>
          </table:table-cell>
          <table:table-cell office:value-type="float" office:value="262.64000511169434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0" table:style-name="ce5">
            <text:p>0</text:p>
          </table:table-cell>
          <table:table-cell office:value-type="float" office:value="3682.8400716781616" table:style-name="ce5">
            <text:p>3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631.4800901412964" table:style-name="ce5">
            <text:p>4.631</text:p>
          </table:table-cell>
          <table:table-cell office:value-type="float" office:value="819.28001594543457" table:style-name="ce5">
            <text:p>819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00.8400545120239" table:style-name="ce5">
            <text:p>2.801</text:p>
          </table:table-cell>
          <table:table-cell office:value-type="float" office:value="4588.360089302063" table:style-name="ce5">
            <text:p>4.588</text:p>
          </table:table-cell>
          <table:table-cell office:value-type="float" office:value="760.48001480102539" table:style-name="ce5">
            <text:p>7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0.08001518249512" table:style-name="ce5">
            <text:p>780</text:p>
          </table:table-cell>
          <table:table-cell office:value-type="float" office:value="4688.3200912475586" table:style-name="ce5">
            <text:p>4.688</text:p>
          </table:table-cell>
          <table:table-cell office:value-type="float" office:value="1611.1200313568115" table:style-name="ce5">
            <text:p>1.6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12.6400527954102" table:style-name="ce5">
            <text:p>2.713</text:p>
          </table:table-cell>
          <table:table-cell office:value-type="float" office:value="4508.0000877380371" table:style-name="ce5">
            <text:p>4.508</text:p>
          </table:table-cell>
          <table:table-cell office:value-type="float" office:value="1332.8000259399414" table:style-name="ce5">
            <text:p>1.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2.0400342941284" table:style-name="ce5">
            <text:p>1.762</text:p>
          </table:table-cell>
          <table:table-cell office:value-type="float" office:value="4451.1600866317749" table:style-name="ce5">
            <text:p>4.451</text:p>
          </table:table-cell>
          <table:table-cell office:value-type="float" office:value="1814.9600353240967" table:style-name="ce5">
            <text:p>1.8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7.9200630187988" table:style-name="ce5">
            <text:p>3.238</text:p>
          </table:table-cell>
          <table:table-cell office:value-type="float" office:value="4443.320086479187" table:style-name="ce5">
            <text:p>4.443</text:p>
          </table:table-cell>
          <table:table-cell office:value-type="float" office:value="901.60001754760742" table:style-name="ce5">
            <text:p>9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62.8800888061523" table:style-name="ce5">
            <text:p>4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22.9200296401978" table:style-name="ce5">
            <text:p>1.523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170.52000331878662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07.2800273895264" table:style-name="ce5">
            <text:p>1.407</text:p>
          </table:table-cell>
          <table:table-cell office:value-type="float" office:value="1217.16002368927" table:style-name="ce5">
            <text:p>1.217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1426.8800277709961" table:style-name="ce5">
            <text:p>1.427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3.6400232315063" table:style-name="ce5">
            <text:p>1.194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9.76001167297363" table:style-name="ce5">
            <text:p>600</text:p>
          </table:table-cell>
          <table:table-cell office:value-type="float" office:value="1422.9600276947021" table:style-name="ce5">
            <text:p>1.423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8.3600225448608" table:style-name="ce5">
            <text:p>1.158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578.20001125335693" table:style-name="ce5">
            <text:p>5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9.8000288009644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86.4800853729248" table:style-name="ce5">
            <text:p>4.386</text:p>
          </table:table-cell>
          <table:table-cell office:value-type="float" office:value="2318.6800451278687" table:style-name="ce5">
            <text:p>2.319</text:p>
          </table:table-cell>
          <table:table-cell office:value-type="float" office:value="162.6800031661987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426.0800666809082" table:style-name="ce5">
            <text:p>3.426</text:p>
          </table:table-cell>
          <table:table-cell office:value-type="float" office:value="3904.3200759887695" table:style-name="ce5">
            <text:p>3.904</text:p>
          </table:table-cell>
          <table:table-cell office:value-type="float" office:value="570.36001110076904" table:style-name="ce5">
            <text:p>57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030.9600200653076" table:style-name="ce5">
            <text:p>1.031</text:p>
          </table:table-cell>
          <table:table-cell office:value-type="float" office:value="4800.040093421936" table:style-name="ce5">
            <text:p>4.800</text:p>
          </table:table-cell>
          <table:table-cell office:value-type="float" office:value="1285.7600250244141" table:style-name="ce5">
            <text:p>1.286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267.7200441360474" table:style-name="ce5">
            <text:p>2.268</text:p>
          </table:table-cell>
          <table:table-cell office:value-type="float" office:value="4504.0800876617432" table:style-name="ce5">
            <text:p>4.504</text:p>
          </table:table-cell>
          <table:table-cell office:value-type="float" office:value="1221.080023765564" table:style-name="ce5">
            <text:p>1.221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148.560022354126" table:style-name="ce5">
            <text:p>1.149</text:p>
          </table:table-cell>
          <table:table-cell office:value-type="float" office:value="4651.0800905227661" table:style-name="ce5">
            <text:p>4.651</text:p>
          </table:table-cell>
          <table:table-cell office:value-type="float" office:value="1595.4400310516357" table:style-name="ce5">
            <text:p>1.595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606.4000701904297" table:style-name="ce5">
            <text:p>3.606</text:p>
          </table:table-cell>
          <table:table-cell office:value-type="float" office:value="3694.6000719070435" table:style-name="ce5">
            <text:p>3.695</text:p>
          </table:table-cell>
          <table:table-cell office:value-type="float" office:value="736.96001434326172" table:style-name="ce5">
            <text:p>737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4913.7200956344604" table:style-name="ce5">
            <text:p>4.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188.16000366210938" table:style-name="ce5">
            <text:p>188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2334.3600454330444" table:style-name="ce5">
            <text:p>2.334</text:p>
          </table:table-cell>
          <table:table-cell office:value-type="float" office:value="2167.7600421905518" table:style-name="ce5">
            <text:p>2.168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364.56000709533691" table:style-name="ce5">
            <text:p>365</text:p>
          </table:table-cell>
          <table:table-cell office:value-type="float" office:value="2992.9200582504272" table:style-name="ce5">
            <text:p>2.993</text:p>
          </table:table-cell>
          <table:table-cell office:value-type="float" office:value="1032.9200201034546" table:style-name="ce5">
            <text:p>1.033</text:p>
          </table:table-cell>
          <table:table-cell office:value-type="float" office:value="0" table:style-name="ce5">
            <text:p>0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1999.2000389099121" table:style-name="ce5">
            <text:p>1.999</text:p>
          </table:table-cell>
          <table:table-cell office:value-type="float" office:value="2520.5600490570068" table:style-name="ce5">
            <text:p>2.521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2945.8800573348999" table:style-name="ce5">
            <text:p>2.946</text:p>
          </table:table-cell>
          <table:table-cell office:value-type="float" office:value="1166.2000226974487" table:style-name="ce5">
            <text:p>1.166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1942.3600378036499" table:style-name="ce5">
            <text:p>1.942</text:p>
          </table:table-cell>
          <table:table-cell office:value-type="float" office:value="2624.4400510787964" table:style-name="ce5">
            <text:p>2.624</text:p>
          </table:table-cell>
          <table:table-cell office:value-type="float" office:value="831.04001617431641" table:style-name="ce5">
            <text:p>831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3085.040060043335" table:style-name="ce5">
            <text:p>3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433.5200862884521" table:style-name="ce5">
            <text:p>4.434</text:p>
          </table:table-cell>
          <table:table-cell office:value-type="float" office:value="2355.9200458526611" table:style-name="ce5">
            <text:p>2.356</text:p>
          </table:table-cell>
          <table:table-cell office:value-type="float" office:value="248.92000484466553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3872.960075378418" table:style-name="ce5">
            <text:p>3.873</text:p>
          </table:table-cell>
          <table:table-cell office:value-type="float" office:value="4141.4800806045532" table:style-name="ce5">
            <text:p>4.141</text:p>
          </table:table-cell>
          <table:table-cell office:value-type="float" office:value="625.24001216888428" table:style-name="ce5">
            <text:p>625</text:p>
          </table:table-cell>
          <table:table-cell office:value-type="float" office:value="0" table:style-name="ce5">
            <text:p>0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1091.7200212478638" table:style-name="ce5">
            <text:p>1.092</text:p>
          </table:table-cell>
          <table:table-cell office:value-type="float" office:value="4876.480094909668" table:style-name="ce5">
            <text:p>4.876</text:p>
          </table:table-cell>
          <table:table-cell office:value-type="float" office:value="1642.4800319671631" table:style-name="ce5">
            <text:p>1.642</text:p>
          </table:table-cell>
          <table:table-cell office:value-type="float" office:value="0" table:style-name="ce5">
            <text:p>0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2920.4000568389893" table:style-name="ce5">
            <text:p>2.920</text:p>
          </table:table-cell>
          <table:table-cell office:value-type="float" office:value="4637.3600902557373" table:style-name="ce5">
            <text:p>4.637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1240.6800241470337" table:style-name="ce5">
            <text:p>1.241</text:p>
          </table:table-cell>
          <table:table-cell office:value-type="float" office:value="4729.480092048645" table:style-name="ce5">
            <text:p>4.729</text:p>
          </table:table-cell>
          <table:table-cell office:value-type="float" office:value="1967.8400382995605" table:style-name="ce5">
            <text:p>1.968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3955.2800769805908" table:style-name="ce5">
            <text:p>3.955</text:p>
          </table:table-cell>
          <table:table-cell office:value-type="float" office:value="4055.2400789260864" table:style-name="ce5">
            <text:p>4.055</text:p>
          </table:table-cell>
          <table:table-cell office:value-type="float" office:value="1109.3600215911865" table:style-name="ce5">
            <text:p>1.109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4876.480094909668" table:style-name="ce5">
            <text:p>4.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90.120099067688" table:style-name="ce5">
            <text:p>5.090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170.52000331878662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1963.9200382232666" table:style-name="ce5">
            <text:p>1.964</text:p>
          </table:table-cell>
          <table:table-cell office:value-type="float" office:value="4713.8000917434692" table:style-name="ce5">
            <text:p>4.714</text:p>
          </table:table-cell>
          <table:table-cell office:value-type="float" office:value="974.12001895904541" table:style-name="ce5">
            <text:p>974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1052.5200204849243" table:style-name="ce5">
            <text:p>1.053</text:p>
          </table:table-cell>
          <table:table-cell office:value-type="float" office:value="4958.8000965118408" table:style-name="ce5">
            <text:p>4.959</text:p>
          </table:table-cell>
          <table:table-cell office:value-type="float" office:value="1013.3200197219849" table:style-name="ce5">
            <text:p>1.013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2281.4400444030762" table:style-name="ce5">
            <text:p>2.281</text:p>
          </table:table-cell>
          <table:table-cell office:value-type="float" office:value="4707.9200916290283" table:style-name="ce5">
            <text:p>4.708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1999.2000389099121" table:style-name="ce5">
            <text:p>1.999</text:p>
          </table:table-cell>
          <table:table-cell office:value-type="float" office:value="4747.1200923919678" table:style-name="ce5">
            <text:p>4.747</text:p>
          </table:table-cell>
          <table:table-cell office:value-type="float" office:value="981.9600191116333" table:style-name="ce5">
            <text:p>982</text:p>
          </table:table-cell>
          <table:table-cell office:value-type="float" office:value="0" table:style-name="ce5">
            <text:p>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2745.9600534439087" table:style-name="ce5">
            <text:p>2.746</text:p>
          </table:table-cell>
          <table:table-cell office:value-type="float" office:value="4492.3200874328613" table:style-name="ce5">
            <text:p>4.492</text:p>
          </table:table-cell>
          <table:table-cell office:value-type="float" office:value="203.84000396728516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5103.8400993347168" table:style-name="ce5">
            <text:p>5.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24000072479248" table:style-name="ce5">
            <text:p>37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7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6">
            <text:p>MARGEM DE ERRO PARA O TOTAL DO INDICADOR D21A – ESCOLAS URBANAS, POR PROGRAMA DE IMPLEMENTAÇÃO DE INFRAESTRUTURA TECNOLÓGICA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9" table:number-rows-spanned="1" table:style-name="ce8">
            <text:p>Total de escolas localizadas em áreas urbanas<text:s/>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4" table:number-rows-spanned="1" table:style-name="ce9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9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9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9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9">
            <text:p>Organizações não governamentais</text:p>
          </table:table-cell>
          <table:covered-table-cell table:number-columns-repeated="3"/>
          <table:table-cell office:value-type="string" table:number-columns-spanned="4" table:number-rows-spanned="1" table:style-name="ce9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9">
            <text:p>Outro</text:p>
          </table:table-cell>
          <table:covered-table-cell/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863.5600557327271" table:style-name="ce5">
            <text:p>2.864</text:p>
          </table:table-cell>
          <table:table-cell office:value-type="float" office:value="6301.4001226425171" table:style-name="ce5">
            <text:p>6.301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5925.0801153182983" table:style-name="ce5">
            <text:p>5.925</text:p>
          </table:table-cell>
          <table:table-cell office:value-type="float" office:value="3077.2000598907471" table:style-name="ce5">
            <text:p>3.077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4092.4800796508789" table:style-name="ce5">
            <text:p>4.092</text:p>
          </table:table-cell>
          <table:table-cell office:value-type="float" office:value="6081.8801183700562" table:style-name="ce5">
            <text:p>6.082</text:p>
          </table:table-cell>
          <table:table-cell office:value-type="float" office:value="842.80001640319824" table:style-name="ce5">
            <text:p>843</text:p>
          </table:table-cell>
          <table:table-cell office:value-type="string" table:style-name="ce5">
            <text:p>-</text:p>
          </table:table-cell>
          <table:table-cell office:value-type="float" office:value="2726.360053062439" table:style-name="ce5">
            <text:p>2.726</text:p>
          </table:table-cell>
          <table:table-cell office:value-type="float" office:value="6093.640118598938" table:style-name="ce5">
            <text:p>6.094</text:p>
          </table:table-cell>
          <table:table-cell office:value-type="float" office:value="640.92001247406006" table:style-name="ce5">
            <text:p>641</text:p>
          </table:table-cell>
          <table:table-cell office:value-type="string" table:style-name="ce5">
            <text:p>-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6224.9601211547852" table:style-name="ce5">
            <text:p>6.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9.5600786209106" table:style-name="ce5">
            <text:p>4.040</text:p>
          </table:table-cell>
          <table:table-cell office:value-type="float" office:value="5793.7601127624512" table:style-name="ce5">
            <text:p>5.794</text:p>
          </table:table-cell>
          <table:table-cell office:value-type="float" office:value="2061.9200401306152" table:style-name="ce5">
            <text:p>2.062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995.68001937866211" table:style-name="ce5">
            <text:p>996</text:p>
          </table:table-cell>
          <table:table-cell office:value-type="float" office:value="6268.0801219940186" table:style-name="ce5">
            <text:p>6.268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980.00001907348633" table:style-name="ce5">
            <text:p>980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0" table:style-name="ce5">
            <text:p>0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981.9600191116333" table:style-name="ce5">
            <text:p>982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58.80000114440918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954.52001857757568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6.88000869750977" table:style-name="ce5">
            <text:p>447</text:p>
          </table:table-cell>
          <table:table-cell office:value-type="float" office:value="958.44001865386963" table:style-name="ce5">
            <text:p>958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966.28001880645752" table:style-name="ce5">
            <text:p>96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115.64000225067139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876.12001705169678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876.12001705169678" table:style-name="ce5">
            <text:p>87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3831.8000745773315" table:style-name="ce5">
            <text:p>3.832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3108.5600605010986" table:style-name="ce5">
            <text:p>3.109</text:p>
          </table:table-cell>
          <table:table-cell office:value-type="float" office:value="2481.3600482940674" table:style-name="ce5">
            <text:p>2.481</text:p>
          </table:table-cell>
          <table:table-cell office:value-type="float" office:value="0" table:style-name="ce5">
            <text:p>0</text:p>
          </table:table-cell>
          <table:table-cell office:value-type="float" office:value="2124.6400413513184" table:style-name="ce5">
            <text:p>2.125</text:p>
          </table:table-cell>
          <table:table-cell office:value-type="float" office:value="3676.9600715637207" table:style-name="ce5">
            <text:p>3.677</text:p>
          </table:table-cell>
          <table:table-cell office:value-type="float" office:value="301.84000587463379" table:style-name="ce5">
            <text:p>302</text:p>
          </table:table-cell>
          <table:table-cell office:value-type="string" table:style-name="ce5">
            <text:p>-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3804.3600740432739" table:style-name="ce5">
            <text:p>3.804</text:p>
          </table:table-cell>
          <table:table-cell office:value-type="float" office:value="637.00001239776611" table:style-name="ce5">
            <text:p>637</text:p>
          </table:table-cell>
          <table:table-cell office:value-type="string" table:style-name="ce5">
            <text:p>-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3716.1600723266602" table:style-name="ce5">
            <text:p>3.7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3090.9200601577759" table:style-name="ce5">
            <text:p>3.091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3720.0800724029541" table:style-name="ce5">
            <text:p>3.72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87.3600425720215" table:style-name="ce5">
            <text:p>2.187</text:p>
          </table:table-cell>
          <table:table-cell office:value-type="float" office:value="4604.0400896072388" table:style-name="ce5">
            <text:p>4.604</text:p>
          </table:table-cell>
          <table:table-cell office:value-type="float" office:value="1762.0400342941284" table:style-name="ce5">
            <text:p>1.7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19.7200899124146" table:style-name="ce5">
            <text:p>4.620</text:p>
          </table:table-cell>
          <table:table-cell office:value-type="float" office:value="1713.0400333404541" table:style-name="ce5">
            <text:p>1.713</text:p>
          </table:table-cell>
          <table:table-cell office:value-type="float" office:value="0" table:style-name="ce5">
            <text:p>0</text:p>
          </table:table-cell>
          <table:table-cell office:value-type="float" office:value="3263.4000635147095" table:style-name="ce5">
            <text:p>3.263</text:p>
          </table:table-cell>
          <table:table-cell office:value-type="float" office:value="4413.9200859069824" table:style-name="ce5">
            <text:p>4.414</text:p>
          </table:table-cell>
          <table:table-cell office:value-type="float" office:value="638.9600124359130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2369.6400461196899" table:style-name="ce5">
            <text:p>2.370</text:p>
          </table:table-cell>
          <table:table-cell office:value-type="float" office:value="4394.3200855255127" table:style-name="ce5">
            <text:p>4.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4588.360089302063" table:style-name="ce5">
            <text:p>4.5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12.7200489044189" table:style-name="ce5">
            <text:p>2.513</text:p>
          </table:table-cell>
          <table:table-cell office:value-type="float" office:value="4560.9200887680054" table:style-name="ce5">
            <text:p>4.561</text:p>
          </table:table-cell>
          <table:table-cell office:value-type="float" office:value="2038.4000396728516" table:style-name="ce5">
            <text:p>2.038</text:p>
          </table:table-cell>
          <table:table-cell office:value-type="float" office:value="0" table:style-name="ce5">
            <text:p>0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4637.3600902557373" table:style-name="ce5">
            <text:p>4.63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28.9600219726563" table:style-name="ce5">
            <text:p>1.129</text:p>
          </table:table-cell>
          <table:table-cell office:value-type="float" office:value="1434.720027923584" table:style-name="ce5">
            <text:p>1.435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0" table:style-name="ce5">
            <text:p>0</text:p>
          </table:table-cell>
          <table:table-cell office:value-type="float" office:value="1013.3200197219849" table:style-name="ce5">
            <text:p>1.013</text:p>
          </table:table-cell>
          <table:table-cell office:value-type="float" office:value="1524.8800296783447" table:style-name="ce5">
            <text:p>1.525</text:p>
          </table:table-cell>
          <table:table-cell office:value-type="float" office:value="413.56000804901123" table:style-name="ce5">
            <text:p>414</text:p>
          </table:table-cell>
          <table:table-cell office:value-type="string" table:style-name="ce5">
            <text:p>-</text:p>
          </table:table-cell>
          <table:table-cell office:value-type="float" office:value="991.76001930236816" table:style-name="ce5">
            <text:p>992</text:p>
          </table:table-cell>
          <table:table-cell office:value-type="float" office:value="1274.0000247955322" table:style-name="ce5">
            <text:p>1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1485.6800289154053" table:style-name="ce5">
            <text:p>1.4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501.3600292205811" table:style-name="ce5">
            <text:p>1.501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06.8000507354736" table:style-name="ce5">
            <text:p>2.607</text:p>
          </table:table-cell>
          <table:table-cell office:value-type="float" office:value="4457.0400867462158" table:style-name="ce5">
            <text:p>4.457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4206.1600818634033" table:style-name="ce5">
            <text:p>4.206</text:p>
          </table:table-cell>
          <table:table-cell office:value-type="float" office:value="2934.1200571060181" table:style-name="ce5">
            <text:p>2.934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3190.8800621032715" table:style-name="ce5">
            <text:p>3.191</text:p>
          </table:table-cell>
          <table:table-cell office:value-type="float" office:value="4174.8000812530518" table:style-name="ce5">
            <text:p>4.175</text:p>
          </table:table-cell>
          <table:table-cell office:value-type="float" office:value="478.24000930786133" table:style-name="ce5">
            <text:p>478</text:p>
          </table:table-cell>
          <table:table-cell office:value-type="string" table:style-name="ce5">
            <text:p>-</text:p>
          </table:table-cell>
          <table:table-cell office:value-type="float" office:value="2171.6800422668457" table:style-name="ce5">
            <text:p>2.172</text:p>
          </table:table-cell>
          <table:table-cell office:value-type="float" office:value="4625.6000900268555" table:style-name="ce5">
            <text:p>4.626</text:p>
          </table:table-cell>
          <table:table-cell office:value-type="float" office:value="638.9600124359130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4929.4000959396362" table:style-name="ce5">
            <text:p>4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8.7600698471069" table:style-name="ce5">
            <text:p>3.589</text:p>
          </table:table-cell>
          <table:table-cell office:value-type="float" office:value="3637.7600708007813" table:style-name="ce5">
            <text:p>3.638</text:p>
          </table:table-cell>
          <table:table-cell office:value-type="float" office:value="1056.4400205612183" table:style-name="ce5">
            <text:p>1.056</text:p>
          </table:table-cell>
          <table:table-cell office:value-type="float" office:value="0" table:style-name="ce5">
            <text:p>0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4937.2400960922241" table:style-name="ce5">
            <text:p>4.93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2526.4400491714478" table:style-name="ce5">
            <text:p>2.526</text:p>
          </table:table-cell>
          <table:table-cell office:value-type="float" office:value="1634.6400318145752" table:style-name="ce5">
            <text:p>1.635</text:p>
          </table:table-cell>
          <table:table-cell office:value-type="float" office:value="0" table:style-name="ce5">
            <text:p>0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3047.8000593185425" table:style-name="ce5">
            <text:p>3.048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2732.2400531768799" table:style-name="ce5">
            <text:p>2.732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482.16000938415527" table:style-name="ce5">
            <text:p>482</text:p>
          </table:table-cell>
          <table:table-cell office:value-type="string" table:style-name="ce5">
            <text:p>-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3085.040060043335" table:style-name="ce5">
            <text:p>3.085</text:p>
          </table:table-cell>
          <table:table-cell office:value-type="float" office:value="15.68000030517578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3088.9600601196289" table:style-name="ce5">
            <text:p>3.0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8.4800357818604" table:style-name="ce5">
            <text:p>1.838</text:p>
          </table:table-cell>
          <table:table-cell office:value-type="float" office:value="2330.4400453567505" table:style-name="ce5">
            <text:p>2.330</text:p>
          </table:table-cell>
          <table:table-cell office:value-type="float" office:value="1599.3600311279297" table:style-name="ce5">
            <text:p>1.599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921.20001792907715" table:style-name="ce5">
            <text:p>921</text:p>
          </table:table-cell>
          <table:table-cell office:value-type="float" office:value="3018.4000587463379" table:style-name="ce5">
            <text:p>3.018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863.5600557327271" table:style-name="ce5">
            <text:p>2.864</text:p>
          </table:table-cell>
          <table:table-cell office:value-type="float" office:value="4658.920090675354" table:style-name="ce5">
            <text:p>4.659</text:p>
          </table:table-cell>
          <table:table-cell office:value-type="float" office:value="1681.6800327301025" table:style-name="ce5">
            <text:p>1.682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4388.4400854110718" table:style-name="ce5">
            <text:p>4.388</text:p>
          </table:table-cell>
          <table:table-cell office:value-type="float" office:value="3012.520058631897" table:style-name="ce5">
            <text:p>3.013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3900.4000759124756" table:style-name="ce5">
            <text:p>3.900</text:p>
          </table:table-cell>
          <table:table-cell office:value-type="float" office:value="4380.6000852584839" table:style-name="ce5">
            <text:p>4.381</text:p>
          </table:table-cell>
          <table:table-cell office:value-type="float" office:value="672.2800130844116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2197.1600427627563" table:style-name="ce5">
            <text:p>2.197</text:p>
          </table:table-cell>
          <table:table-cell office:value-type="float" office:value="4772.6000928878784" table:style-name="ce5">
            <text:p>4.773</text:p>
          </table:table-cell>
          <table:table-cell office:value-type="float" office:value="638.9600124359130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4911.7600955963135" table:style-name="ce5">
            <text:p>4.9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0.2000761032104" table:style-name="ce5">
            <text:p>3.910</text:p>
          </table:table-cell>
          <table:table-cell office:value-type="float" office:value="3896.4800758361816" table:style-name="ce5">
            <text:p>3.896</text:p>
          </table:table-cell>
          <table:table-cell office:value-type="float" office:value="1916.8800373077393" table:style-name="ce5">
            <text:p>1.917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4956.8400964736938" table:style-name="ce5">
            <text:p>4.957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5064.6400985717773" table:style-name="ce5">
            <text:p>5.065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78.3600988388062" table:style-name="ce5">
            <text:p>5.078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4929.4000959396362" table:style-name="ce5">
            <text:p>4.929</text:p>
          </table:table-cell>
          <table:table-cell office:value-type="float" office:value="519.40001010894775" table:style-name="ce5">
            <text:p>519</text:p>
          </table:table-cell>
          <table:table-cell office:value-type="string" table:style-name="ce5">
            <text:p>-</text:p>
          </table:table-cell>
          <table:table-cell office:value-type="float" office:value="1636.6000318527222" table:style-name="ce5">
            <text:p>1.637</text:p>
          </table:table-cell>
          <table:table-cell office:value-type="float" office:value="4890.2000951766968" table:style-name="ce5">
            <text:p>4.890</text:p>
          </table:table-cell>
          <table:table-cell office:value-type="float" office:value="50.960000991821289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5105.8000993728638" table:style-name="ce5">
            <text:p>5.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4964.6800966262817" table:style-name="ce5">
            <text:p>4.965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0" table:style-name="ce5">
            <text:p>0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5103.8400993347168" table:style-name="ce5">
            <text:p>5.104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7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D2C – ESCOL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187.7201204299927" table:style-name="ce5">
            <text:p>6.188</text:p>
          </table:table-cell>
          <table:table-cell office:value-type="float" office:value="540.96001052856445" table:style-name="ce5">
            <text:p>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.72000312805176" table:style-name="ce5">
            <text:p>1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71.0800714492798" table:style-name="ce5">
            <text:p>3.671</text:p>
          </table:table-cell>
          <table:table-cell office:value-type="float" office:value="429.24000835418701" table:style-name="ce5">
            <text:p>4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76.6000890731812" table:style-name="ce5">
            <text:p>4.577</text:p>
          </table:table-cell>
          <table:table-cell office:value-type="float" office:value="321.44000625610352" table:style-name="ce5">
            <text:p>3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11.7600955963135" table:style-name="ce5">
            <text:p>4.912</text:p>
          </table:table-cell>
          <table:table-cell office:value-type="float" office:value="321.44000625610352" table:style-name="ce5">
            <text:p>3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88.9600601196289" table:style-name="ce5">
            <text:p>3.089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84.3200950622559" table:style-name="ce5">
            <text:p>4.884</text:p>
          </table:table-cell>
          <table:table-cell office:value-type="float" office:value="327.32000637054443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90.120099067688" table:style-name="ce5">
            <text:p>5.090</text:p>
          </table:table-cell>
          <table:table-cell office:value-type="float" office:value="431.20000839233398" table:style-name="ce5">
            <text:p>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24000072479248" table:style-name="ce5">
            <text:p>3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D10A – ESCOL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081.8801183700562" table:style-name="ce5">
            <text:p>6.082</text:p>
          </table:table-cell>
          <table:table-cell office:value-type="float" office:value="1336.7200260162354" table:style-name="ce5">
            <text:p>1.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.40001487731934" table:style-name="ce5">
            <text:p>76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44.72001838684082" table:style-name="ce5">
            <text:p>945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.28000450134277" table:style-name="ce5">
            <text:p>2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080000877380371" table:style-name="ce5">
            <text:p>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82.9200677871704" table:style-name="ce5">
            <text:p>3.483</text:p>
          </table:table-cell>
          <table:table-cell office:value-type="float" office:value="1319.0800256729126" table:style-name="ce5">
            <text:p>1.3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0.32001304626465" table:style-name="ce5">
            <text:p>6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80.5200891494751" table:style-name="ce5">
            <text:p>4.581</text:p>
          </table:table-cell>
          <table:table-cell office:value-type="float" office:value="56.84000110626220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.20000553131104" table:style-name="ce5">
            <text:p>2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93.5200290679932" table:style-name="ce5">
            <text:p>1.494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07.8400955200195" table:style-name="ce5">
            <text:p>4.908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7.56001377105713" table:style-name="ce5">
            <text:p>7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85.040060043335" table:style-name="ce5">
            <text:p>3.085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223.44000434875488" table:style-name="ce5">
            <text:p>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.40001487731934" table:style-name="ce5">
            <text:p>76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35.2800960540771" table:style-name="ce5">
            <text:p>4.935</text:p>
          </table:table-cell>
          <table:table-cell office:value-type="float" office:value="1319.0800256729126" table:style-name="ce5">
            <text:p>1.3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D10B – ESCOLAS QUE UTILIZAM SISTEMA DE GESTÃO ESCOLAR ON-LIN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417.4401054382324" table:style-name="ce5">
            <text:p>5.417</text:p>
          </table:table-cell>
          <table:table-cell office:value-type="float" office:value="4488.4000873565674" table:style-name="ce5">
            <text:p>4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.40001487731934" table:style-name="ce5">
            <text:p>76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821.24001598358154" table:style-name="ce5">
            <text:p>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.28000450134277" table:style-name="ce5">
            <text:p>2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48.76001262664795" table:style-name="ce5">
            <text:p>649</text:p>
          </table:table-cell>
          <table:table-cell office:value-type="float" office:value="701.68001365661621" table:style-name="ce5">
            <text:p>7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080000877380371" table:style-name="ce5">
            <text:p>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37.84006690979" table:style-name="ce5">
            <text:p>3.438</text:p>
          </table:table-cell>
          <table:table-cell office:value-type="float" office:value="2379.4400463104248" table:style-name="ce5">
            <text:p>2.3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0.32001304626465" table:style-name="ce5">
            <text:p>6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816.1200742721558" table:style-name="ce5">
            <text:p>3.816</text:p>
          </table:table-cell>
          <table:table-cell office:value-type="float" office:value="3557.4000692367554" table:style-name="ce5">
            <text:p>3.5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.20000553131104" table:style-name="ce5">
            <text:p>2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46.4800281524658" table:style-name="ce5">
            <text:p>1.446</text:p>
          </table:table-cell>
          <table:table-cell office:value-type="float" office:value="813.40001583099365" table:style-name="ce5">
            <text:p>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182.6400814056396" table:style-name="ce5">
            <text:p>4.183</text:p>
          </table:table-cell>
          <table:table-cell office:value-type="float" office:value="2990.9600582122803" table:style-name="ce5">
            <text:p>2.9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7.56001377105713" table:style-name="ce5">
            <text:p>7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79.160059928894" table:style-name="ce5">
            <text:p>3.079</text:p>
          </table:table-cell>
          <table:table-cell office:value-type="float" office:value="190.12000370025635" table:style-name="ce5">
            <text:p>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551.1200885772705" table:style-name="ce5">
            <text:p>4.551</text:p>
          </table:table-cell>
          <table:table-cell office:value-type="float" office:value="2996.8400583267212" table:style-name="ce5">
            <text:p>2.9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.40001487731934" table:style-name="ce5">
            <text:p>76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872.960075378418" table:style-name="ce5">
            <text:p>3.873</text:p>
          </table:table-cell>
          <table:table-cell office:value-type="float" office:value="3447.6400671005249" table:style-name="ce5">
            <text:p>3.4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MARGEM DE ERRO PARA O TOTAL D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4" table:number-rows-spanned="1" table:style-name="ce9">
            <text:p>Professor de informática</text:p>
          </table:table-cell>
          <table:covered-table-cell table:number-columns-repeated="3"/>
          <table:table-cell office:value-type="string" table:number-columns-spanned="4" table:number-rows-spanned="1" table:style-name="ce9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441.760066986084" table:style-name="ce5">
            <text:p>3.442</text:p>
          </table:table-cell>
          <table:table-cell office:value-type="float" office:value="6013.2801170349121" table:style-name="ce5">
            <text:p>6.013</text:p>
          </table:table-cell>
          <table:table-cell office:value-type="string" table:style-name="ce5">
            <text:p>-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2401.0000467300415" table:style-name="ce5">
            <text:p>2.401</text:p>
          </table:table-cell>
          <table:table-cell office:value-type="float" office:value="6422.9201250076294" table:style-name="ce5">
            <text:p>6.4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995.68001937866211" table:style-name="ce5">
            <text:p>9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964.32001876831055" table:style-name="ce5">
            <text:p>9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897.68001747131348" table:style-name="ce5">
            <text:p>898</text:p>
          </table:table-cell>
          <table:table-cell office:value-type="string" table:style-name="ce5">
            <text:p>-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909.44001770019531" table:style-name="ce5">
            <text:p>9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85.8000230789185" table:style-name="ce5">
            <text:p>1.186</text:p>
          </table:table-cell>
          <table:table-cell office:value-type="float" office:value="3800.44007396698" table:style-name="ce5">
            <text:p>3.8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8.5200242996216" table:style-name="ce5">
            <text:p>1.249</text:p>
          </table:table-cell>
          <table:table-cell office:value-type="float" office:value="3827.8800745010376" table:style-name="ce5">
            <text:p>3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90.9200601577759" table:style-name="ce5">
            <text:p>3.091</text:p>
          </table:table-cell>
          <table:table-cell office:value-type="float" office:value="4190.4800815582275" table:style-name="ce5">
            <text:p>4.1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05.1600351333618" table:style-name="ce5">
            <text:p>1.805</text:p>
          </table:table-cell>
          <table:table-cell office:value-type="float" office:value="4745.1600923538208" table:style-name="ce5">
            <text:p>4.7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1532.7200298309326" table:style-name="ce5">
            <text:p>1.5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1530.7600297927856" table:style-name="ce5">
            <text:p>1.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16.9200353622437" table:style-name="ce5">
            <text:p>1.817</text:p>
          </table:table-cell>
          <table:table-cell office:value-type="float" office:value="4792.2000932693481" table:style-name="ce5">
            <text:p>4.7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05.2000331878662" table:style-name="ce5">
            <text:p>1.705</text:p>
          </table:table-cell>
          <table:table-cell office:value-type="float" office:value="4800.040093421936" table:style-name="ce5">
            <text:p>4.8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3041.9200592041016" table:style-name="ce5">
            <text:p>3.042</text:p>
          </table:table-cell>
          <table:table-cell office:value-type="string" table:style-name="ce5">
            <text:p>-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819.28001594543457" table:style-name="ce5">
            <text:p>819</text:p>
          </table:table-cell>
          <table:table-cell office:value-type="float" office:value="3014.4800586700439" table:style-name="ce5">
            <text:p>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928.6400375366211" table:style-name="ce5">
            <text:p>1.929</text:p>
          </table:table-cell>
          <table:table-cell office:value-type="float" office:value="4994.0800971984863" table:style-name="ce5">
            <text:p>4.994</text:p>
          </table:table-cell>
          <table:table-cell office:value-type="string" table:style-name="ce5">
            <text:p>-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1871.8000364303589" table:style-name="ce5">
            <text:p>1.872</text:p>
          </table:table-cell>
          <table:table-cell office:value-type="float" office:value="4911.7600955963135" table:style-name="ce5">
            <text:p>4.9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953.7200574874878" table:style-name="ce5">
            <text:p>2.954</text:p>
          </table:table-cell>
          <table:table-cell office:value-type="float" office:value="4296.3200836181641" table:style-name="ce5">
            <text:p>4.2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36.6000318527222" table:style-name="ce5">
            <text:p>1.637</text:p>
          </table:table-cell>
          <table:table-cell office:value-type="float" office:value="4966.6400966644287" table:style-name="ce5">
            <text:p>4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O TOTAL DO INDICADOR D1B – ESCOLAS URBANAS, POR FUNÇÕES DO PROFESSOR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Orientar os demais professores sobre o uso do computador e da Internet n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375.1200656890869" table:style-name="ce5">
            <text:p>3.375</text:p>
          </table:table-cell>
          <table:table-cell office:value-type="float" office:value="931.00001811981201" table:style-name="ce5">
            <text:p>9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13.2801170349121" table:style-name="ce5">
            <text:p>6.013</text:p>
          </table:table-cell>
          <table:table-cell office:value-type="float" office:value="3247.7200632095337" table:style-name="ce5">
            <text:p>3.248</text:p>
          </table:table-cell>
          <table:table-cell office:value-type="float" office:value="1223.0400238037109" table:style-name="ce5">
            <text:p>1.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13.2801170349121" table:style-name="ce5">
            <text:p>6.01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.68001937866211" table:style-name="ce5">
            <text:p>996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207.7600040435791" table:style-name="ce5">
            <text:p>2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.68001937866211" table:style-name="ce5">
            <text:p>99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7.68001747131348" table:style-name="ce5">
            <text:p>89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531.16001033782959" table:style-name="ce5">
            <text:p>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0.44007396698" table:style-name="ce5">
            <text:p>3.800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862.40001678466797" table:style-name="ce5">
            <text:p>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0.44007396698" table:style-name="ce5">
            <text:p>3.80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73.2800598144531" table:style-name="ce5">
            <text:p>3.073</text:p>
          </table:table-cell>
          <table:table-cell office:value-type="float" office:value="556.64001083374023" table:style-name="ce5">
            <text:p>5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0.4800815582275" table:style-name="ce5">
            <text:p>4.190</text:p>
          </table:table-cell>
          <table:table-cell office:value-type="float" office:value="3010.56005859375" table:style-name="ce5">
            <text:p>3.011</text:p>
          </table:table-cell>
          <table:table-cell office:value-type="float" office:value="764.40001487731934" table:style-name="ce5">
            <text:p>7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0.4800815582275" table:style-name="ce5">
            <text:p>4.19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460.60000896453857" table:style-name="ce5">
            <text:p>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813.40001583099365" table:style-name="ce5">
            <text:p>813</text:p>
          </table:table-cell>
          <table:table-cell office:value-type="float" office:value="321.44000625610352" table:style-name="ce5">
            <text:p>3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2.7200298309326" table:style-name="ce5">
            <text:p>1.53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28.7200336456299" table:style-name="ce5">
            <text:p>1.729</text:p>
          </table:table-cell>
          <table:table-cell office:value-type="float" office:value="603.68001174926758" table:style-name="ce5">
            <text:p>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2.2000932693481" table:style-name="ce5">
            <text:p>4.792</text:p>
          </table:table-cell>
          <table:table-cell office:value-type="float" office:value="1758.1200342178345" table:style-name="ce5">
            <text:p>1.758</text:p>
          </table:table-cell>
          <table:table-cell office:value-type="float" office:value="495.88000965118408" table:style-name="ce5">
            <text:p>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2.2000932693481" table:style-name="ce5">
            <text:p>4.79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497.84000968933105" table:style-name="ce5">
            <text:p>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1.9200592041016" table:style-name="ce5">
            <text:p>3.042</text:p>
          </table:table-cell>
          <table:table-cell office:value-type="float" office:value="570.36001110076904" table:style-name="ce5">
            <text:p>570</text:p>
          </table:table-cell>
          <table:table-cell office:value-type="float" office:value="413.56000804901123" table:style-name="ce5">
            <text:p>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1.9200592041016" table:style-name="ce5">
            <text:p>3.04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95.360034942627" table:style-name="ce5">
            <text:p>1.795</text:p>
          </table:table-cell>
          <table:table-cell office:value-type="float" office:value="776.16001510620117" table:style-name="ce5">
            <text:p>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2.1200971603394" table:style-name="ce5">
            <text:p>4.992</text:p>
          </table:table-cell>
          <table:table-cell office:value-type="float" office:value="1834.5600357055664" table:style-name="ce5">
            <text:p>1.835</text:p>
          </table:table-cell>
          <table:table-cell office:value-type="float" office:value="642.88001251220703" table:style-name="ce5">
            <text:p>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2.1200971603394" table:style-name="ce5">
            <text:p>4.992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916.4800567626953" table:style-name="ce5">
            <text:p>2.916</text:p>
          </table:table-cell>
          <table:table-cell office:value-type="float" office:value="548.80001068115234" table:style-name="ce5">
            <text:p>5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.3200836181641" table:style-name="ce5">
            <text:p>4.296</text:p>
          </table:table-cell>
          <table:table-cell office:value-type="float" office:value="2769.4800539016724" table:style-name="ce5">
            <text:p>2.769</text:p>
          </table:table-cell>
          <table:table-cell office:value-type="float" office:value="1046.6400203704834" table:style-name="ce5">
            <text:p>1.0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.3200836181641" table:style-name="ce5">
            <text:p>4.296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O TOTAL DO INDICADOR D1A1 – ESCOLAS URBANAS, POR FUNÇÕES DO MONITOR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Exercer outras funções na escola relacionadas à informática ou ao uso de tecnologias</text:p>
          </table:table-cell>
          <table:covered-table-cell table:number-columns-repeated="4"/>
          <table:table-cell office:value-type="string" table:number-columns-spanned="5" table:number-rows-spanned="1" table:style-name="ce9">
            <text:p>Exercer outras funções na escola não relacionadas à informática ou ao uso de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56.1200361251831" table:style-name="ce5">
            <text:p>1.856</text:p>
          </table:table-cell>
          <table:table-cell office:value-type="float" office:value="1640.5200319290161" table:style-name="ce5">
            <text:p>1.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2.9201250076294" table:style-name="ce5">
            <text:p>6.423</text:p>
          </table:table-cell>
          <table:table-cell office:value-type="float" office:value="1530.7600297927856" table:style-name="ce5">
            <text:p>1.531</text:p>
          </table:table-cell>
          <table:table-cell office:value-type="float" office:value="1958.0400381088257" table:style-name="ce5">
            <text:p>1.958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6422.9201250076294" table:style-name="ce5">
            <text:p>6.42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478.24000930786133" table:style-name="ce5">
            <text:p>4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4.32001876831055" table:style-name="ce5">
            <text:p>96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233.24000453948975" table:style-name="ce5">
            <text:p>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909.44001770019531" table:style-name="ce5">
            <text:p>90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709.5200138092041" table:style-name="ce5">
            <text:p>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27.8800745010376" table:style-name="ce5">
            <text:p>3.828</text:p>
          </table:table-cell>
          <table:table-cell office:value-type="float" office:value="1023.1200199127197" table:style-name="ce5">
            <text:p>1.023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7.8800745010376" table:style-name="ce5">
            <text:p>3.82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44.6000242233276" table:style-name="ce5">
            <text:p>1.245</text:p>
          </table:table-cell>
          <table:table-cell office:value-type="float" office:value="1364.160026550293" table:style-name="ce5">
            <text:p>1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5.1600923538208" table:style-name="ce5">
            <text:p>4.745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1673.8400325775146" table:style-name="ce5">
            <text:p>1.6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45.1600923538208" table:style-name="ce5">
            <text:p>4.74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17.36001396179199" table:style-name="ce5">
            <text:p>717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0.7600297927856" table:style-name="ce5">
            <text:p>1.531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0.7600297927856" table:style-name="ce5">
            <text:p>1.53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1201.4800233840942" table:style-name="ce5">
            <text:p>1.2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00.040093421936" table:style-name="ce5">
            <text:p>4.800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1430.80002784729" table:style-name="ce5">
            <text:p>1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00.040093421936" table:style-name="ce5">
            <text:p>4.80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529.20001029968262" table:style-name="ce5">
            <text:p>5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4.4800586700439" table:style-name="ce5">
            <text:p>3.014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3014.4800586700439" table:style-name="ce5">
            <text:p>3.01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370.0400266647339" table:style-name="ce5">
            <text:p>1.370</text:p>
          </table:table-cell>
          <table:table-cell office:value-type="float" office:value="1311.2400255203247" table:style-name="ce5">
            <text:p>1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1.7600955963135" table:style-name="ce5">
            <text:p>4.912</text:p>
          </table:table-cell>
          <table:table-cell office:value-type="float" office:value="1189.7200231552124" table:style-name="ce5">
            <text:p>1.190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4911.7600955963135" table:style-name="ce5">
            <text:p>4.912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21.0400257110596" table:style-name="ce5">
            <text:p>1.321</text:p>
          </table:table-cell>
          <table:table-cell office:value-type="float" office:value="997.64001941680908" table:style-name="ce5">
            <text:p>9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6.6400966644287" table:style-name="ce5">
            <text:p>4.967</text:p>
          </table:table-cell>
          <table:table-cell office:value-type="float" office:value="995.68001937866211" table:style-name="ce5">
            <text:p>996</text:p>
          </table:table-cell>
          <table:table-cell office:value-type="float" office:value="1334.7600259780884" table:style-name="ce5">
            <text:p>1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66.6400966644287" table:style-name="ce5">
            <text:p>4.967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147.3600807189941" table:style-name="ce5">
            <text:p>4.147</text:p>
          </table:table-cell>
          <table:table-cell office:value-type="float" office:value="5962.3201160430908" table:style-name="ce5">
            <text:p>5.962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1001.560019493103" table:style-name="ce5">
            <text:p>1.0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0.72000312805176" table:style-name="ce5">
            <text:p>1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833.00001621246338" table:style-name="ce5">
            <text:p>833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63.6000537872314" table:style-name="ce5">
            <text:p>2.764</text:p>
          </table:table-cell>
          <table:table-cell office:value-type="float" office:value="3253.6000633239746" table:style-name="ce5">
            <text:p>3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55.8000516891479" table:style-name="ce5">
            <text:p>2.656</text:p>
          </table:table-cell>
          <table:table-cell office:value-type="float" office:value="4670.6800909042358" table:style-name="ce5">
            <text:p>4.6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15.1200275421143" table:style-name="ce5">
            <text:p>1.415</text:p>
          </table:table-cell>
          <table:table-cell office:value-type="float" office:value="1201.4800233840942" table:style-name="ce5">
            <text:p>1.2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30.1200609207153" table:style-name="ce5">
            <text:p>3.130</text:p>
          </table:table-cell>
          <table:table-cell office:value-type="float" office:value="4121.8800802230835" table:style-name="ce5">
            <text:p>4.1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2926.2800569534302" table:style-name="ce5">
            <text:p>2.926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328.0800647735596" table:style-name="ce5">
            <text:p>3.328</text:p>
          </table:table-cell>
          <table:table-cell office:value-type="float" office:value="4439.4000864028931" table:style-name="ce5">
            <text:p>4.439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726.360053062439" table:style-name="ce5">
            <text:p>2.726</text:p>
          </table:table-cell>
          <table:table-cell office:value-type="float" office:value="4513.880087852478" table:style-name="ce5">
            <text:p>4.514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7.24000072479248" table:style-name="ce5">
            <text:p>3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O TOTAL D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781.2400541305542" table:style-name="ce5">
            <text:p>2.781</text:p>
          </table:table-cell>
          <table:table-cell office:value-type="float" office:value="3255.5600633621216" table:style-name="ce5">
            <text:p>3.256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5979.9601163864136" table:style-name="ce5">
            <text:p>5.980</text:p>
          </table:table-cell>
          <table:table-cell office:value-type="float" office:value="3088.9600601196289" table:style-name="ce5">
            <text:p>3.089</text:p>
          </table:table-cell>
          <table:table-cell office:value-type="float" office:value="2987.0400581359863" table:style-name="ce5">
            <text:p>2.987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5979.9601163864136" table:style-name="ce5">
            <text:p>5.98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1005.480019569397" table:style-name="ce5">
            <text:p>1.005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1005.480019569397" table:style-name="ce5">
            <text:p>1.00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3.00001621246338" table:style-name="ce5">
            <text:p>833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3.00001621246338" table:style-name="ce5">
            <text:p>83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26.8400297164917" table:style-name="ce5">
            <text:p>1.527</text:p>
          </table:table-cell>
          <table:table-cell office:value-type="float" office:value="2369.6400461196899" table:style-name="ce5">
            <text:p>2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86.9200639724731" table:style-name="ce5">
            <text:p>3.287</text:p>
          </table:table-cell>
          <table:table-cell office:value-type="float" office:value="2375.5200462341309" table:style-name="ce5">
            <text:p>2.376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86.9200639724731" table:style-name="ce5">
            <text:p>3.28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60.0000381469727" table:style-name="ce5">
            <text:p>1.960</text:p>
          </table:table-cell>
          <table:table-cell office:value-type="float" office:value="1936.480037689209" table:style-name="ce5">
            <text:p>1.9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70.6800909042358" table:style-name="ce5">
            <text:p>4.671</text:p>
          </table:table-cell>
          <table:table-cell office:value-type="float" office:value="1593.4800310134888" table:style-name="ce5">
            <text:p>1.593</text:p>
          </table:table-cell>
          <table:table-cell office:value-type="float" office:value="2273.6000442504883" table:style-name="ce5">
            <text:p>2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70.6800909042358" table:style-name="ce5">
            <text:p>4.6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27.0000219345093" table:style-name="ce5">
            <text:p>1.127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01.4800233840942" table:style-name="ce5">
            <text:p>1.201</text:p>
          </table:table-cell>
          <table:table-cell office:value-type="float" office:value="1023.1200199127197" table:style-name="ce5">
            <text:p>1.023</text:p>
          </table:table-cell>
          <table:table-cell office:value-type="float" office:value="1081.9200210571289" table:style-name="ce5">
            <text:p>1.0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01.4800233840942" table:style-name="ce5">
            <text:p>1.20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3053.6800594329834" table:style-name="ce5">
            <text:p>3.0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57.160080909729" table:style-name="ce5">
            <text:p>4.157</text:p>
          </table:table-cell>
          <table:table-cell office:value-type="float" office:value="2879.2400560379028" table:style-name="ce5">
            <text:p>2.879</text:p>
          </table:table-cell>
          <table:table-cell office:value-type="float" office:value="1238.7200241088867" table:style-name="ce5">
            <text:p>1.2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57.160080909729" table:style-name="ce5">
            <text:p>4.15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1289.680025100708" table:style-name="ce5">
            <text:p>1.290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2930.2000570297241" table:style-name="ce5">
            <text:p>2.930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2930.2000570297241" table:style-name="ce5">
            <text:p>2.93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3230.0800628662109" table:style-name="ce5">
            <text:p>3.230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4466.8400869369507" table:style-name="ce5">
            <text:p>4.467</text:p>
          </table:table-cell>
          <table:table-cell office:value-type="float" office:value="3088.9600601196289" table:style-name="ce5">
            <text:p>3.089</text:p>
          </table:table-cell>
          <table:table-cell office:value-type="float" office:value="1305.3600254058838" table:style-name="ce5">
            <text:p>1.305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4466.8400869369507" table:style-name="ce5">
            <text:p>4.467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696.9600524902344" table:style-name="ce5">
            <text:p>2.697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13.880087852478" table:style-name="ce5">
            <text:p>4.514</text:p>
          </table:table-cell>
          <table:table-cell office:value-type="float" office:value="0" table:style-name="ce5">
            <text:p>0</text:p>
          </table:table-cell>
          <table:table-cell office:value-type="float" office:value="2726.360053062439" table:style-name="ce5">
            <text:p>2.7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13.880087852478" table:style-name="ce5">
            <text:p>4.5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789.8401126861572" table:style-name="ce5">
            <text:p>5.790</text:p>
          </table:table-cell>
          <table:table-cell office:value-type="float" office:value="4527.6000881195068" table:style-name="ce5">
            <text:p>4.528</text:p>
          </table:table-cell>
          <table:table-cell office:value-type="float" office:value="533.12001037597656" table:style-name="ce5">
            <text:p>533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209.72000408172607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160.72000312805176" table:style-name="ce5">
            <text:p>1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41.7200689315796" table:style-name="ce5">
            <text:p>3.542</text:p>
          </table:table-cell>
          <table:table-cell office:value-type="float" office:value="2334.3600454330444" table:style-name="ce5">
            <text:p>2.334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45.4000806808472" table:style-name="ce5">
            <text:p>4.145</text:p>
          </table:table-cell>
          <table:table-cell office:value-type="float" office:value="3635.8000707626343" table:style-name="ce5">
            <text:p>3.636</text:p>
          </table:table-cell>
          <table:table-cell office:value-type="float" office:value="478.24000930786133" table:style-name="ce5">
            <text:p>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37.6400766372681" table:style-name="ce5">
            <text:p>3.938</text:p>
          </table:table-cell>
          <table:table-cell office:value-type="float" office:value="3447.6400671005249" table:style-name="ce5">
            <text:p>3.448</text:p>
          </table:table-cell>
          <table:table-cell office:value-type="float" office:value="209.72000408172607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98.880054473877" table:style-name="ce5">
            <text:p>2.799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103.88000202178955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462.9200868606567" table:style-name="ce5">
            <text:p>4.463</text:p>
          </table:table-cell>
          <table:table-cell office:value-type="float" office:value="3700.4800720214844" table:style-name="ce5">
            <text:p>3.700</text:p>
          </table:table-cell>
          <table:table-cell office:value-type="float" office:value="235.20000457763672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329.6400842666626" table:style-name="ce5">
            <text:p>4.330</text:p>
          </table:table-cell>
          <table:table-cell office:value-type="float" office:value="2794.960054397583" table:style-name="ce5">
            <text:p>2.795</text:p>
          </table:table-cell>
          <table:table-cell office:value-type="float" office:value="478.24000930786133" table:style-name="ce5">
            <text:p>478</text:p>
          </table:table-cell>
          <table:table-cell office:value-type="string" table:style-name="ce5">
            <text:p>-</text:p>
          </table:table-cell>
          <table:table-cell office:value-type="float" office:value="37.24000072479248" table:style-name="ce5">
            <text:p>3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2" table:number-rows-spanned="1" table:style-name="ce6">
            <text:p>MARGEM DE ERRO PARA O TOTAL DO INDICADOR D8A1 – ESCOLAS URBANAS, POR RESPONSÁVEL PELA MANUTENÇÃO DOS COMPUTADORE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42" table:number-rows-spanned="1" table:style-name="ce8">
            <text:p>Total de escolas localizadas em áreas urbanas<text:s/>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9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9">
            <text:p>Outros</text:p>
          </table:table-cell>
          <table:covered-table-cell/>
          <table:table-cell office:value-type="string" table:number-columns-spanned="2" table:number-rows-spanned="1" table:style-name="ce9">
            <text:p>Ninguém se responsabiliza pela manutenção dos computadores</text:p>
          </table:table-cell>
          <table:covered-table-cell/>
          <table:table-cell table:number-columns-repeated="1634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coordenador(a) pedagógico(a)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036.4400396347046" table:style-name="ce5">
            <text:p>2.036</text:p>
          </table:table-cell>
          <table:table-cell office:value-type="float" office:value="2932.1600570678711" table:style-name="ce5">
            <text:p>2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13.2801170349121" table:style-name="ce5">
            <text:p>6.013</text:p>
          </table:table-cell>
          <table:table-cell office:value-type="float" office:value="1730.6800336837769" table:style-name="ce5">
            <text:p>1.731</text:p>
          </table:table-cell>
          <table:table-cell office:value-type="float" office:value="1803.2000350952148" table:style-name="ce5">
            <text:p>1.803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6422.9201250076294" table:style-name="ce5">
            <text:p>6.423</text:p>
          </table:table-cell>
          <table:table-cell office:value-type="float" office:value="1491.5600290298462" table:style-name="ce5">
            <text:p>1.492</text:p>
          </table:table-cell>
          <table:table-cell office:value-type="float" office:value="6248.4801216125488" table:style-name="ce5">
            <text:p>6.248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5391.9601049423218" table:style-name="ce5">
            <text:p>5.392</text:p>
          </table:table-cell>
          <table:table-cell office:value-type="float" office:value="5003.8800973892212" table:style-name="ce5">
            <text:p>5.004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4670.6800909042358" table:style-name="ce5">
            <text:p>4.671</text:p>
          </table:table-cell>
          <table:table-cell office:value-type="float" office:value="5668.3201103210449" table:style-name="ce5">
            <text:p>5.668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3841.6000747680664" table:style-name="ce5">
            <text:p>3.842</text:p>
          </table:table-cell>
          <table:table-cell office:value-type="float" office:value="5979.9601163864136" table:style-name="ce5">
            <text:p>5.980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2843.9600553512573" table:style-name="ce5">
            <text:p>2.844</text:p>
          </table:table-cell>
          <table:table-cell office:value-type="float" office:value="6295.5201225280762" table:style-name="ce5">
            <text:p>6.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1628.7600317001343" table:style-name="ce5">
            <text:p>1.629</text:p>
          </table:table-cell>
          <table:table-cell office:value-type="float" office:value="6283.7601222991943" table:style-name="ce5">
            <text:p>6.284</text:p>
          </table:table-cell>
          <table:table-cell office:value-type="float" office:value="1691.4800329208374" table:style-name="ce5">
            <text:p>1.691</text:p>
          </table:table-cell>
          <table:table-cell office:value-type="float" office:value="6136.7601194381714" table:style-name="ce5">
            <text:p>6.137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288.12000560760498" table:style-name="ce5">
            <text:p>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.68001937866211" table:style-name="ce5">
            <text:p>996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454.72000885009766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962.36001873016357" table:style-name="ce5">
            <text:p>962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672.2800130844116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0" table:style-name="ce5">
            <text:p>0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664.44001293182373" table:style-name="ce5">
            <text:p>664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925.12001800537109" table:style-name="ce5">
            <text:p>9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958.44001865386963" table:style-name="ce5">
            <text:p>95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213.64000415802002" table:style-name="ce5">
            <text:p>2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209.72000408172607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862.40001678466797" table:style-name="ce5">
            <text:p>8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3.40001583099365" table:style-name="ce5">
            <text:p>813</text:p>
          </table:table-cell>
          <table:table-cell office:value-type="float" office:value="627.20001220703125" table:style-name="ce5">
            <text:p>6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834.96001625061035" table:style-name="ce5">
            <text:p>8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882.0000171661377" table:style-name="ce5">
            <text:p>8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868.28001689910889" table:style-name="ce5">
            <text:p>86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1128.9600219726563" table:style-name="ce5">
            <text:p>1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0.44007396698" table:style-name="ce5">
            <text:p>3.800</text:p>
          </table:table-cell>
          <table:table-cell office:value-type="float" office:value="819.28001594543457" table:style-name="ce5">
            <text:p>819</text:p>
          </table:table-cell>
          <table:table-cell office:value-type="float" office:value="1052.5200204849243" table:style-name="ce5">
            <text:p>1.0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27.8800745010376" table:style-name="ce5">
            <text:p>3.828</text:p>
          </table:table-cell>
          <table:table-cell office:value-type="float" office:value="976.08001899719238" table:style-name="ce5">
            <text:p>976</text:p>
          </table:table-cell>
          <table:table-cell office:value-type="float" office:value="3771.0400733947754" table:style-name="ce5">
            <text:p>3.7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959.6000576019287" table:style-name="ce5">
            <text:p>2.960</text:p>
          </table:table-cell>
          <table:table-cell office:value-type="float" office:value="3186.9600620269775" table:style-name="ce5">
            <text:p>3.1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147.7600612640381" table:style-name="ce5">
            <text:p>3.148</text:p>
          </table:table-cell>
          <table:table-cell office:value-type="float" office:value="3008.600058555603" table:style-name="ce5">
            <text:p>3.0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046.2400398254395" table:style-name="ce5">
            <text:p>2.046</text:p>
          </table:table-cell>
          <table:table-cell office:value-type="float" office:value="3553.4800691604614" table:style-name="ce5">
            <text:p>3.5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713.0400333404541" table:style-name="ce5">
            <text:p>1.713</text:p>
          </table:table-cell>
          <table:table-cell office:value-type="float" office:value="3757.3200731277466" table:style-name="ce5">
            <text:p>3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3718.1200723648071" table:style-name="ce5">
            <text:p>3.718</text:p>
          </table:table-cell>
          <table:table-cell office:value-type="float" office:value="1399.4400272369385" table:style-name="ce5">
            <text:p>1.399</text:p>
          </table:table-cell>
          <table:table-cell office:value-type="float" office:value="3526.0400686264038" table:style-name="ce5">
            <text:p>3.526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24.7200374603271" table:style-name="ce5">
            <text:p>1.925</text:p>
          </table:table-cell>
          <table:table-cell office:value-type="float" office:value="2553.8800497055054" table:style-name="ce5">
            <text:p>2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0.4800815582275" table:style-name="ce5">
            <text:p>4.190</text:p>
          </table:table-cell>
          <table:table-cell office:value-type="float" office:value="1299.4800252914429" table:style-name="ce5">
            <text:p>1.299</text:p>
          </table:table-cell>
          <table:table-cell office:value-type="float" office:value="1336.7200260162354" table:style-name="ce5">
            <text:p>1.3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45.1600923538208" table:style-name="ce5">
            <text:p>4.745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4627.5600900650024" table:style-name="ce5">
            <text:p>4.6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7.7600803375244" table:style-name="ce5">
            <text:p>4.128</text:p>
          </table:table-cell>
          <table:table-cell office:value-type="float" office:value="3524.0800685882568" table:style-name="ce5">
            <text:p>3.5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2.2800607681274" table:style-name="ce5">
            <text:p>3.122</text:p>
          </table:table-cell>
          <table:table-cell office:value-type="float" office:value="4421.7600860595703" table:style-name="ce5">
            <text:p>4.422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4459.0000867843628" table:style-name="ce5">
            <text:p>4.4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12.8800411224365" table:style-name="ce5">
            <text:p>2.113</text:p>
          </table:table-cell>
          <table:table-cell office:value-type="float" office:value="4629.5200901031494" table:style-name="ce5">
            <text:p>4.6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4653.0400905609131" table:style-name="ce5">
            <text:p>4.653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4631.4800901412964" table:style-name="ce5">
            <text:p>4.631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817.3200159072876" table:style-name="ce5">
            <text:p>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323.40000629425049" table:style-name="ce5">
            <text:p>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30.7600297927856" table:style-name="ce5">
            <text:p>1.531</text:p>
          </table:table-cell>
          <table:table-cell office:value-type="float" office:value="813.40001583099365" table:style-name="ce5">
            <text:p>813</text:p>
          </table:table-cell>
          <table:table-cell office:value-type="float" office:value="1321.0400257110596" table:style-name="ce5">
            <text:p>1.3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8.0800266265869" table:style-name="ce5">
            <text:p>1.368</text:p>
          </table:table-cell>
          <table:table-cell office:value-type="float" office:value="1272.0400247573853" table:style-name="ce5">
            <text:p>1.2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2.6400241851807" table:style-name="ce5">
            <text:p>1.243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7.9200248718262" table:style-name="ce5">
            <text:p>1.278</text:p>
          </table:table-cell>
          <table:table-cell office:value-type="float" office:value="1328.8800258636475" table:style-name="ce5">
            <text:p>1.3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1568.0000305175781" table:style-name="ce5">
            <text:p>1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1517.0400295257568" table:style-name="ce5">
            <text:p>1.517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1454.3200283050537" table:style-name="ce5">
            <text:p>1.454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13.2000255584717" table:style-name="ce5">
            <text:p>1.313</text:p>
          </table:table-cell>
          <table:table-cell office:value-type="float" office:value="1328.8800258636475" table:style-name="ce5">
            <text:p>1.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2.2000932693481" table:style-name="ce5">
            <text:p>4.792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1389.6400270462036" table:style-name="ce5">
            <text:p>1.390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4800.040093421936" table:style-name="ce5">
            <text:p>4.800</text:p>
          </table:table-cell>
          <table:table-cell office:value-type="float" office:value="676.20001316070557" table:style-name="ce5">
            <text:p>676</text:p>
          </table:table-cell>
          <table:table-cell office:value-type="float" office:value="4900.0000953674316" table:style-name="ce5">
            <text:p>4.900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383.3600463867188" table:style-name="ce5">
            <text:p>2.383</text:p>
          </table:table-cell>
          <table:table-cell office:value-type="float" office:value="4476.6400871276855" table:style-name="ce5">
            <text:p>4.477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364.9200849533081" table:style-name="ce5">
            <text:p>4.365</text:p>
          </table:table-cell>
          <table:table-cell office:value-type="float" office:value="2849.8400554656982" table:style-name="ce5">
            <text:p>2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827.8800745010376" table:style-name="ce5">
            <text:p>3.828</text:p>
          </table:table-cell>
          <table:table-cell office:value-type="float" office:value="3310.4400644302368" table:style-name="ce5">
            <text:p>3.310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120.7200412750244" table:style-name="ce5">
            <text:p>2.121</text:p>
          </table:table-cell>
          <table:table-cell office:value-type="float" office:value="4562.8800888061523" table:style-name="ce5">
            <text:p>4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850.64001655578613" table:style-name="ce5">
            <text:p>851</text:p>
          </table:table-cell>
          <table:table-cell office:value-type="float" office:value="4915.6800956726074" table:style-name="ce5">
            <text:p>4.916</text:p>
          </table:table-cell>
          <table:table-cell office:value-type="float" office:value="409.64000797271729" table:style-name="ce5">
            <text:p>410</text:p>
          </table:table-cell>
          <table:table-cell office:value-type="float" office:value="4909.8000955581665" table:style-name="ce5">
            <text:p>4.910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570.36001110076904" table:style-name="ce5">
            <text:p>5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1.9200592041016" table:style-name="ce5">
            <text:p>3.042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644.840012550354" table:style-name="ce5">
            <text:p>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14.4800586700439" table:style-name="ce5">
            <text:p>3.014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3053.6800594329834" table:style-name="ce5">
            <text:p>3.0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2794.960054397583" table:style-name="ce5">
            <text:p>2.7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2706.7600526809692" table:style-name="ce5">
            <text:p>2.707</text:p>
          </table:table-cell>
          <table:table-cell office:value-type="float" office:value="1822.8000354766846" table:style-name="ce5">
            <text:p>1.823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446.88000869750977" table:style-name="ce5">
            <text:p>447</text:p>
          </table:table-cell>
          <table:table-cell office:value-type="float" office:value="3063.4800596237183" table:style-name="ce5">
            <text:p>3.0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1764.0000343322754" table:style-name="ce5">
            <text:p>1.764</text:p>
          </table:table-cell>
          <table:table-cell office:value-type="float" office:value="2806.7200546264648" table:style-name="ce5">
            <text:p>2.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717.36001396179199" table:style-name="ce5">
            <text:p>717</text:p>
          </table:table-cell>
          <table:table-cell office:value-type="float" office:value="3049.7600593566895" table:style-name="ce5">
            <text:p>3.050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3018.4000587463379" table:style-name="ce5">
            <text:p>3.01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375.9200267791748" table:style-name="ce5">
            <text:p>1.376</text:p>
          </table:table-cell>
          <table:table-cell office:value-type="float" office:value="1438.6400279998779" table:style-name="ce5">
            <text:p>1.4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2.1200971603394" table:style-name="ce5">
            <text:p>4.992</text:p>
          </table:table-cell>
          <table:table-cell office:value-type="float" office:value="1140.7200222015381" table:style-name="ce5">
            <text:p>1.141</text:p>
          </table:table-cell>
          <table:table-cell office:value-type="float" office:value="1520.9600296020508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4911.7600955963135" table:style-name="ce5">
            <text:p>4.912</text:p>
          </table:table-cell>
          <table:table-cell office:value-type="float" office:value="942.76001834869385" table:style-name="ce5">
            <text:p>943</text:p>
          </table:table-cell>
          <table:table-cell office:value-type="float" office:value="4909.8000955581665" table:style-name="ce5">
            <text:p>4.910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4760.8400926589966" table:style-name="ce5">
            <text:p>4.761</text:p>
          </table:table-cell>
          <table:table-cell office:value-type="string" table:style-name="ce5">
            <text:p>-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4670.6800909042358" table:style-name="ce5">
            <text:p>4.671</text:p>
          </table:table-cell>
          <table:table-cell office:value-type="float" office:value="3186.9600620269775" table:style-name="ce5">
            <text:p>3.187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3841.6000747680664" table:style-name="ce5">
            <text:p>3.842</text:p>
          </table:table-cell>
          <table:table-cell office:value-type="float" office:value="4239.4800825119019" table:style-name="ce5">
            <text:p>4.239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2724.400053024292" table:style-name="ce5">
            <text:p>2.724</text:p>
          </table:table-cell>
          <table:table-cell office:value-type="float" office:value="4719.6800918579102" table:style-name="ce5">
            <text:p>4.7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4933.3200960159302" table:style-name="ce5">
            <text:p>4.933</text:p>
          </table:table-cell>
          <table:table-cell office:value-type="float" office:value="944.72001838684082" table:style-name="ce5">
            <text:p>945</text:p>
          </table:table-cell>
          <table:table-cell office:value-type="float" office:value="4876.480094909668" table:style-name="ce5">
            <text:p>4.876</text:p>
          </table:table-cell>
          <table:table-cell table:number-columns-repeated="16343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526.8400297164917" table:style-name="ce5">
            <text:p>1.527</text:p>
          </table:table-cell>
          <table:table-cell office:value-type="float" office:value="2598.9600505828857" table:style-name="ce5">
            <text:p>2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.3200836181641" table:style-name="ce5">
            <text:p>4.296</text:p>
          </table:table-cell>
          <table:table-cell office:value-type="float" office:value="1332.8000259399414" table:style-name="ce5">
            <text:p>1.333</text:p>
          </table:table-cell>
          <table:table-cell office:value-type="float" office:value="999.60001945495605" table:style-name="ce5">
            <text:p>1.0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66.6400966644287" table:style-name="ce5">
            <text:p>4.967</text:p>
          </table:table-cell>
          <table:table-cell office:value-type="float" office:value="1170.1200227737427" table:style-name="ce5">
            <text:p>1.170</text:p>
          </table:table-cell>
          <table:table-cell office:value-type="float" office:value="5009.7600975036621" table:style-name="ce5">
            <text:p>5.0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4845.1200942993164" table:style-name="ce5">
            <text:p>4.845</text:p>
          </table:table-cell>
          <table:table-cell office:value-type="float" office:value="1967.8400382995605" table:style-name="ce5">
            <text:p>1.9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5103.8400993347168" table:style-name="ce5">
            <text:p>5.1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5103.8400993347168" table:style-name="ce5">
            <text:p>5.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5062.6800985336304" table:style-name="ce5">
            <text:p>5.0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5023.4800977706909" table:style-name="ce5">
            <text:p>5.023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4937.2400960922241" table:style-name="ce5">
            <text:p>4.937</text:p>
          </table:table-cell>
          <table:table-cell table:number-columns-repeated="16343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2" table:number-rows-spanned="1" table:style-name="ce7"/>
          <table:covered-table-cell table:number-columns-repeated="41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D8A – ESCOLAS URBANA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419.8000860214233" table:style-name="ce5">
            <text:p>4.420</text:p>
          </table:table-cell>
          <table:table-cell office:value-type="float" office:value="1987.4400386810303" table:style-name="ce5">
            <text:p>1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89.8801107406616" table:style-name="ce5">
            <text:p>5.69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337.1200065612793" table:style-name="ce5">
            <text:p>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3.72001934051514" table:style-name="ce5">
            <text:p>99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76.28000926971436" table:style-name="ce5">
            <text:p>476</text:p>
          </table:table-cell>
          <table:table-cell office:value-type="float" office:value="352.80000686645508" table:style-name="ce5">
            <text:p>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.96001625061035" table:style-name="ce5">
            <text:p>83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42.0000553131104" table:style-name="ce5">
            <text:p>2.842</text:p>
          </table:table-cell>
          <table:table-cell office:value-type="float" office:value="1509.2000293731689" table:style-name="ce5">
            <text:p>1.5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1.7200593948364" table:style-name="ce5">
            <text:p>3.05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06.6000604629517" table:style-name="ce5">
            <text:p>3.107</text:p>
          </table:table-cell>
          <table:table-cell office:value-type="float" office:value="1052.5200204849243" table:style-name="ce5">
            <text:p>1.0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17.8400859832764" table:style-name="ce5">
            <text:p>4.4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572.32001113891602" table:style-name="ce5">
            <text:p>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64.160026550293" table:style-name="ce5">
            <text:p>1.36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070.9200792312622" table:style-name="ce5">
            <text:p>4.071</text:p>
          </table:table-cell>
          <table:table-cell office:value-type="float" office:value="1711.0800333023071" table:style-name="ce5">
            <text:p>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14.5200567245483" table:style-name="ce5">
            <text:p>2.9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87.2000503540039" table:style-name="ce5">
            <text:p>2.587</text:p>
          </table:table-cell>
          <table:table-cell office:value-type="float" office:value="1034.8800201416016" table:style-name="ce5">
            <text:p>1.0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8.6800355911255" table:style-name="ce5">
            <text:p>1.8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419.8000860214233" table:style-name="ce5">
            <text:p>4.420</text:p>
          </table:table-cell>
          <table:table-cell office:value-type="float" office:value="1987.4400386810303" table:style-name="ce5">
            <text:p>1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39.8800630569458" table:style-name="ce5">
            <text:p>3.24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03.8400993347168" table:style-name="ce5">
            <text:p>5.104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O TOTAL D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8">
            <text:p>Total de escolas localizadas em áreas urbanas com acesso à Internet<text:s/>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1" table:number-rows-spanned="2" table:style-name="ce9">
            <text:p>Conexão discada</text:p>
          </table:table-cell>
          <table:table-cell office:value-type="string" table:number-columns-spanned="5" table:number-rows-spanned="1" table:style-name="ce9">
            <text:p>Banda larga fixa</text:p>
          </table:table-cell>
          <table:covered-table-cell table:number-columns-repeated="4"/>
          <table:table-cell table:number-columns-repeated="4" table:style-name="ce3"/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table-cell office:value-type="string" table:style-name="ce3">
            <text:p>Modem 3G ou 4G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97.96000385284424" table:style-name="ce5">
            <text:p>198</text:p>
          </table:table-cell>
          <table:table-cell office:value-type="float" office:value="2624.4400510787964" table:style-name="ce5">
            <text:p>2.624</text:p>
          </table:table-cell>
          <table:table-cell office:value-type="float" office:value="4472.7200870513916" table:style-name="ce5">
            <text:p>4.473</text:p>
          </table:table-cell>
          <table:table-cell office:value-type="float" office:value="1797.3200349807739" table:style-name="ce5">
            <text:p>1.797</text:p>
          </table:table-cell>
          <table:table-cell office:value-type="float" office:value="1454.3200283050537" table:style-name="ce5">
            <text:p>1.454</text:p>
          </table:table-cell>
          <table:table-cell office:value-type="float" office:value="4506.0400876998901" table:style-name="ce5">
            <text:p>4.506</text:p>
          </table:table-cell>
          <table:table-cell office:value-type="float" office:value="2553.8800497055054" table:style-name="ce5">
            <text:p>2.554</text:p>
          </table:table-cell>
          <table:table-cell office:value-type="float" office:value="1683.6400327682495" table:style-name="ce5">
            <text:p>1.684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507.64000988006592" table:style-name="ce5">
            <text:p>508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452.76000881195068" table:style-name="ce5">
            <text:p>453</text:p>
          </table:table-cell>
          <table:table-cell office:value-type="float" office:value="384.16000747680664" table:style-name="ce5">
            <text:p>384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2018.8000392913818" table:style-name="ce5">
            <text:p>2.019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102.6800603866577" table:style-name="ce5">
            <text:p>3.103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1409.2400274276733" table:style-name="ce5">
            <text:p>1.409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324.5600452423096" table:style-name="ce5">
            <text:p>2.325</text:p>
          </table:table-cell>
          <table:table-cell office:value-type="float" office:value="3837.6800746917725" table:style-name="ce5">
            <text:p>3.838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1258.3200244903564" table:style-name="ce5">
            <text:p>1.258</text:p>
          </table:table-cell>
          <table:table-cell office:value-type="float" office:value="2687.1600522994995" table:style-name="ce5">
            <text:p>2.687</text:p>
          </table:table-cell>
          <table:table-cell office:value-type="float" office:value="2359.8400459289551" table:style-name="ce5">
            <text:p>2.360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570.36001110076904" table:style-name="ce5">
            <text:p>570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1473.9200286865234" table:style-name="ce5">
            <text:p>1.474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1127.0000219345093" table:style-name="ce5">
            <text:p>1.127</text:p>
          </table:table-cell>
          <table:table-cell office:value-type="float" office:value="3194.8000621795654" table:style-name="ce5">
            <text:p>3.195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1225.0000238418579" table:style-name="ce5">
            <text:p>1.225</text:p>
          </table:table-cell>
          <table:table-cell office:value-type="float" office:value="3637.7600708007813" table:style-name="ce5">
            <text:p>3.638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493.92000961303711" table:style-name="ce5">
            <text:p>4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983.5200386047363" table:style-name="ce5">
            <text:p>1.984</text:p>
          </table:table-cell>
          <table:table-cell office:value-type="float" office:value="1954.1200380325317" table:style-name="ce5">
            <text:p>1.954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1620.9200315475464" table:style-name="ce5">
            <text:p>1.621</text:p>
          </table:table-cell>
          <table:table-cell office:value-type="float" office:value="588.0000114440918" table:style-name="ce5">
            <text:p>588</text:p>
          </table:table-cell>
          <table:table-cell office:value-type="float" office:value="813.40001583099365" table:style-name="ce5">
            <text:p>8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2261.8400440216064" table:style-name="ce5">
            <text:p>2.262</text:p>
          </table:table-cell>
          <table:table-cell office:value-type="float" office:value="3563.2800693511963" table:style-name="ce5">
            <text:p>3.563</text:p>
          </table:table-cell>
          <table:table-cell office:value-type="float" office:value="1132.8800220489502" table:style-name="ce5">
            <text:p>1.133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3804.3600740432739" table:style-name="ce5">
            <text:p>3.804</text:p>
          </table:table-cell>
          <table:table-cell office:value-type="float" office:value="1040.7600202560425" table:style-name="ce5">
            <text:p>1.041</text:p>
          </table:table-cell>
          <table:table-cell office:value-type="float" office:value="952.56001853942871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395.5200271606445" table:style-name="ce5">
            <text:p>1.396</text:p>
          </table:table-cell>
          <table:table-cell office:value-type="float" office:value="2963.5200576782227" table:style-name="ce5">
            <text:p>2.964</text:p>
          </table:table-cell>
          <table:table-cell office:value-type="float" office:value="1405.3200273513794" table:style-name="ce5">
            <text:p>1.405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2340.2400455474854" table:style-name="ce5">
            <text:p>2.340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6">
            <text:p>MARGEM DE ERRO PARA O TOTAL D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8">
            <text:p>Total de escolas localizadas em áreas urbanas com acesso à Internet<text:s/>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93.9600076675415" table:style-name="ce5">
            <text:p>394</text:p>
          </table:table-cell>
          <table:table-cell office:value-type="float" office:value="513.52000999450684" table:style-name="ce5">
            <text:p>514</text:p>
          </table:table-cell>
          <table:table-cell office:value-type="float" office:value="1740.4800338745117" table:style-name="ce5">
            <text:p>1.740</text:p>
          </table:table-cell>
          <table:table-cell office:value-type="float" office:value="2520.5600490570068" table:style-name="ce5">
            <text:p>2.521</text:p>
          </table:table-cell>
          <table:table-cell office:value-type="float" office:value="4441.36008644104" table:style-name="ce5">
            <text:p>4.441</text:p>
          </table:table-cell>
          <table:table-cell office:value-type="float" office:value="1595.4400310516357" table:style-name="ce5">
            <text:p>1.595</text:p>
          </table:table-cell>
          <table:table-cell office:value-type="float" office:value="2949.8000574111938" table:style-name="ce5">
            <text:p>2.950</text:p>
          </table:table-cell>
          <table:table-cell office:value-type="float" office:value="1767.9200344085693" table:style-name="ce5">
            <text:p>1.768</text:p>
          </table:table-cell>
          <table:table-cell office:value-type="float" office:value="2426.4800472259521" table:style-name="ce5">
            <text:p>2.426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2904.7200565338135" table:style-name="ce5">
            <text:p>2.905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395.92000770568848" table:style-name="ce5">
            <text:p>396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417.48000812530518" table:style-name="ce5">
            <text:p>4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1405.3200273513794" table:style-name="ce5">
            <text:p>1.405</text:p>
          </table:table-cell>
          <table:table-cell office:value-type="float" office:value="1048.6000204086304" table:style-name="ce5">
            <text:p>1.049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2448.0400476455688" table:style-name="ce5">
            <text:p>2.448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1638.5600318908691" table:style-name="ce5">
            <text:p>1.639</text:p>
          </table:table-cell>
          <table:table-cell office:value-type="float" office:value="1881.6000366210938" table:style-name="ce5">
            <text:p>1.882</text:p>
          </table:table-cell>
          <table:table-cell office:value-type="float" office:value="1936.480037689209" table:style-name="ce5">
            <text:p>1.936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395.92000770568848" table:style-name="ce5">
            <text:p>396</text:p>
          </table:table-cell>
          <table:table-cell office:value-type="float" office:value="1066.2400207519531" table:style-name="ce5">
            <text:p>1.066</text:p>
          </table:table-cell>
          <table:table-cell office:value-type="float" office:value="1891.4000368118286" table:style-name="ce5">
            <text:p>1.891</text:p>
          </table:table-cell>
          <table:table-cell office:value-type="float" office:value="4300.240083694458" table:style-name="ce5">
            <text:p>4.300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1424.9200277328491" table:style-name="ce5">
            <text:p>1.425</text:p>
          </table:table-cell>
          <table:table-cell office:value-type="float" office:value="1297.5200252532959" table:style-name="ce5">
            <text:p>1.298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2091.3200407028198" table:style-name="ce5">
            <text:p>2.091</text:p>
          </table:table-cell>
          <table:table-cell office:value-type="float" office:value="1920.8000373840332" table:style-name="ce5">
            <text:p>1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725.20001411437988" table:style-name="ce5">
            <text:p>725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607.60001182556152" table:style-name="ce5">
            <text:p>608</text:p>
          </table:table-cell>
          <table:table-cell office:value-type="float" office:value="778.12001514434814" table:style-name="ce5">
            <text:p>778</text:p>
          </table:table-cell>
          <table:table-cell office:value-type="float" office:value="558.60001087188721" table:style-name="ce5">
            <text:p>559</text:p>
          </table:table-cell>
          <table:table-cell office:value-type="float" office:value="1176.0000228881836" table:style-name="ce5">
            <text:p>1.176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1230.8800239562988" table:style-name="ce5">
            <text:p>1.231</text:p>
          </table:table-cell>
          <table:table-cell office:value-type="float" office:value="2144.2400417327881" table:style-name="ce5">
            <text:p>2.144</text:p>
          </table:table-cell>
          <table:table-cell office:value-type="float" office:value="2379.4400463104248" table:style-name="ce5">
            <text:p>2.379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2630.3200511932373" table:style-name="ce5">
            <text:p>2.630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1703.2400331497192" table:style-name="ce5">
            <text:p>1.703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1773.8000345230103" table:style-name="ce5">
            <text:p>1.7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584.08001136779785" table:style-name="ce5">
            <text:p>584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1148.560022354126" table:style-name="ce5">
            <text:p>1.149</text:p>
          </table:table-cell>
          <table:table-cell office:value-type="float" office:value="911.40001773834229" table:style-name="ce5">
            <text:p>911</text:p>
          </table:table-cell>
          <table:table-cell office:value-type="float" office:value="1097.6000213623047" table:style-name="ce5">
            <text:p>1.098</text:p>
          </table:table-cell>
          <table:table-cell office:value-type="float" office:value="1246.5600242614746" table:style-name="ce5">
            <text:p>1.247</text:p>
          </table:table-cell>
          <table:table-cell office:value-type="float" office:value="1548.4000301361084" table:style-name="ce5">
            <text:p>1.548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513.52000999450684" table:style-name="ce5">
            <text:p>514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2326.5200452804565" table:style-name="ce5">
            <text:p>2.327</text:p>
          </table:table-cell>
          <table:table-cell office:value-type="float" office:value="2793.000054359436" table:style-name="ce5">
            <text:p>2.793</text:p>
          </table:table-cell>
          <table:table-cell office:value-type="float" office:value="1336.7200260162354" table:style-name="ce5">
            <text:p>1.337</text:p>
          </table:table-cell>
          <table:table-cell office:value-type="float" office:value="2849.8400554656982" table:style-name="ce5">
            <text:p>2.850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2020.7600393295288" table:style-name="ce5">
            <text:p>2.021</text:p>
          </table:table-cell>
          <table:table-cell office:value-type="float" office:value="1916.8800373077393" table:style-name="ce5">
            <text:p>1.917</text:p>
          </table:table-cell>
          <table:table-cell office:value-type="float" office:value="2281.4400444030762" table:style-name="ce5">
            <text:p>2.281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float" office:value="1095.6400213241577" table:style-name="ce5">
            <text:p>1.096</text:p>
          </table:table-cell>
          <table:table-cell office:value-type="float" office:value="1030.9600200653076" table:style-name="ce5">
            <text:p>1.031</text:p>
          </table:table-cell>
          <table:table-cell office:value-type="float" office:value="3477.0400676727295" table:style-name="ce5">
            <text:p>3.477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866.32001686096191" table:style-name="ce5">
            <text:p>866</text:p>
          </table:table-cell>
          <table:table-cell office:value-type="float" office:value="1158.3600225448608" table:style-name="ce5">
            <text:p>1.158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2500.9600486755371" table:style-name="ce5">
            <text:p>2.501</text:p>
          </table:table-cell>
          <table:table-cell office:value-type="float" office:value="1844.3600358963013" table:style-name="ce5">
            <text:p>1.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7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O TOTAL D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 com acesso à Internet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136.7601194381714" table:style-name="ce5">
            <text:p>6.137</text:p>
          </table:table-cell>
          <table:table-cell office:value-type="float" office:value="2499.0000486373901" table:style-name="ce5">
            <text:p>2.4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288.12000560760498" table:style-name="ce5">
            <text:p>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51.5200691223145" table:style-name="ce5">
            <text:p>3.552</text:p>
          </table:table-cell>
          <table:table-cell office:value-type="float" office:value="1438.6400279998779" table:style-name="ce5">
            <text:p>1.4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606.0000896453857" table:style-name="ce5">
            <text:p>4.606</text:p>
          </table:table-cell>
          <table:table-cell office:value-type="float" office:value="1901.2000370025635" table:style-name="ce5">
            <text:p>1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678.16001319885254" table:style-name="ce5">
            <text:p>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64.8000907897949" table:style-name="ce5">
            <text:p>4.665</text:p>
          </table:table-cell>
          <table:table-cell office:value-type="float" office:value="1869.8400363922119" table:style-name="ce5">
            <text:p>1.8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02.7200584411621" table:style-name="ce5">
            <text:p>3.003</text:p>
          </table:table-cell>
          <table:table-cell office:value-type="float" office:value="954.52001857757568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2085.4400405883789" table:style-name="ce5">
            <text:p>2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27.4400959014893" table:style-name="ce5">
            <text:p>4.927</text:p>
          </table:table-cell>
          <table:table-cell office:value-type="float" office:value="1379.8400268554688" table:style-name="ce5">
            <text:p>1.3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O TOTAL D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 com acesso à 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De uso livre para todos, <text:s/>inclusive para os alunos</text:p>
          </table:table-cell>
          <table:table-cell office:value-type="string" table:style-name="ce3">
            <text:p>De uso restrito ou com senha,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text:s/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357.8800458908081" table:style-name="ce5">
            <text:p>2.358</text:p>
          </table:table-cell>
          <table:table-cell office:value-type="float" office:value="5103.8400993347168" table:style-name="ce5">
            <text:p>5.104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307.72000598907471" table:style-name="ce5">
            <text:p>308</text:p>
          </table:table-cell>
          <table:table-cell office:value-type="string" table:style-name="ce5">
            <text:p>-</text:p>
          </table:table-cell>
          <table:table-cell office:value-type="float" office:value="2499.0000486373901" table:style-name="ce5">
            <text:p>2.49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444.92000865936279" table:style-name="ce5">
            <text:p>4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817.3200159072876" table:style-name="ce5">
            <text:p>8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.00000286102295" table:style-name="ce5">
            <text:p>14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38.8000202178955" table:style-name="ce5">
            <text:p>1.039</text:p>
          </table:table-cell>
          <table:table-cell office:value-type="float" office:value="2477.4400482177734" table:style-name="ce5">
            <text:p>2.477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.6400279998779" table:style-name="ce5">
            <text:p>1.43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4176.7600812911987" table:style-name="ce5">
            <text:p>4.177</text:p>
          </table:table-cell>
          <table:table-cell office:value-type="float" office:value="2873.3600559234619" table:style-name="ce5">
            <text:p>2.873</text:p>
          </table:table-cell>
          <table:table-cell office:value-type="float" office:value="307.72000598907471" table:style-name="ce5">
            <text:p>308</text:p>
          </table:table-cell>
          <table:table-cell office:value-type="string" table:style-name="ce5">
            <text:p>-</text:p>
          </table:table-cell>
          <table:table-cell office:value-type="float" office:value="1901.2000370025635" table:style-name="ce5">
            <text:p>1.90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1123.0800218582153" table:style-name="ce5">
            <text:p>1.123</text:p>
          </table:table-cell>
          <table:table-cell office:value-type="float" office:value="1264.2000246047974" table:style-name="ce5">
            <text:p>1.2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.16001319885254" table:style-name="ce5">
            <text:p>67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89.80001926422119" table:style-name="ce5">
            <text:p>990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3416.2800664901733" table:style-name="ce5">
            <text:p>3.4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69.8400363922119" table:style-name="ce5">
            <text:p>1.87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30.6400356292725" table:style-name="ce5">
            <text:p>1.831</text:p>
          </table:table-cell>
          <table:table-cell office:value-type="float" office:value="2293.200044631958" table:style-name="ce5">
            <text:p>2.293</text:p>
          </table:table-cell>
          <table:table-cell office:value-type="float" office:value="1422.9600276947021" table:style-name="ce5">
            <text:p>1.423</text:p>
          </table:table-cell>
          <table:table-cell office:value-type="float" office:value="307.72000598907471" table:style-name="ce5">
            <text:p>308</text:p>
          </table:table-cell>
          <table:table-cell office:value-type="string" table:style-name="ce5">
            <text:p>-</text:p>
          </table:table-cell>
          <table:table-cell office:value-type="float" office:value="954.52001857757568" table:style-name="ce5">
            <text:p>95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075.640040397644" table:style-name="ce5">
            <text:p>2.076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3653.440071105957" table:style-name="ce5">
            <text:p>3.653</text:p>
          </table:table-cell>
          <table:table-cell office:value-type="float" office:value="307.72000598907471" table:style-name="ce5">
            <text:p>308</text:p>
          </table:table-cell>
          <table:table-cell office:value-type="string" table:style-name="ce5">
            <text:p>-</text:p>
          </table:table-cell>
          <table:table-cell office:value-type="float" office:value="2085.4400405883789" table:style-name="ce5">
            <text:p>2.085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58.3600225448608" table:style-name="ce5">
            <text:p>1.158</text:p>
          </table:table-cell>
          <table:table-cell office:value-type="float" office:value="3984.6800775527954" table:style-name="ce5">
            <text:p>3.985</text:p>
          </table:table-cell>
          <table:table-cell office:value-type="float" office:value="2947.8400573730469" table:style-name="ce5">
            <text:p>2.9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9.8400268554688" table:style-name="ce5">
            <text:p>1.38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1" table:number-rows-spanned="1" table:style-name="ce6">
            <text:p>MARGEM DE ERRO PARA O TOTAL DO INDICADOR D26B1 – ESCOLAS URBANAS, POR RESPONSÁVEL PELA MANUTENÇÃO DA REDE SEM FIO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office:value-type="string" table:number-columns-spanned="41" table:number-rows-spanned="1" table:style-name="ce8">
            <text:p>Total de escolas localizadas em áreas urbanas com acesso à Internet<text:s/>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9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9">
            <text:p>Outro</text:p>
          </table:table-cell>
          <table:covered-table-cell/>
          <table:table-cell table:style-name="ce3"/>
          <table:table-cell table:number-columns-repeated="1634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coordenador(a) pedagógico<text:s/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inguém se responsabiliza pela manutenção da rede de Wi-Fi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58.44001865386963" table:style-name="ce5">
            <text:p>958</text:p>
          </table:table-cell>
          <table:table-cell office:value-type="float" office:value="3194.8000621795654" table:style-name="ce5">
            <text:p>3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28.9601173400879" table:style-name="ce5">
            <text:p>6.029</text:p>
          </table:table-cell>
          <table:table-cell office:value-type="float" office:value="1446.4800281524658" table:style-name="ce5">
            <text:p>1.446</text:p>
          </table:table-cell>
          <table:table-cell office:value-type="float" office:value="2012.9200391769409" table:style-name="ce5">
            <text:p>2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9.4001245498657" table:style-name="ce5">
            <text:p>6.399</text:p>
          </table:table-cell>
          <table:table-cell office:value-type="float" office:value="1130.9200220108032" table:style-name="ce5">
            <text:p>1.131</text:p>
          </table:table-cell>
          <table:table-cell office:value-type="float" office:value="6170.0801200866699" table:style-name="ce5">
            <text:p>6.1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5942.7201156616211" table:style-name="ce5">
            <text:p>5.943</text:p>
          </table:table-cell>
          <table:table-cell office:value-type="float" office:value="4039.5600786209106" table:style-name="ce5">
            <text:p>4.040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4486.4400873184204" table:style-name="ce5">
            <text:p>4.486</text:p>
          </table:table-cell>
          <table:table-cell office:value-type="float" office:value="5442.9201059341431" table:style-name="ce5">
            <text:p>5.443</text:p>
          </table:table-cell>
          <table:table-cell office:value-type="float" office:value="789.88001537322998" table:style-name="ce5">
            <text:p>790</text:p>
          </table:table-cell>
          <table:table-cell office:value-type="string" table:style-name="ce5">
            <text:p>-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2014.8800392150879" table:style-name="ce5">
            <text:p>2.015</text:p>
          </table:table-cell>
          <table:table-cell office:value-type="float" office:value="6266.1201219558716" table:style-name="ce5">
            <text:p>6.266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4284.5600833892822" table:style-name="ce5">
            <text:p>4.285</text:p>
          </table:table-cell>
          <table:table-cell office:value-type="float" office:value="5513.4801073074341" table:style-name="ce5">
            <text:p>5.513</text:p>
          </table:table-cell>
          <table:table-cell office:value-type="float" office:value="799.68001556396484" table:style-name="ce5">
            <text:p>800</text:p>
          </table:table-cell>
          <table:table-cell office:value-type="string" table:style-name="ce5">
            <text:p>-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1123.0800218582153" table:style-name="ce5">
            <text:p>1.123</text:p>
          </table:table-cell>
          <table:table-cell office:value-type="float" office:value="6209.2801208496094" table:style-name="ce5">
            <text:p>6.209</text:p>
          </table:table-cell>
          <table:table-cell office:value-type="float" office:value="619.36001205444336" table:style-name="ce5">
            <text:p>619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278.32000541687012" table:style-name="ce5">
            <text:p>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0.00001907348633" table:style-name="ce5">
            <text:p>980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484.12000942230225" table:style-name="ce5">
            <text:p>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8.64001846313477" table:style-name="ce5">
            <text:p>949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958.44001865386963" table:style-name="ce5">
            <text:p>9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948.64001846313477" table:style-name="ce5">
            <text:p>9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989.80001926422119" table:style-name="ce5">
            <text:p>990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962.36001873016357" table:style-name="ce5">
            <text:p>962</text:p>
          </table:table-cell>
          <table:table-cell office:value-type="float" office:value="66.64000129699707" table:style-name="ce5">
            <text:p>67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74.44000339508057" table:style-name="ce5">
            <text:p>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203.84000396728516" table:style-name="ce5">
            <text:p>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309.68000602722168" table:style-name="ce5">
            <text:p>310</text:p>
          </table:table-cell>
          <table:table-cell office:value-type="float" office:value="872.20001697540283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145.04000282287598" table:style-name="ce5">
            <text:p>145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1183.8400230407715" table:style-name="ce5">
            <text:p>1.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82.8000736236572" table:style-name="ce5">
            <text:p>3.783</text:p>
          </table:table-cell>
          <table:table-cell office:value-type="float" office:value="803.60001564025879" table:style-name="ce5">
            <text:p>804</text:p>
          </table:table-cell>
          <table:table-cell office:value-type="float" office:value="1068.2000207901001" table:style-name="ce5">
            <text:p>1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0.44007396698" table:style-name="ce5">
            <text:p>3.800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3586.80006980896" table:style-name="ce5">
            <text:p>3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3596.6000699996948" table:style-name="ce5">
            <text:p>3.597</text:p>
          </table:table-cell>
          <table:table-cell office:value-type="float" office:value="1938.440037727356" table:style-name="ce5">
            <text:p>1.9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3055.6400594711304" table:style-name="ce5">
            <text:p>3.056</text:p>
          </table:table-cell>
          <table:table-cell office:value-type="float" office:value="2800.8400545120239" table:style-name="ce5">
            <text:p>2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3586.80006980896" table:style-name="ce5">
            <text:p>3.5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2861.6000556945801" table:style-name="ce5">
            <text:p>2.862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113.68000221252441" table:style-name="ce5">
            <text:p>114</text:p>
          </table:table-cell>
          <table:table-cell office:value-type="string" table:style-name="ce5">
            <text:p>-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3588.7600698471069" table:style-name="ce5">
            <text:p>3.589</text:p>
          </table:table-cell>
          <table:table-cell office:value-type="float" office:value="454.72000885009766" table:style-name="ce5">
            <text:p>455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70.28001499176025" table:style-name="ce5">
            <text:p>770</text:p>
          </table:table-cell>
          <table:table-cell office:value-type="float" office:value="2840.0400552749634" table:style-name="ce5">
            <text:p>2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3.6000823974609" table:style-name="ce5">
            <text:p>4.234</text:p>
          </table:table-cell>
          <table:table-cell office:value-type="float" office:value="1027.0400199890137" table:style-name="ce5">
            <text:p>1.027</text:p>
          </table:table-cell>
          <table:table-cell office:value-type="float" office:value="1519.0000295639038" table:style-name="ce5">
            <text:p>1.5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37.3200922012329" table:style-name="ce5">
            <text:p>4.737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4617.7600898742676" table:style-name="ce5">
            <text:p>4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4343.3600845336914" table:style-name="ce5">
            <text:p>4.343</text:p>
          </table:table-cell>
          <table:table-cell office:value-type="float" office:value="3277.1200637817383" table:style-name="ce5">
            <text:p>3.2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2955.6800575256348" table:style-name="ce5">
            <text:p>2.956</text:p>
          </table:table-cell>
          <table:table-cell office:value-type="float" office:value="4310.0400838851929" table:style-name="ce5">
            <text:p>4.310</text:p>
          </table:table-cell>
          <table:table-cell office:value-type="float" office:value="789.88001537322998" table:style-name="ce5">
            <text:p>790</text:p>
          </table:table-cell>
          <table:table-cell office:value-type="string" table:style-name="ce5">
            <text:p>-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1303.4000253677368" table:style-name="ce5">
            <text:p>1.303</text:p>
          </table:table-cell>
          <table:table-cell office:value-type="float" office:value="4725.5600919723511" table:style-name="ce5">
            <text:p>4.7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2889.0400562286377" table:style-name="ce5">
            <text:p>2.889</text:p>
          </table:table-cell>
          <table:table-cell office:value-type="float" office:value="4366.8800849914551" table:style-name="ce5">
            <text:p>4.367</text:p>
          </table:table-cell>
          <table:table-cell office:value-type="float" office:value="789.88001537322998" table:style-name="ce5">
            <text:p>790</text:p>
          </table:table-cell>
          <table:table-cell office:value-type="string" table:style-name="ce5">
            <text:p>-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4658.920090675354" table:style-name="ce5">
            <text:p>4.659</text:p>
          </table:table-cell>
          <table:table-cell office:value-type="float" office:value="344.96000671386719" table:style-name="ce5">
            <text:p>345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797.72001552581787" table:style-name="ce5">
            <text:p>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570.36001110076904" table:style-name="ce5">
            <text:p>5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1479.8000288009644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1475.8800287246704" table:style-name="ce5">
            <text:p>1.476</text:p>
          </table:table-cell>
          <table:table-cell office:value-type="float" office:value="980.00001907348633" table:style-name="ce5">
            <text:p>9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1205.4000234603882" table:style-name="ce5">
            <text:p>1.205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1513.1200294494629" table:style-name="ce5">
            <text:p>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1505.280029296875" table:style-name="ce5">
            <text:p>1.505</text:p>
          </table:table-cell>
          <table:table-cell office:value-type="float" office:value="180.32000350952148" table:style-name="ce5">
            <text:p>180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52.76000881195068" table:style-name="ce5">
            <text:p>453</text:p>
          </table:table-cell>
          <table:table-cell office:value-type="float" office:value="1362.200026512146" table:style-name="ce5">
            <text:p>1.3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1.0000944137573" table:style-name="ce5">
            <text:p>4.851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1452.3600282669067" table:style-name="ce5">
            <text:p>1.4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66.7200927734375" table:style-name="ce5">
            <text:p>4.767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4658.920090675354" table:style-name="ce5">
            <text:p>4.6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69.8400363922119" table:style-name="ce5">
            <text:p>1.870</text:p>
          </table:table-cell>
          <table:table-cell office:value-type="float" office:value="3257.5200634002686" table:style-name="ce5">
            <text:p>3.258</text:p>
          </table:table-cell>
          <table:table-cell office:value-type="float" office:value="3594.6400699615479" table:style-name="ce5">
            <text:p>3.595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869.8400363922119" table:style-name="ce5">
            <text:p>1.870</text:p>
          </table:table-cell>
          <table:table-cell office:value-type="float" office:value="4010.1600780487061" table:style-name="ce5">
            <text:p>4.010</text:p>
          </table:table-cell>
          <table:table-cell office:value-type="float" office:value="2718.5200529098511" table:style-name="ce5">
            <text:p>2.719</text:p>
          </table:table-cell>
          <table:table-cell office:value-type="float" office:value="789.88001537322998" table:style-name="ce5">
            <text:p>790</text:p>
          </table:table-cell>
          <table:table-cell office:value-type="string" table:style-name="ce5">
            <text:p>-</text:p>
          </table:table-cell>
          <table:table-cell office:value-type="float" office:value="1869.8400363922119" table:style-name="ce5">
            <text:p>1.870</text:p>
          </table:table-cell>
          <table:table-cell office:value-type="float" office:value="1215.200023651123" table:style-name="ce5">
            <text:p>1.215</text:p>
          </table:table-cell>
          <table:table-cell office:value-type="float" office:value="4602.0800895690918" table:style-name="ce5">
            <text:p>4.602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869.8400363922119" table:style-name="ce5">
            <text:p>1.870</text:p>
          </table:table-cell>
          <table:table-cell office:value-type="float" office:value="4274.7600831985474" table:style-name="ce5">
            <text:p>4.275</text:p>
          </table:table-cell>
          <table:table-cell office:value-type="float" office:value="2232.4400434494019" table:style-name="ce5">
            <text:p>2.232</text:p>
          </table:table-cell>
          <table:table-cell office:value-type="float" office:value="799.68001556396484" table:style-name="ce5">
            <text:p>800</text:p>
          </table:table-cell>
          <table:table-cell office:value-type="string" table:style-name="ce5">
            <text:p>-</text:p>
          </table:table-cell>
          <table:table-cell office:value-type="float" office:value="1869.8400363922119" table:style-name="ce5">
            <text:p>1.870</text:p>
          </table:table-cell>
          <table:table-cell office:value-type="float" office:value="574.28001117706299" table:style-name="ce5">
            <text:p>574</text:p>
          </table:table-cell>
          <table:table-cell office:value-type="float" office:value="4656.960090637207" table:style-name="ce5">
            <text:p>4.657</text:p>
          </table:table-cell>
          <table:table-cell office:value-type="float" office:value="270.48000526428223" table:style-name="ce5">
            <text:p>27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44.92000865936279" table:style-name="ce5">
            <text:p>445</text:p>
          </table:table-cell>
          <table:table-cell office:value-type="float" office:value="556.64001083374023" table:style-name="ce5">
            <text:p>5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30.1600589752197" table:style-name="ce5">
            <text:p>3.030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795.7600154876709" table:style-name="ce5">
            <text:p>7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2.7200584411621" table:style-name="ce5">
            <text:p>3.003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2951.7600574493408" table:style-name="ce5">
            <text:p>2.9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2446.0800476074219" table:style-name="ce5">
            <text:p>2.446</text:p>
          </table:table-cell>
          <table:table-cell office:value-type="float" office:value="1997.2400388717651" table:style-name="ce5">
            <text:p>1.9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2412.7600469589233" table:style-name="ce5">
            <text:p>2.413</text:p>
          </table:table-cell>
          <table:table-cell office:value-type="float" office:value="2142.2800416946411" table:style-name="ce5">
            <text:p>2.1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1401.4000272750854" table:style-name="ce5">
            <text:p>1.401</text:p>
          </table:table-cell>
          <table:table-cell office:value-type="float" office:value="2806.7200546264648" table:style-name="ce5">
            <text:p>2.8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2983.1200580596924" table:style-name="ce5">
            <text:p>2.9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2987.0400581359863" table:style-name="ce5">
            <text:p>2.987</text:p>
          </table:table-cell>
          <table:table-cell office:value-type="float" office:value="409.64000797271729" table:style-name="ce5">
            <text:p>41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1464.1200284957886" table:style-name="ce5">
            <text:p>1.4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9.9600973129272" table:style-name="ce5">
            <text:p>5.000</text:p>
          </table:table-cell>
          <table:table-cell office:value-type="float" office:value="919.24001789093018" table:style-name="ce5">
            <text:p>919</text:p>
          </table:table-cell>
          <table:table-cell office:value-type="float" office:value="1646.400032043457" table:style-name="ce5">
            <text:p>1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6.6800947189331" table:style-name="ce5">
            <text:p>4.867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4778.4800930023193" table:style-name="ce5">
            <text:p>4.7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3921.9600763320923" table:style-name="ce5">
            <text:p>3.922</text:p>
          </table:table-cell>
          <table:table-cell office:value-type="float" office:value="3929.8000764846802" table:style-name="ce5">
            <text:p>3.930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4486.4400873184204" table:style-name="ce5">
            <text:p>4.486</text:p>
          </table:table-cell>
          <table:table-cell office:value-type="float" office:value="3134.0400609970093" table:style-name="ce5">
            <text:p>3.134</text:p>
          </table:table-cell>
          <table:table-cell office:value-type="float" office:value="789.88001537322998" table:style-name="ce5">
            <text:p>790</text:p>
          </table:table-cell>
          <table:table-cell office:value-type="string" table:style-name="ce5">
            <text:p>-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1822.8000354766846" table:style-name="ce5">
            <text:p>1.823</text:p>
          </table:table-cell>
          <table:table-cell office:value-type="float" office:value="4803.96009349823" table:style-name="ce5">
            <text:p>4.804</text:p>
          </table:table-cell>
          <table:table-cell office:value-type="float" office:value="60.760001182556152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4284.5600833892822" table:style-name="ce5">
            <text:p>4.285</text:p>
          </table:table-cell>
          <table:table-cell office:value-type="float" office:value="3480.9600677490234" table:style-name="ce5">
            <text:p>3.481</text:p>
          </table:table-cell>
          <table:table-cell office:value-type="float" office:value="799.68001556396484" table:style-name="ce5">
            <text:p>800</text:p>
          </table:table-cell>
          <table:table-cell office:value-type="string" table:style-name="ce5">
            <text:p>-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4819.6400938034058" table:style-name="ce5">
            <text:p>4.820</text:p>
          </table:table-cell>
          <table:table-cell office:value-type="float" office:value="490.00000953674316" table:style-name="ce5">
            <text:p>490</text:p>
          </table:table-cell>
          <table:table-cell table:number-columns-repeated="1634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2906.6800565719604" table:style-name="ce5">
            <text:p>2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.3200836181641" table:style-name="ce5">
            <text:p>4.296</text:p>
          </table:table-cell>
          <table:table-cell office:value-type="float" office:value="1132.8800220489502" table:style-name="ce5">
            <text:p>1.133</text:p>
          </table:table-cell>
          <table:table-cell office:value-type="float" office:value="1223.0400238037109" table:style-name="ce5">
            <text:p>1.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6.6400966644287" table:style-name="ce5">
            <text:p>4.967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4884.3200950622559" table:style-name="ce5">
            <text:p>4.8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9.8400268554688" table:style-name="ce5">
            <text:p>1.380</text:p>
          </table:table-cell>
          <table:table-cell office:value-type="float" office:value="4851.0000944137573" table:style-name="ce5">
            <text:p>4.851</text:p>
          </table:table-cell>
          <table:table-cell office:value-type="float" office:value="1254.4000244140625" table:style-name="ce5">
            <text:p>1.254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1379.8400268554688" table:style-name="ce5">
            <text:p>1.380</text:p>
          </table:table-cell>
          <table:table-cell office:value-type="float" office:value="0" table:style-name="ce5">
            <text:p>0</text:p>
          </table:table-cell>
          <table:table-cell office:value-type="float" office:value="4927.4400959014893" table:style-name="ce5">
            <text:p>4.9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9.8400268554688" table:style-name="ce5">
            <text:p>1.380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9.8400268554688" table:style-name="ce5">
            <text:p>1.380</text:p>
          </table:table-cell>
          <table:table-cell office:value-type="float" office:value="0" table:style-name="ce5">
            <text:p>0</text:p>
          </table:table-cell>
          <table:table-cell office:value-type="float" office:value="4927.4400959014893" table:style-name="ce5">
            <text:p>4.9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9.8400268554688" table:style-name="ce5">
            <text:p>1.380</text:p>
          </table:table-cell>
          <table:table-cell office:value-type="float" office:value="834.96001625061035" table:style-name="ce5">
            <text:p>835</text:p>
          </table:table-cell>
          <table:table-cell office:value-type="float" office:value="4886.2800951004028" table:style-name="ce5">
            <text:p>4.886</text:p>
          </table:table-cell>
          <table:table-cell office:value-type="float" office:value="380.2400074005127" table:style-name="ce5">
            <text:p>380</text:p>
          </table:table-cell>
          <table:table-cell table:number-columns-repeated="1634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1" table:number-rows-spanned="1" table:style-name="ce7"/>
          <table:covered-table-cell table:number-columns-repeated="40"/>
          <table:table-cell table:number-columns-repeated="16343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O TOTAL D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227.3201017379761" table:style-name="ce5">
            <text:p>5.227</text:p>
          </table:table-cell>
          <table:table-cell office:value-type="float" office:value="5113.6400995254517" table:style-name="ce5">
            <text:p>5.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735.00001430511475" table:style-name="ce5">
            <text:p>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582.12001132965088" table:style-name="ce5">
            <text:p>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06.6000604629517" table:style-name="ce5">
            <text:p>3.107</text:p>
          </table:table-cell>
          <table:table-cell office:value-type="float" office:value="3100.7200603485107" table:style-name="ce5">
            <text:p>3.1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845.5200748443604" table:style-name="ce5">
            <text:p>3.846</text:p>
          </table:table-cell>
          <table:table-cell office:value-type="float" office:value="3737.7200727462769" table:style-name="ce5">
            <text:p>3.7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32.8400239944458" table:style-name="ce5">
            <text:p>1.233</text:p>
          </table:table-cell>
          <table:table-cell office:value-type="float" office:value="1293.600025177002" table:style-name="ce5">
            <text:p>1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837.6800746917725" table:style-name="ce5">
            <text:p>3.838</text:p>
          </table:table-cell>
          <table:table-cell office:value-type="float" office:value="3575.0400695800781" table:style-name="ce5">
            <text:p>3.5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1417.0800275802612" table:style-name="ce5">
            <text:p>1.4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225.760082244873" table:style-name="ce5">
            <text:p>4.226</text:p>
          </table:table-cell>
          <table:table-cell office:value-type="float" office:value="3769.0800733566284" table:style-name="ce5">
            <text:p>3.7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696.5600719451904" table:style-name="ce5">
            <text:p>3.697</text:p>
          </table:table-cell>
          <table:table-cell office:value-type="float" office:value="3706.3600721359253" table:style-name="ce5">
            <text:p>3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MARGEM DE ERRO PARA O TOTAL DO INDICADOR D9A1 – ESCOLAS URBANAS, POR LOCAL DE INSTALAÇÃO DOS COMPUTADORES DE MES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790.2400932312012" table:style-name="ce5">
            <text:p>4.790</text:p>
          </table:table-cell>
          <table:table-cell office:value-type="float" office:value="2332.4000453948975" table:style-name="ce5">
            <text:p>2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1.6800994873047" table:style-name="ce5">
            <text:p>5.112</text:p>
          </table:table-cell>
          <table:table-cell office:value-type="float" office:value="4196.3600816726685" table:style-name="ce5">
            <text:p>4.196</text:p>
          </table:table-cell>
          <table:table-cell office:value-type="float" office:value="5968.2001161575317" table:style-name="ce5">
            <text:p>5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1311.2400255203247" table:style-name="ce5">
            <text:p>1.311</text:p>
          </table:table-cell>
          <table:table-cell office:value-type="float" office:value="6185.7601203918457" table:style-name="ce5">
            <text:p>6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4998.0000972747803" table:style-name="ce5">
            <text:p>4.998</text:p>
          </table:table-cell>
          <table:table-cell office:value-type="float" office:value="5274.3601026535034" table:style-name="ce5">
            <text:p>5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5674.2001104354858" table:style-name="ce5">
            <text:p>5.674</text:p>
          </table:table-cell>
          <table:table-cell office:value-type="float" office:value="3712.2400722503662" table:style-name="ce5">
            <text:p>3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5995.6401166915894" table:style-name="ce5">
            <text:p>5.996</text:p>
          </table:table-cell>
          <table:table-cell office:value-type="float" office:value="2493.1200485229492" table:style-name="ce5">
            <text:p>2.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.2000303268433" table:style-name="ce5">
            <text:p>1.55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34.96001625061035" table:style-name="ce5">
            <text:p>835</text:p>
          </table:table-cell>
          <table:table-cell office:value-type="float" office:value="148.96000289916992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978.04001903533936" table:style-name="ce5">
            <text:p>9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964.32001876831055" table:style-name="ce5">
            <text:p>9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901.60001754760742" table:style-name="ce5">
            <text:p>9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946.68001842498779" table:style-name="ce5">
            <text:p>947</text:p>
          </table:table-cell>
          <table:table-cell office:value-type="float" office:value="482.16000938415527" table:style-name="ce5">
            <text:p>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958.44001865386963" table:style-name="ce5">
            <text:p>958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.52000331878662" table:style-name="ce5">
            <text:p>17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264.60000514984131" table:style-name="ce5">
            <text:p>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403.76000785827637" table:style-name="ce5">
            <text:p>404</text:p>
          </table:table-cell>
          <table:table-cell office:value-type="float" office:value="921.20001792907715" table:style-name="ce5">
            <text:p>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885.92001724243164" table:style-name="ce5">
            <text:p>8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495.88000965118408" table:style-name="ce5">
            <text:p>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303.80000591278076" table:style-name="ce5">
            <text:p>3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54.0000438690186" table:style-name="ce5">
            <text:p>2.254</text:p>
          </table:table-cell>
          <table:table-cell office:value-type="float" office:value="2271.6400442123413" table:style-name="ce5">
            <text:p>2.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2849.8400554656982" table:style-name="ce5">
            <text:p>2.850</text:p>
          </table:table-cell>
          <table:table-cell office:value-type="float" office:value="2928.2400569915771" table:style-name="ce5">
            <text:p>2.9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3584.840069770813" table:style-name="ce5">
            <text:p>3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2798.880054473877" table:style-name="ce5">
            <text:p>2.799</text:p>
          </table:table-cell>
          <table:table-cell office:value-type="float" office:value="3051.7200593948364" table:style-name="ce5">
            <text:p>3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3473.1200675964355" table:style-name="ce5">
            <text:p>3.473</text:p>
          </table:table-cell>
          <table:table-cell office:value-type="float" office:value="1842.4000358581543" table:style-name="ce5">
            <text:p>1.8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3441.760066986084" table:style-name="ce5">
            <text:p>3.442</text:p>
          </table:table-cell>
          <table:table-cell office:value-type="float" office:value="1681.6800327301025" table:style-name="ce5">
            <text:p>1.6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.6000299453735" table:style-name="ce5">
            <text:p>1.53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869.040075302124" table:style-name="ce5">
            <text:p>3.869</text:p>
          </table:table-cell>
          <table:table-cell office:value-type="float" office:value="427.28000831604004" table:style-name="ce5">
            <text:p>4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37.7200727462769" table:style-name="ce5">
            <text:p>3.738</text:p>
          </table:table-cell>
          <table:table-cell office:value-type="float" office:value="2698.9200525283813" table:style-name="ce5">
            <text:p>2.699</text:p>
          </table:table-cell>
          <table:table-cell office:value-type="float" office:value="4862.7600946426392" table:style-name="ce5">
            <text:p>4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0.9600200653076" table:style-name="ce5">
            <text:p>1.031</text:p>
          </table:table-cell>
          <table:table-cell office:value-type="float" office:value="4637.3600902557373" table:style-name="ce5">
            <text:p>4.6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02.4400720596313" table:style-name="ce5">
            <text:p>3.702</text:p>
          </table:table-cell>
          <table:table-cell office:value-type="float" office:value="4086.600079536438" table:style-name="ce5">
            <text:p>4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25.8400783538818" table:style-name="ce5">
            <text:p>4.026</text:p>
          </table:table-cell>
          <table:table-cell office:value-type="float" office:value="3145.8000612258911" table:style-name="ce5">
            <text:p>3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94.2800874710083" table:style-name="ce5">
            <text:p>4.494</text:p>
          </table:table-cell>
          <table:table-cell office:value-type="float" office:value="1822.8000354766846" table:style-name="ce5">
            <text:p>1.8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44.6000242233276" table:style-name="ce5">
            <text:p>1.245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3.600025177002" table:style-name="ce5">
            <text:p>1.294</text:p>
          </table:table-cell>
          <table:table-cell office:value-type="float" office:value="1358.2800264358521" table:style-name="ce5">
            <text:p>1.358</text:p>
          </table:table-cell>
          <table:table-cell office:value-type="float" office:value="1260.2800245285034" table:style-name="ce5">
            <text:p>1.2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648.76001262664795" table:style-name="ce5">
            <text:p>649</text:p>
          </table:table-cell>
          <table:table-cell office:value-type="float" office:value="1477.8400287628174" table:style-name="ce5">
            <text:p>1.4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1524.8800296783447" table:style-name="ce5">
            <text:p>1.525</text:p>
          </table:table-cell>
          <table:table-cell office:value-type="float" office:value="868.28001689910889" table:style-name="ce5">
            <text:p>8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405.72000789642334" table:style-name="ce5">
            <text:p>4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156.80000305175781" table:style-name="ce5">
            <text:p>1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.16000366210938" table:style-name="ce5">
            <text:p>18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2289.2800445556641" table:style-name="ce5">
            <text:p>2.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75.0400695800781" table:style-name="ce5">
            <text:p>3.575</text:p>
          </table:table-cell>
          <table:table-cell office:value-type="float" office:value="2920.4000568389893" table:style-name="ce5">
            <text:p>2.920</text:p>
          </table:table-cell>
          <table:table-cell office:value-type="float" office:value="4161.0800809860229" table:style-name="ce5">
            <text:p>4.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4911.7600955963135" table:style-name="ce5">
            <text:p>4.9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3551.5200691223145" table:style-name="ce5">
            <text:p>3.552</text:p>
          </table:table-cell>
          <table:table-cell office:value-type="float" office:value="3796.520073890686" table:style-name="ce5">
            <text:p>3.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4594.2400894165039" table:style-name="ce5">
            <text:p>4.594</text:p>
          </table:table-cell>
          <table:table-cell office:value-type="float" office:value="2222.640043258667" table:style-name="ce5">
            <text:p>2.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4668.7200908660889" table:style-name="ce5">
            <text:p>4.669</text:p>
          </table:table-cell>
          <table:table-cell office:value-type="float" office:value="1971.7600383758545" table:style-name="ce5">
            <text:p>1.9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.64001369476318" table:style-name="ce5">
            <text:p>70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71.4000558853149" table:style-name="ce5">
            <text:p>2.871</text:p>
          </table:table-cell>
          <table:table-cell office:value-type="float" office:value="403.76000785827637" table:style-name="ce5">
            <text:p>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24.9200277328491" table:style-name="ce5">
            <text:p>1.425</text:p>
          </table:table-cell>
          <table:table-cell office:value-type="float" office:value="2310.8400449752808" table:style-name="ce5">
            <text:p>2.311</text:p>
          </table:table-cell>
          <table:table-cell office:value-type="float" office:value="2401.0000467300415" table:style-name="ce5">
            <text:p>2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552.72001075744629" table:style-name="ce5">
            <text:p>553</text:p>
          </table:table-cell>
          <table:table-cell office:value-type="float" office:value="3041.9200592041016" table:style-name="ce5">
            <text:p>3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2947.8400573730469" table:style-name="ce5">
            <text:p>2.948</text:p>
          </table:table-cell>
          <table:table-cell office:value-type="float" office:value="1348.4800262451172" table:style-name="ce5">
            <text:p>1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3065.4400596618652" table:style-name="ce5">
            <text:p>3.065</text:p>
          </table:table-cell>
          <table:table-cell office:value-type="float" office:value="591.92001152038574" table:style-name="ce5">
            <text:p>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3026.2400588989258" table:style-name="ce5">
            <text:p>3.026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.92000675201416" table:style-name="ce5">
            <text:p>34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637.7600708007813" table:style-name="ce5">
            <text:p>3.638</text:p>
          </table:table-cell>
          <table:table-cell office:value-type="float" office:value="2314.7600450515747" table:style-name="ce5">
            <text:p>2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3614.2400703430176" table:style-name="ce5">
            <text:p>3.614</text:p>
          </table:table-cell>
          <table:table-cell office:value-type="float" office:value="4472.7200870513916" table:style-name="ce5">
            <text:p>4.4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4886.2800951004028" table:style-name="ce5">
            <text:p>4.8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4198.3200817108154" table:style-name="ce5">
            <text:p>4.198</text:p>
          </table:table-cell>
          <table:table-cell office:value-type="float" office:value="3880.8000755310059" table:style-name="ce5">
            <text:p>3.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4745.1600923538208" table:style-name="ce5">
            <text:p>4.745</text:p>
          </table:table-cell>
          <table:table-cell office:value-type="float" office:value="2285.3600444793701" table:style-name="ce5">
            <text:p>2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4723.6000919342041" table:style-name="ce5">
            <text:p>4.724</text:p>
          </table:table-cell>
          <table:table-cell office:value-type="float" office:value="2052.1200399398804" table:style-name="ce5">
            <text:p>2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.2000150680542" table:style-name="ce5">
            <text:p>774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682.8400716781616" table:style-name="ce5">
            <text:p>3.683</text:p>
          </table:table-cell>
          <table:table-cell office:value-type="float" office:value="415.5200080871582" table:style-name="ce5">
            <text:p>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4.4000720977783" table:style-name="ce5">
            <text:p>3.704</text:p>
          </table:table-cell>
          <table:table-cell office:value-type="float" office:value="2448.0400476455688" table:style-name="ce5">
            <text:p>2.448</text:p>
          </table:table-cell>
          <table:table-cell office:value-type="float" office:value="4464.8800868988037" table:style-name="ce5">
            <text:p>4.4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1142.6800222396851" table:style-name="ce5">
            <text:p>1.143</text:p>
          </table:table-cell>
          <table:table-cell office:value-type="float" office:value="4870.6000947952271" table:style-name="ce5">
            <text:p>4.8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3188.9200620651245" table:style-name="ce5">
            <text:p>3.189</text:p>
          </table:table-cell>
          <table:table-cell office:value-type="float" office:value="3941.560076713562" table:style-name="ce5">
            <text:p>3.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4018.0000782012939" table:style-name="ce5">
            <text:p>4.018</text:p>
          </table:table-cell>
          <table:table-cell office:value-type="float" office:value="2996.8400583267212" table:style-name="ce5">
            <text:p>2.9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4758.8800926208496" table:style-name="ce5">
            <text:p>4.759</text:p>
          </table:table-cell>
          <table:table-cell office:value-type="float" office:value="1430.80002784729" table:style-name="ce5">
            <text:p>1.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MARGEM DE ERRO PARA O TOTAL DO INDICADOR D9B1 – ESCOLAS URBANAS, POR LOCAL DE USO DOS COMPUTADORES PORTÁTEIS E TABLETS POR PROFESSO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 ou tablet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900.4000759124756" table:style-name="ce5">
            <text:p>3.900</text:p>
          </table:table-cell>
          <table:table-cell office:value-type="float" office:value="4114.0400800704956" table:style-name="ce5">
            <text:p>4.114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5399.8001050949097" table:style-name="ce5">
            <text:p>5.400</text:p>
          </table:table-cell>
          <table:table-cell office:value-type="float" office:value="4843.1600942611694" table:style-name="ce5">
            <text:p>4.843</text:p>
          </table:table-cell>
          <table:table-cell office:value-type="float" office:value="5480.1601066589355" table:style-name="ce5">
            <text:p>5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04.9600448608398" table:style-name="ce5">
            <text:p>2.305</text:p>
          </table:table-cell>
          <table:table-cell office:value-type="float" office:value="5611.4801092147827" table:style-name="ce5">
            <text:p>5.611</text:p>
          </table:table-cell>
          <table:table-cell office:value-type="float" office:value="4398.2400856018066" table:style-name="ce5">
            <text:p>4.398</text:p>
          </table:table-cell>
          <table:table-cell office:value-type="float" office:value="9.80000019073486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2304.9600448608398" table:style-name="ce5">
            <text:p>2.305</text:p>
          </table:table-cell>
          <table:table-cell office:value-type="float" office:value="5809.440113067627" table:style-name="ce5">
            <text:p>5.809</text:p>
          </table:table-cell>
          <table:table-cell office:value-type="float" office:value="4190.4800815582275" table:style-name="ce5">
            <text:p>4.190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2304.9600448608398" table:style-name="ce5">
            <text:p>2.305</text:p>
          </table:table-cell>
          <table:table-cell office:value-type="float" office:value="5752.6001119613647" table:style-name="ce5">
            <text:p>5.753</text:p>
          </table:table-cell>
          <table:table-cell office:value-type="float" office:value="4221.8400821685791" table:style-name="ce5">
            <text:p>4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04.9600448608398" table:style-name="ce5">
            <text:p>2.305</text:p>
          </table:table-cell>
          <table:table-cell office:value-type="float" office:value="5103.8400993347168" table:style-name="ce5">
            <text:p>5.104</text:p>
          </table:table-cell>
          <table:table-cell office:value-type="float" office:value="5109.7200994491577" table:style-name="ce5">
            <text:p>5.110</text:p>
          </table:table-cell>
          <table:table-cell office:value-type="string" table:style-name="ce5">
            <text:p>-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2304.9600448608398" table:style-name="ce5">
            <text:p>2.305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6.52000713348389" table:style-name="ce5">
            <text:p>367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705.60001373291016" table:style-name="ce5">
            <text:p>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9.80000019073486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482.16000938415527" table:style-name="ce5">
            <text:p>482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564.48001098632813" table:style-name="ce5">
            <text:p>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570.36001110076904" table:style-name="ce5">
            <text:p>570</text:p>
          </table:table-cell>
          <table:table-cell office:value-type="string" table:style-name="ce5">
            <text:p>-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795.7600154876709" table:style-name="ce5">
            <text:p>79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36.96001434326172" table:style-name="ce5">
            <text:p>737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613.48001194000244" table:style-name="ce5">
            <text:p>613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836.92001628875732" table:style-name="ce5">
            <text:p>8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497.84000968933105" table:style-name="ce5">
            <text:p>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523.3200101852417" table:style-name="ce5">
            <text:p>5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5.12000846862793" table:style-name="ce5">
            <text:p>43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79.2400560379028" table:style-name="ce5">
            <text:p>2.879</text:p>
          </table:table-cell>
          <table:table-cell office:value-type="float" office:value="1509.2000293731689" table:style-name="ce5">
            <text:p>1.5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12.4800605773926" table:style-name="ce5">
            <text:p>3.112</text:p>
          </table:table-cell>
          <table:table-cell office:value-type="float" office:value="3306.5200643539429" table:style-name="ce5">
            <text:p>3.307</text:p>
          </table:table-cell>
          <table:table-cell office:value-type="float" office:value="2714.6000528335571" table:style-name="ce5">
            <text:p>2.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28.9600219726563" table:style-name="ce5">
            <text:p>1.129</text:p>
          </table:table-cell>
          <table:table-cell office:value-type="float" office:value="3541.7200689315796" table:style-name="ce5">
            <text:p>3.542</text:p>
          </table:table-cell>
          <table:table-cell office:value-type="float" office:value="2136.4000415802002" table:style-name="ce5">
            <text:p>2.1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28.9600219726563" table:style-name="ce5">
            <text:p>1.129</text:p>
          </table:table-cell>
          <table:table-cell office:value-type="float" office:value="3392.7600660324097" table:style-name="ce5">
            <text:p>3.393</text:p>
          </table:table-cell>
          <table:table-cell office:value-type="float" office:value="2393.1600465774536" table:style-name="ce5">
            <text:p>2.3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28.9600219726563" table:style-name="ce5">
            <text:p>1.129</text:p>
          </table:table-cell>
          <table:table-cell office:value-type="float" office:value="3539.7600688934326" table:style-name="ce5">
            <text:p>3.540</text:p>
          </table:table-cell>
          <table:table-cell office:value-type="float" office:value="2293.200044631958" table:style-name="ce5">
            <text:p>2.2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28.9600219726563" table:style-name="ce5">
            <text:p>1.129</text:p>
          </table:table-cell>
          <table:table-cell office:value-type="float" office:value="2930.2000570297241" table:style-name="ce5">
            <text:p>2.930</text:p>
          </table:table-cell>
          <table:table-cell office:value-type="float" office:value="3100.7200603485107" table:style-name="ce5">
            <text:p>3.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28.9600219726563" table:style-name="ce5">
            <text:p>1.12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46.1600437164307" table:style-name="ce5">
            <text:p>2.246</text:p>
          </table:table-cell>
          <table:table-cell office:value-type="float" office:value="3657.360071182251" table:style-name="ce5">
            <text:p>3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45.4400787353516" table:style-name="ce5">
            <text:p>4.045</text:p>
          </table:table-cell>
          <table:table-cell office:value-type="float" office:value="3120.3200607299805" table:style-name="ce5">
            <text:p>3.120</text:p>
          </table:table-cell>
          <table:table-cell office:value-type="float" office:value="4517.800087928772" table:style-name="ce5">
            <text:p>4.5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2.0400342941284" table:style-name="ce5">
            <text:p>1.762</text:p>
          </table:table-cell>
          <table:table-cell office:value-type="float" office:value="3937.6400766372681" table:style-name="ce5">
            <text:p>3.938</text:p>
          </table:table-cell>
          <table:table-cell office:value-type="float" office:value="3653.440071105957" table:style-name="ce5">
            <text:p>3.6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2.0400342941284" table:style-name="ce5">
            <text:p>1.762</text:p>
          </table:table-cell>
          <table:table-cell office:value-type="float" office:value="4327.6800842285156" table:style-name="ce5">
            <text:p>4.328</text:p>
          </table:table-cell>
          <table:table-cell office:value-type="float" office:value="3275.1600637435913" table:style-name="ce5">
            <text:p>3.2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2.0400342941284" table:style-name="ce5">
            <text:p>1.762</text:p>
          </table:table-cell>
          <table:table-cell office:value-type="float" office:value="4145.4000806808472" table:style-name="ce5">
            <text:p>4.145</text:p>
          </table:table-cell>
          <table:table-cell office:value-type="float" office:value="3326.1200647354126" table:style-name="ce5">
            <text:p>3.3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2.0400342941284" table:style-name="ce5">
            <text:p>1.762</text:p>
          </table:table-cell>
          <table:table-cell office:value-type="float" office:value="3796.520073890686" table:style-name="ce5">
            <text:p>3.797</text:p>
          </table:table-cell>
          <table:table-cell office:value-type="float" office:value="3820.0400743484497" table:style-name="ce5">
            <text:p>3.8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62.0400342941284" table:style-name="ce5">
            <text:p>1.76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7.6000213623047" table:style-name="ce5">
            <text:p>1.098</text:p>
          </table:table-cell>
          <table:table-cell office:value-type="float" office:value="946.68001842498779" table:style-name="ce5">
            <text:p>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.0400257110596" table:style-name="ce5">
            <text:p>1.321</text:p>
          </table:table-cell>
          <table:table-cell office:value-type="float" office:value="1526.8400297164917" table:style-name="ce5">
            <text:p>1.527</text:p>
          </table:table-cell>
          <table:table-cell office:value-type="float" office:value="1025.0800199508667" table:style-name="ce5">
            <text:p>1.0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1568.0000305175781" table:style-name="ce5">
            <text:p>1.568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1554.2800302505493" table:style-name="ce5">
            <text:p>1.554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1540.5600299835205" table:style-name="ce5">
            <text:p>1.541</text:p>
          </table:table-cell>
          <table:table-cell office:value-type="float" office:value="966.28001880645752" table:style-name="ce5">
            <text:p>9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1419.0400276184082" table:style-name="ce5">
            <text:p>1.419</text:p>
          </table:table-cell>
          <table:table-cell office:value-type="float" office:value="1150.5200223922729" table:style-name="ce5">
            <text:p>1.1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.20000648498535" table:style-name="ce5">
            <text:p>33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30.0800628662109" table:style-name="ce5">
            <text:p>3.230</text:p>
          </table:table-cell>
          <table:table-cell office:value-type="float" office:value="2140.3200416564941" table:style-name="ce5">
            <text:p>2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08.3200721740723" table:style-name="ce5">
            <text:p>3.708</text:p>
          </table:table-cell>
          <table:table-cell office:value-type="float" office:value="3902.3600759506226" table:style-name="ce5">
            <text:p>3.902</text:p>
          </table:table-cell>
          <table:table-cell office:value-type="float" office:value="3341.8000650405884" table:style-name="ce5">
            <text:p>3.3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6.2800283432007" table:style-name="ce5">
            <text:p>1.456</text:p>
          </table:table-cell>
          <table:table-cell office:value-type="float" office:value="4349.2400846481323" table:style-name="ce5">
            <text:p>4.349</text:p>
          </table:table-cell>
          <table:table-cell office:value-type="float" office:value="2602.8800506591797" table:style-name="ce5">
            <text:p>2.6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6.2800283432007" table:style-name="ce5">
            <text:p>1.456</text:p>
          </table:table-cell>
          <table:table-cell office:value-type="float" office:value="4317.8800840377808" table:style-name="ce5">
            <text:p>4.318</text:p>
          </table:table-cell>
          <table:table-cell office:value-type="float" office:value="2647.9600515365601" table:style-name="ce5">
            <text:p>2.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6.2800283432007" table:style-name="ce5">
            <text:p>1.456</text:p>
          </table:table-cell>
          <table:table-cell office:value-type="float" office:value="4537.4000883102417" table:style-name="ce5">
            <text:p>4.537</text:p>
          </table:table-cell>
          <table:table-cell office:value-type="float" office:value="2148.160041809082" table:style-name="ce5">
            <text:p>2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6.2800283432007" table:style-name="ce5">
            <text:p>1.456</text:p>
          </table:table-cell>
          <table:table-cell office:value-type="float" office:value="3739.6800727844238" table:style-name="ce5">
            <text:p>3.740</text:p>
          </table:table-cell>
          <table:table-cell office:value-type="float" office:value="3459.4000673294067" table:style-name="ce5">
            <text:p>3.4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56.2800283432007" table:style-name="ce5">
            <text:p>1.45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89.4000387191772" table:style-name="ce5">
            <text:p>1.989</text:p>
          </table:table-cell>
          <table:table-cell office:value-type="float" office:value="2328.4800453186035" table:style-name="ce5">
            <text:p>2.328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1515.0800294876099" table:style-name="ce5">
            <text:p>1.515</text:p>
          </table:table-cell>
          <table:table-cell office:value-type="float" office:value="2506.840048789978" table:style-name="ce5">
            <text:p>2.507</text:p>
          </table:table-cell>
          <table:table-cell office:value-type="float" office:value="2048.2000398635864" table:style-name="ce5">
            <text:p>2.0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2683.2400522232056" table:style-name="ce5">
            <text:p>2.683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9.80000019073486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2665.6000518798828" table:style-name="ce5">
            <text:p>2.666</text:p>
          </table:table-cell>
          <table:table-cell office:value-type="float" office:value="1803.2000350952148" table:style-name="ce5">
            <text:p>1.803</text:p>
          </table:table-cell>
          <table:table-cell office:value-type="float" office:value="17.640000343322754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2665.6000518798828" table:style-name="ce5">
            <text:p>2.666</text:p>
          </table:table-cell>
          <table:table-cell office:value-type="float" office:value="1885.5200366973877" table:style-name="ce5">
            <text:p>1.8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1571.9200305938721" table:style-name="ce5">
            <text:p>1.572</text:p>
          </table:table-cell>
          <table:table-cell office:value-type="float" office:value="2767.5200538635254" table:style-name="ce5">
            <text:p>2.768</text:p>
          </table:table-cell>
          <table:table-cell office:value-type="string" table:style-name="ce5">
            <text:p>-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887.88001728057861" table:style-name="ce5">
            <text:p>88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627.9600706100464" table:style-name="ce5">
            <text:p>3.628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3912.1600761413574" table:style-name="ce5">
            <text:p>3.912</text:p>
          </table:table-cell>
          <table:table-cell office:value-type="float" office:value="4368.8400850296021" table:style-name="ce5">
            <text:p>4.369</text:p>
          </table:table-cell>
          <table:table-cell office:value-type="float" office:value="3716.1600723266602" table:style-name="ce5">
            <text:p>3.7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99.3200330734253" table:style-name="ce5">
            <text:p>1.699</text:p>
          </table:table-cell>
          <table:table-cell office:value-type="float" office:value="4649.1200904846191" table:style-name="ce5">
            <text:p>4.649</text:p>
          </table:table-cell>
          <table:table-cell office:value-type="float" office:value="3034.0800590515137" table:style-name="ce5">
            <text:p>3.034</text:p>
          </table:table-cell>
          <table:table-cell office:value-type="float" office:value="9.80000019073486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699.3200330734253" table:style-name="ce5">
            <text:p>1.699</text:p>
          </table:table-cell>
          <table:table-cell office:value-type="float" office:value="4655.0000905990601" table:style-name="ce5">
            <text:p>4.655</text:p>
          </table:table-cell>
          <table:table-cell office:value-type="float" office:value="3094.8400602340698" table:style-name="ce5">
            <text:p>3.095</text:p>
          </table:table-cell>
          <table:table-cell office:value-type="float" office:value="17.640000343322754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1699.3200330734253" table:style-name="ce5">
            <text:p>1.699</text:p>
          </table:table-cell>
          <table:table-cell office:value-type="float" office:value="4796.1200933456421" table:style-name="ce5">
            <text:p>4.796</text:p>
          </table:table-cell>
          <table:table-cell office:value-type="float" office:value="2706.7600526809692" table:style-name="ce5">
            <text:p>2.7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99.3200330734253" table:style-name="ce5">
            <text:p>1.699</text:p>
          </table:table-cell>
          <table:table-cell office:value-type="float" office:value="3802.400074005127" table:style-name="ce5">
            <text:p>3.802</text:p>
          </table:table-cell>
          <table:table-cell office:value-type="float" office:value="4159.120080947876" table:style-name="ce5">
            <text:p>4.159</text:p>
          </table:table-cell>
          <table:table-cell office:value-type="string" table:style-name="ce5">
            <text:p>-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1699.3200330734253" table:style-name="ce5">
            <text:p>1.699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620.9200315475464" table:style-name="ce5">
            <text:p>1.621</text:p>
          </table:table-cell>
          <table:table-cell office:value-type="float" office:value="3047.8000593185425" table:style-name="ce5">
            <text:p>3.0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4.2800779342651" table:style-name="ce5">
            <text:p>4.004</text:p>
          </table:table-cell>
          <table:table-cell office:value-type="float" office:value="2595.0400505065918" table:style-name="ce5">
            <text:p>2.595</text:p>
          </table:table-cell>
          <table:table-cell office:value-type="float" office:value="4357.0800848007202" table:style-name="ce5">
            <text:p>4.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5.6400308609009" table:style-name="ce5">
            <text:p>1.586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3333.9600648880005" table:style-name="ce5">
            <text:p>3.3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5.6400308609009" table:style-name="ce5">
            <text:p>1.586</text:p>
          </table:table-cell>
          <table:table-cell office:value-type="float" office:value="4037.6000785827637" table:style-name="ce5">
            <text:p>4.038</text:p>
          </table:table-cell>
          <table:table-cell office:value-type="float" office:value="2998.8000583648682" table:style-name="ce5">
            <text:p>2.999</text:p>
          </table:table-cell>
          <table:table-cell office:value-type="float" office:value="27.44000053405761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1585.6400308609009" table:style-name="ce5">
            <text:p>1.586</text:p>
          </table:table-cell>
          <table:table-cell office:value-type="float" office:value="3671.0800714492798" table:style-name="ce5">
            <text:p>3.671</text:p>
          </table:table-cell>
          <table:table-cell office:value-type="float" office:value="3469.2000675201416" table:style-name="ce5">
            <text:p>3.4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5.6400308609009" table:style-name="ce5">
            <text:p>1.586</text:p>
          </table:table-cell>
          <table:table-cell office:value-type="float" office:value="3639.7200708389282" table:style-name="ce5">
            <text:p>3.640</text:p>
          </table:table-cell>
          <table:table-cell office:value-type="float" office:value="3428.0400667190552" table:style-name="ce5">
            <text:p>3.4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5.6400308609009" table:style-name="ce5">
            <text:p>1.586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MARGEM DE ERRO PARA O TOTAL DO INDICADOR D11A – ESCOLAS URBANAS, POR LOCAL DE ACESSO À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 com acesso à Internet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270.4401025772095" table:style-name="ce5">
            <text:p>5.270</text:p>
          </table:table-cell>
          <table:table-cell office:value-type="float" office:value="1152.4800224304199" table:style-name="ce5">
            <text:p>1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84.2400989532471" table:style-name="ce5">
            <text:p>5.084</text:p>
          </table:table-cell>
          <table:table-cell office:value-type="float" office:value="4815.7200937271118" table:style-name="ce5">
            <text:p>4.816</text:p>
          </table:table-cell>
          <table:table-cell office:value-type="float" office:value="5697.7201108932495" table:style-name="ce5">
            <text:p>5.698</text:p>
          </table:table-cell>
          <table:table-cell office:value-type="float" office:value="176.40000343322754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05.4801149368286" table:style-name="ce5">
            <text:p>5.905</text:p>
          </table:table-cell>
          <table:table-cell office:value-type="float" office:value="4194.4000816345215" table:style-name="ce5">
            <text:p>4.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72.0801181793213" table:style-name="ce5">
            <text:p>6.072</text:p>
          </table:table-cell>
          <table:table-cell office:value-type="float" office:value="2842.0000553131104" table:style-name="ce5">
            <text:p>2.842</text:p>
          </table:table-cell>
          <table:table-cell office:value-type="string" table:style-name="ce5">
            <text:p>-</text:p>
          </table:table-cell>
          <table:table-cell office:value-type="float" office:value="1246.5600242614746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6211.2401208877563" table:style-name="ce5">
            <text:p>6.211</text:p>
          </table:table-cell>
          <table:table-cell office:value-type="float" office:value="972.16001892089844" table:style-name="ce5">
            <text:p>9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26.9201211929321" table:style-name="ce5">
            <text:p>6.227</text:p>
          </table:table-cell>
          <table:table-cell office:value-type="float" office:value="860.440016746521" table:style-name="ce5">
            <text:p>8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89.88001537322998" table:style-name="ce5">
            <text:p>790</text:p>
          </table:table-cell>
          <table:table-cell office:value-type="float" office:value="258.72000503540039" table:style-name="ce5">
            <text:p>2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.24001407623291" table:style-name="ce5">
            <text:p>723</text:p>
          </table:table-cell>
          <table:table-cell office:value-type="float" office:value="444.92000865936279" table:style-name="ce5">
            <text:p>445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876.12001705169678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834.96001625061035" table:style-name="ce5">
            <text:p>8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458.6400089263916" table:style-name="ce5">
            <text:p>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2.76001834869385" table:style-name="ce5">
            <text:p>943</text:p>
          </table:table-cell>
          <table:table-cell office:value-type="float" office:value="145.04000282287598" table:style-name="ce5">
            <text:p>1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260.68000507354736" table:style-name="ce5">
            <text:p>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493.92000961303711" table:style-name="ce5">
            <text:p>4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197.96000385284424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74.480001449584961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80.360001564025879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12.4800605773926" table:style-name="ce5">
            <text:p>3.112</text:p>
          </table:table-cell>
          <table:table-cell office:value-type="float" office:value="491.96000957489014" table:style-name="ce5">
            <text:p>4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5.6400594711304" table:style-name="ce5">
            <text:p>3.056</text:p>
          </table:table-cell>
          <table:table-cell office:value-type="float" office:value="3343.7600650787354" table:style-name="ce5">
            <text:p>3.344</text:p>
          </table:table-cell>
          <table:table-cell office:value-type="float" office:value="2793.000054359436" table:style-name="ce5">
            <text:p>2.7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67.2000694274902" table:style-name="ce5">
            <text:p>3.567</text:p>
          </table:table-cell>
          <table:table-cell office:value-type="float" office:value="2103.0800409317017" table:style-name="ce5">
            <text:p>2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24.1200666427612" table:style-name="ce5">
            <text:p>3.424</text:p>
          </table:table-cell>
          <table:table-cell office:value-type="float" office:value="1754.2000341415405" table:style-name="ce5">
            <text:p>1.754</text:p>
          </table:table-cell>
          <table:table-cell office:value-type="string" table:style-name="ce5">
            <text:p>-</text:p>
          </table:table-cell>
          <table:table-cell office:value-type="float" office:value="1246.5600242614746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3712.2400722503662" table:style-name="ce5">
            <text:p>3.712</text:p>
          </table:table-cell>
          <table:table-cell office:value-type="float" office:value="597.80001163482666" table:style-name="ce5">
            <text:p>5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4.000072479248" table:style-name="ce5">
            <text:p>3.724</text:p>
          </table:table-cell>
          <table:table-cell office:value-type="float" office:value="613.48001194000244" table:style-name="ce5">
            <text:p>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06.2800760269165" table:style-name="ce5">
            <text:p>3.906</text:p>
          </table:table-cell>
          <table:table-cell office:value-type="float" office:value="940.80001831054688" table:style-name="ce5">
            <text:p>9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37.7200727462769" table:style-name="ce5">
            <text:p>3.738</text:p>
          </table:table-cell>
          <table:table-cell office:value-type="float" office:value="3051.7200593948364" table:style-name="ce5">
            <text:p>3.052</text:p>
          </table:table-cell>
          <table:table-cell office:value-type="float" office:value="4686.3600912094116" table:style-name="ce5">
            <text:p>4.686</text:p>
          </table:table-cell>
          <table:table-cell office:value-type="float" office:value="176.40000343322754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43.3600845336914" table:style-name="ce5">
            <text:p>4.343</text:p>
          </table:table-cell>
          <table:table-cell office:value-type="float" office:value="3337.8800649642944" table:style-name="ce5">
            <text:p>3.3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64.8000907897949" table:style-name="ce5">
            <text:p>4.665</text:p>
          </table:table-cell>
          <table:table-cell office:value-type="float" office:value="1987.4400386810303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84.440089225769" table:style-name="ce5">
            <text:p>4.584</text:p>
          </table:table-cell>
          <table:table-cell office:value-type="float" office:value="352.80000686645508" table:style-name="ce5">
            <text:p>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6.400089263916" table:style-name="ce5">
            <text:p>4.586</text:p>
          </table:table-cell>
          <table:table-cell office:value-type="float" office:value="556.64001083374023" table:style-name="ce5">
            <text:p>5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44.6000242233276" table:style-name="ce5">
            <text:p>1.245</text:p>
          </table:table-cell>
          <table:table-cell office:value-type="float" office:value="258.72000503540039" table:style-name="ce5">
            <text:p>2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3.600025177002" table:style-name="ce5">
            <text:p>1.294</text:p>
          </table:table-cell>
          <table:table-cell office:value-type="float" office:value="1489.6000289916992" table:style-name="ce5">
            <text:p>1.490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66.0800285339355" table:style-name="ce5">
            <text:p>1.466</text:p>
          </table:table-cell>
          <table:table-cell office:value-type="float" office:value="1001.560019493103" table:style-name="ce5">
            <text:p>1.0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554.68001079559326" table:style-name="ce5">
            <text:p>5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5.8800287246704" table:style-name="ce5">
            <text:p>1.476</text:p>
          </table:table-cell>
          <table:table-cell office:value-type="float" office:value="495.88000965118408" table:style-name="ce5">
            <text:p>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91.5600290298462" table:style-name="ce5">
            <text:p>1.492</text:p>
          </table:table-cell>
          <table:table-cell office:value-type="float" office:value="164.6400032043457" table:style-name="ce5">
            <text:p>1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47.5200729370117" table:style-name="ce5">
            <text:p>3.748</text:p>
          </table:table-cell>
          <table:table-cell office:value-type="float" office:value="1019.2000198364258" table:style-name="ce5">
            <text:p>1.0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24.0800685882568" table:style-name="ce5">
            <text:p>3.524</text:p>
          </table:table-cell>
          <table:table-cell office:value-type="float" office:value="3414.3200664520264" table:style-name="ce5">
            <text:p>3.414</text:p>
          </table:table-cell>
          <table:table-cell office:value-type="float" office:value="3812.2000741958618" table:style-name="ce5">
            <text:p>3.8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72.7200870513916" table:style-name="ce5">
            <text:p>4.473</text:p>
          </table:table-cell>
          <table:table-cell office:value-type="float" office:value="2551.9200496673584" table:style-name="ce5">
            <text:p>2.5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56.960090637207" table:style-name="ce5">
            <text:p>4.657</text:p>
          </table:table-cell>
          <table:table-cell office:value-type="float" office:value="2173.6400423049927" table:style-name="ce5">
            <text:p>2.1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64.7200946807861" table:style-name="ce5">
            <text:p>4.865</text:p>
          </table:table-cell>
          <table:table-cell office:value-type="float" office:value="772.24001502990723" table:style-name="ce5">
            <text:p>7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66.6800947189331" table:style-name="ce5">
            <text:p>4.867</text:p>
          </table:table-cell>
          <table:table-cell office:value-type="float" office:value="846.72001647949219" table:style-name="ce5">
            <text:p>8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59.6400556564331" table:style-name="ce5">
            <text:p>2.860</text:p>
          </table:table-cell>
          <table:table-cell office:value-type="float" office:value="546.84001064300537" table:style-name="ce5">
            <text:p>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09.2400274276733" table:style-name="ce5">
            <text:p>1.409</text:p>
          </table:table-cell>
          <table:table-cell office:value-type="float" office:value="2573.4800500869751" table:style-name="ce5">
            <text:p>2.573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176.40000343322754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36.2000513076782" table:style-name="ce5">
            <text:p>2.636</text:p>
          </table:table-cell>
          <table:table-cell office:value-type="float" office:value="2016.8400392532349" table:style-name="ce5">
            <text:p>2.0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53.6800594329834" table:style-name="ce5">
            <text:p>3.054</text:p>
          </table:table-cell>
          <table:table-cell office:value-type="float" office:value="772.24001502990723" table:style-name="ce5">
            <text:p>7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73.2800598144531" table:style-name="ce5">
            <text:p>3.073</text:p>
          </table:table-cell>
          <table:table-cell office:value-type="float" office:value="482.16000938415527" table:style-name="ce5">
            <text:p>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81.120059967041" table:style-name="ce5">
            <text:p>3.081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212.0400819778442" table:style-name="ce5">
            <text:p>4.212</text:p>
          </table:table-cell>
          <table:table-cell office:value-type="float" office:value="1152.4800224304199" table:style-name="ce5">
            <text:p>1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20.0800724029541" table:style-name="ce5">
            <text:p>3.720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4139.5200805664063" table:style-name="ce5">
            <text:p>4.140</text:p>
          </table:table-cell>
          <table:table-cell office:value-type="float" office:value="176.40000343322754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86.3200931549072" table:style-name="ce5">
            <text:p>4.786</text:p>
          </table:table-cell>
          <table:table-cell office:value-type="float" office:value="3071.3200597763062" table:style-name="ce5">
            <text:p>3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84.3200950622559" table:style-name="ce5">
            <text:p>4.884</text:p>
          </table:table-cell>
          <table:table-cell office:value-type="float" office:value="2269.6800441741943" table:style-name="ce5">
            <text:p>2.2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0.6000947952271" table:style-name="ce5">
            <text:p>4.871</text:p>
          </table:table-cell>
          <table:table-cell office:value-type="float" office:value="907.48001766204834" table:style-name="ce5">
            <text:p>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66.6800947189331" table:style-name="ce5">
            <text:p>4.867</text:p>
          </table:table-cell>
          <table:table-cell office:value-type="float" office:value="856.52001667022705" table:style-name="ce5">
            <text:p>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694.6000719070435" table:style-name="ce5">
            <text:p>3.6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6.3600721359253" table:style-name="ce5">
            <text:p>3.706</text:p>
          </table:table-cell>
          <table:table-cell office:value-type="float" office:value="3183.0400619506836" table:style-name="ce5">
            <text:p>3.183</text:p>
          </table:table-cell>
          <table:table-cell office:value-type="float" office:value="4184.6000814437866" table:style-name="ce5">
            <text:p>4.1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08.1200819015503" table:style-name="ce5">
            <text:p>4.208</text:p>
          </table:table-cell>
          <table:table-cell office:value-type="float" office:value="3045.8400592803955" table:style-name="ce5">
            <text:p>3.0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90.2800912857056" table:style-name="ce5">
            <text:p>4.690</text:p>
          </table:table-cell>
          <table:table-cell office:value-type="float" office:value="1736.5600337982178" table:style-name="ce5">
            <text:p>1.737</text:p>
          </table:table-cell>
          <table:table-cell office:value-type="string" table:style-name="ce5">
            <text:p>-</text:p>
          </table:table-cell>
          <table:table-cell office:value-type="float" office:value="1246.5600242614746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5094.0400991439819" table:style-name="ce5">
            <text:p>5.094</text:p>
          </table:table-cell>
          <table:table-cell office:value-type="float" office:value="368.48000717163086" table:style-name="ce5">
            <text:p>3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05.8000993728638" table:style-name="ce5">
            <text:p>5.106</text:p>
          </table:table-cell>
          <table:table-cell office:value-type="float" office:value="143.080002784729" table:style-name="ce5">
            <text:p>1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O TOTAL D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056.8000984191895" table:style-name="ce5">
            <text:p>5.057</text:p>
          </table:table-cell>
          <table:table-cell office:value-type="float" office:value="2673.4400520324707" table:style-name="ce5">
            <text:p>2.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3.6400995254517" table:style-name="ce5">
            <text:p>5.11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797.72001552581787" table:style-name="ce5">
            <text:p>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405.72000789642334" table:style-name="ce5">
            <text:p>4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2.12001132965088" table:style-name="ce5">
            <text:p>58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28.2000589370728" table:style-name="ce5">
            <text:p>3.028</text:p>
          </table:table-cell>
          <table:table-cell office:value-type="float" office:value="1352.4000263214111" table:style-name="ce5">
            <text:p>1.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00.7200603485107" table:style-name="ce5">
            <text:p>3.1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82.8000736236572" table:style-name="ce5">
            <text:p>3.783</text:p>
          </table:table-cell>
          <table:table-cell office:value-type="float" office:value="1973.7200384140015" table:style-name="ce5">
            <text:p>1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37.7200727462769" table:style-name="ce5">
            <text:p>3.7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54.4400224685669" table:style-name="ce5">
            <text:p>1.154</text:p>
          </table:table-cell>
          <table:table-cell office:value-type="float" office:value="789.88001537322998" table:style-name="ce5">
            <text:p>7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3.600025177002" table:style-name="ce5">
            <text:p>1.29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00.5600681304932" table:style-name="ce5">
            <text:p>3.501</text:p>
          </table:table-cell>
          <table:table-cell office:value-type="float" office:value="1813.0000352859497" table:style-name="ce5">
            <text:p>1.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75.0400695800781" table:style-name="ce5">
            <text:p>3.57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36.2000513076782" table:style-name="ce5">
            <text:p>2.636</text:p>
          </table:table-cell>
          <table:table-cell office:value-type="float" office:value="1460.2000284194946" table:style-name="ce5">
            <text:p>1.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7.0800275802612" table:style-name="ce5">
            <text:p>1.41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014.080078125" table:style-name="ce5">
            <text:p>4.014</text:p>
          </table:table-cell>
          <table:table-cell office:value-type="float" office:value="2275.5600442886353" table:style-name="ce5">
            <text:p>2.2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9.0800733566284" table:style-name="ce5">
            <text:p>3.769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459.4000673294067" table:style-name="ce5">
            <text:p>3.459</text:p>
          </table:table-cell>
          <table:table-cell office:value-type="float" office:value="1468.0400285720825" table:style-name="ce5">
            <text:p>1.4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6.3600721359253" table:style-name="ce5">
            <text:p>3.706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O TOTAL D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99.2400369644165" table:style-name="ce5">
            <text:p>1.899</text:p>
          </table:table-cell>
          <table:table-cell office:value-type="float" office:value="4063.0800790786743" table:style-name="ce5">
            <text:p>4.063</text:p>
          </table:table-cell>
          <table:table-cell office:value-type="float" office:value="2646.0000514984131" table:style-name="ce5">
            <text:p>2.646</text:p>
          </table:table-cell>
          <table:table-cell office:value-type="float" office:value="1940.4000377655029" table:style-name="ce5">
            <text:p>1.940</text:p>
          </table:table-cell>
          <table:table-cell office:value-type="float" office:value="2348.0800457000732" table:style-name="ce5">
            <text:p>2.348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264.60000514984131" table:style-name="ce5">
            <text:p>265</text:p>
          </table:table-cell>
          <table:table-cell office:value-type="string" table:style-name="ce5">
            <text:p>-</text:p>
          </table:table-cell>
          <table:table-cell office:value-type="float" office:value="5113.6400995254517" table:style-name="ce5">
            <text:p>5.11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209.72000408172607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766.36001491546631" table:style-name="ce5">
            <text:p>766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2.12001132965088" table:style-name="ce5">
            <text:p>58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97.4800271987915" table:style-name="ce5">
            <text:p>1.397</text:p>
          </table:table-cell>
          <table:table-cell office:value-type="float" office:value="1613.0800313949585" table:style-name="ce5">
            <text:p>1.613</text:p>
          </table:table-cell>
          <table:table-cell office:value-type="float" office:value="1193.6400232315063" table:style-name="ce5">
            <text:p>1.194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2277.5200443267822" table:style-name="ce5">
            <text:p>2.278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158.76000308990479" table:style-name="ce5">
            <text:p>159</text:p>
          </table:table-cell>
          <table:table-cell office:value-type="string" table:style-name="ce5">
            <text:p>-</text:p>
          </table:table-cell>
          <table:table-cell office:value-type="float" office:value="3100.7200603485107" table:style-name="ce5">
            <text:p>3.10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36.8400201797485" table:style-name="ce5">
            <text:p>1.037</text:p>
          </table:table-cell>
          <table:table-cell office:value-type="float" office:value="3431.9600667953491" table:style-name="ce5">
            <text:p>3.432</text:p>
          </table:table-cell>
          <table:table-cell office:value-type="float" office:value="2187.3600425720215" table:style-name="ce5">
            <text:p>2.187</text:p>
          </table:table-cell>
          <table:table-cell office:value-type="float" office:value="1793.40003490448" table:style-name="ce5">
            <text:p>1.793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1297.5200252532959" table:style-name="ce5">
            <text:p>1.298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37.7200727462769" table:style-name="ce5">
            <text:p>3.73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1189.7200231552124" table:style-name="ce5">
            <text:p>1.190</text:p>
          </table:table-cell>
          <table:table-cell office:value-type="float" office:value="764.40001487731934" table:style-name="ce5">
            <text:p>764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93.600025177002" table:style-name="ce5">
            <text:p>1.29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2157.9600419998169" table:style-name="ce5">
            <text:p>2.158</text:p>
          </table:table-cell>
          <table:table-cell office:value-type="float" office:value="2285.3600444793701" table:style-name="ce5">
            <text:p>2.285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2308.8800449371338" table:style-name="ce5">
            <text:p>2.309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258.7200050354003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3575.0400695800781" table:style-name="ce5">
            <text:p>3.57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2142.2800416946411" table:style-name="ce5">
            <text:p>2.142</text:p>
          </table:table-cell>
          <table:table-cell office:value-type="float" office:value="1342.6000261306763" table:style-name="ce5">
            <text:p>1.343</text:p>
          </table:table-cell>
          <table:table-cell office:value-type="float" office:value="1756.1600341796875" table:style-name="ce5">
            <text:p>1.756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417.0800275802612" table:style-name="ce5">
            <text:p>1.4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2871.4000558853149" table:style-name="ce5">
            <text:p>2.871</text:p>
          </table:table-cell>
          <table:table-cell office:value-type="float" office:value="2593.0800504684448" table:style-name="ce5">
            <text:p>2.593</text:p>
          </table:table-cell>
          <table:table-cell office:value-type="float" office:value="1807.1200351715088" table:style-name="ce5">
            <text:p>1.807</text:p>
          </table:table-cell>
          <table:table-cell office:value-type="float" office:value="2324.5600452423096" table:style-name="ce5">
            <text:p>2.325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264.60000514984131" table:style-name="ce5">
            <text:p>265</text:p>
          </table:table-cell>
          <table:table-cell office:value-type="string" table:style-name="ce5">
            <text:p>-</text:p>
          </table:table-cell>
          <table:table-cell office:value-type="float" office:value="3769.0800733566284" table:style-name="ce5">
            <text:p>3.769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669.9200325012207" table:style-name="ce5">
            <text:p>1.670</text:p>
          </table:table-cell>
          <table:table-cell office:value-type="float" office:value="2992.9200582504272" table:style-name="ce5">
            <text:p>2.993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748.72001457214355" table:style-name="ce5">
            <text:p>749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1307.3200254440308" table:style-name="ce5">
            <text:p>1.307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06.3600721359253" table:style-name="ce5">
            <text:p>3.706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O TOTAL D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230.4800434112549" table:style-name="ce5">
            <text:p>2.230</text:p>
          </table:table-cell>
          <table:table-cell office:value-type="float" office:value="4310.0400838851929" table:style-name="ce5">
            <text:p>4.310</text:p>
          </table:table-cell>
          <table:table-cell office:value-type="float" office:value="1791.440034866333" table:style-name="ce5">
            <text:p>1.791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1289.680025100708" table:style-name="ce5">
            <text:p>1.290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2240.2800436019897" table:style-name="ce5">
            <text:p>2.24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5113.6400995254517" table:style-name="ce5">
            <text:p>5.11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758.52001476287842" table:style-name="ce5">
            <text:p>75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213.64000415802002" table:style-name="ce5">
            <text:p>214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1.72001171112061" table:style-name="ce5">
            <text:p>60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73.9200286865234" table:style-name="ce5">
            <text:p>1.474</text:p>
          </table:table-cell>
          <table:table-cell office:value-type="float" office:value="1626.8000316619873" table:style-name="ce5">
            <text:p>1.627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1054.4800205230713" table:style-name="ce5">
            <text:p>1.054</text:p>
          </table:table-cell>
          <table:table-cell office:value-type="float" office:value="2236.3600435256958" table:style-name="ce5">
            <text:p>2.236</text:p>
          </table:table-cell>
          <table:table-cell office:value-type="float" office:value="0" table:style-name="ce5">
            <text:p>0</text:p>
          </table:table-cell>
          <table:table-cell office:value-type="float" office:value="3088.9600601196289" table:style-name="ce5">
            <text:p>3.08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1440.6000280380249" table:style-name="ce5">
            <text:p>1.441</text:p>
          </table:table-cell>
          <table:table-cell office:value-type="float" office:value="764.40001487731934" table:style-name="ce5">
            <text:p>764</text:p>
          </table:table-cell>
          <table:table-cell office:value-type="float" office:value="1221.080023765564" table:style-name="ce5">
            <text:p>1.221</text:p>
          </table:table-cell>
          <table:table-cell office:value-type="float" office:value="654.64001274108887" table:style-name="ce5">
            <text:p>655</text:p>
          </table:table-cell>
          <table:table-cell office:value-type="float" office:value="1421.0000276565552" table:style-name="ce5">
            <text:p>1.4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9.6800727844238" table:style-name="ce5">
            <text:p>3.74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1023.1200199127197" table:style-name="ce5">
            <text:p>1.023</text:p>
          </table:table-cell>
          <table:table-cell office:value-type="float" office:value="770.28001499176025" table:style-name="ce5">
            <text:p>770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1295.5600252151489" table:style-name="ce5">
            <text:p>1.29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13.3200197219849" table:style-name="ce5">
            <text:p>1.013</text:p>
          </table:table-cell>
          <table:table-cell office:value-type="float" office:value="2308.8800449371338" table:style-name="ce5">
            <text:p>2.309</text:p>
          </table:table-cell>
          <table:table-cell office:value-type="float" office:value="1413.1600275039673" table:style-name="ce5">
            <text:p>1.413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1599.3600311279297" table:style-name="ce5">
            <text:p>1.599</text:p>
          </table:table-cell>
          <table:table-cell office:value-type="float" office:value="2236.3600435256958" table:style-name="ce5">
            <text:p>2.236</text:p>
          </table:table-cell>
          <table:table-cell office:value-type="float" office:value="0" table:style-name="ce5">
            <text:p>0</text:p>
          </table:table-cell>
          <table:table-cell office:value-type="float" office:value="3596.6000699996948" table:style-name="ce5">
            <text:p>3.59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989.80001926422119" table:style-name="ce5">
            <text:p>990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1452.3600282669067" table:style-name="ce5">
            <text:p>1.45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3216.3600625991821" table:style-name="ce5">
            <text:p>3.216</text:p>
          </table:table-cell>
          <table:table-cell office:value-type="float" office:value="1705.2000331878662" table:style-name="ce5">
            <text:p>1.705</text:p>
          </table:table-cell>
          <table:table-cell office:value-type="float" office:value="564.48001098632813" table:style-name="ce5">
            <text:p>564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1824.7600355148315" table:style-name="ce5">
            <text:p>1.825</text:p>
          </table:table-cell>
          <table:table-cell office:value-type="float" office:value="2240.2800436019897" table:style-name="ce5">
            <text:p>2.240</text:p>
          </table:table-cell>
          <table:table-cell office:value-type="float" office:value="0" table:style-name="ce5">
            <text:p>0</text:p>
          </table:table-cell>
          <table:table-cell office:value-type="float" office:value="3788.6800737380981" table:style-name="ce5">
            <text:p>3.789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707.1600332260132" table:style-name="ce5">
            <text:p>1.707</text:p>
          </table:table-cell>
          <table:table-cell office:value-type="float" office:value="2973.3200578689575" table:style-name="ce5">
            <text:p>2.973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1168.1600227355957" table:style-name="ce5">
            <text:p>1.168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712.2400722503662" table:style-name="ce5">
            <text:p>3.712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O TOTAL DO INDICADOR C2A – ESCOLAS URBANAS, POR PROJETO DE FORM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ualmente, sim</text:p>
          </table:table-cell>
          <table:table-cell office:value-type="string" table:style-name="ce3">
            <text:p>Atualmente, não, ou ainda 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847.4800748825073" table:style-name="ce5">
            <text:p>3.847</text:p>
          </table:table-cell>
          <table:table-cell office:value-type="float" office:value="5999.5601167678833" table:style-name="ce5">
            <text:p>6.000</text:p>
          </table:table-cell>
          <table:table-cell office:value-type="float" office:value="1372.0000267028809" table:style-name="ce5">
            <text:p>1.3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90.04000759124756" table:style-name="ce5">
            <text:p>390</text:p>
          </table:table-cell>
          <table:table-cell office:value-type="float" office:value="1011.3600196838379" table:style-name="ce5">
            <text:p>1.011</text:p>
          </table:table-cell>
          <table:table-cell office:value-type="float" office:value="74.480001449584961" table:style-name="ce5">
            <text:p>7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06.840048789978" table:style-name="ce5">
            <text:p>2.507</text:p>
          </table:table-cell>
          <table:table-cell office:value-type="float" office:value="3214.4000625610352" table:style-name="ce5">
            <text:p>3.214</text:p>
          </table:table-cell>
          <table:table-cell office:value-type="float" office:value="931.00001811981201" table:style-name="ce5">
            <text:p>93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4760.8400926589966" table:style-name="ce5">
            <text:p>4.761</text:p>
          </table:table-cell>
          <table:table-cell office:value-type="float" office:value="991.76001930236816" table:style-name="ce5">
            <text:p>99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26.9200258255005" table:style-name="ce5">
            <text:p>1.327</text:p>
          </table:table-cell>
          <table:table-cell office:value-type="float" office:value="1242.6400241851807" table:style-name="ce5">
            <text:p>1.243</text:p>
          </table:table-cell>
          <table:table-cell office:value-type="float" office:value="94.080001831054688" table:style-name="ce5">
            <text:p>9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69.3600597381592" table:style-name="ce5">
            <text:p>3.069</text:p>
          </table:table-cell>
          <table:table-cell office:value-type="float" office:value="4125.8000802993774" table:style-name="ce5">
            <text:p>4.126</text:p>
          </table:table-cell>
          <table:table-cell office:value-type="float" office:value="738.92001438140869" table:style-name="ce5">
            <text:p>73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2769.4800539016724" table:style-name="ce5">
            <text:p>2.769</text:p>
          </table:table-cell>
          <table:table-cell office:value-type="float" office:value="962.36001873016357" table:style-name="ce5">
            <text:p>96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312.4000644683838" table:style-name="ce5">
            <text:p>3.312</text:p>
          </table:table-cell>
          <table:table-cell office:value-type="float" office:value="4410.0000858306885" table:style-name="ce5">
            <text:p>4.410</text:p>
          </table:table-cell>
          <table:table-cell office:value-type="float" office:value="1213.2400236129761" table:style-name="ce5">
            <text:p>1.21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130.5200414657593" table:style-name="ce5">
            <text:p>2.131</text:p>
          </table:table-cell>
          <table:table-cell office:value-type="float" office:value="4760.8400926589966" table:style-name="ce5">
            <text:p>4.761</text:p>
          </table:table-cell>
          <table:table-cell office:value-type="float" office:value="648.76001262664795" table:style-name="ce5">
            <text:p>64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6">
            <text:p>MARGEM DE ERRO PARA O TOTAL D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8">
            <text:p>Total de escolas localizadas em áreas urbanas<text:s/>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9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9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9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932.560037612915" table:style-name="ce5">
            <text:p>1.933</text:p>
          </table:table-cell>
          <table:table-cell office:value-type="float" office:value="2587.2000503540039" table:style-name="ce5">
            <text:p>2.587</text:p>
          </table:table-cell>
          <table:table-cell office:value-type="float" office:value="2236.3600435256958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6046.6001176834106" table:style-name="ce5">
            <text:p>6.047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2789.0800542831421" table:style-name="ce5">
            <text:p>2.789</text:p>
          </table:table-cell>
          <table:table-cell office:value-type="float" office:value="2502.9200487136841" table:style-name="ce5">
            <text:p>2.503</text:p>
          </table:table-cell>
          <table:table-cell office:value-type="string" table:style-name="ce5">
            <text:p>-</text:p>
          </table:table-cell>
          <table:table-cell office:value-type="float" office:value="6046.6001176834106" table:style-name="ce5">
            <text:p>6.047</text:p>
          </table:table-cell>
          <table:table-cell office:value-type="float" office:value="1946.2800378799438" table:style-name="ce5">
            <text:p>1.946</text:p>
          </table:table-cell>
          <table:table-cell office:value-type="float" office:value="2640.1200513839722" table:style-name="ce5">
            <text:p>2.640</text:p>
          </table:table-cell>
          <table:table-cell office:value-type="float" office:value="2240.2800436019897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6046.6001176834106" table:style-name="ce5">
            <text:p>6.047</text:p>
          </table:table-cell>
          <table:table-cell office:value-type="float" office:value="2818.4800548553467" table:style-name="ce5">
            <text:p>2.818</text:p>
          </table:table-cell>
          <table:table-cell office:value-type="float" office:value="2818.4800548553467" table:style-name="ce5">
            <text:p>2.8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.6001176834106" table:style-name="ce5">
            <text:p>6.047</text:p>
          </table:table-cell>
          <table:table-cell office:value-type="float" office:value="2079.560040473938" table:style-name="ce5">
            <text:p>2.080</text:p>
          </table:table-cell>
          <table:table-cell office:value-type="float" office:value="3371.200065612793" table:style-name="ce5">
            <text:p>3.3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.6001176834106" table:style-name="ce5">
            <text:p>6.047</text:p>
          </table:table-cell>
          <table:table-cell office:value-type="float" office:value="931.00001811981201" table:style-name="ce5">
            <text:p>931</text:p>
          </table:table-cell>
          <table:table-cell office:value-type="float" office:value="3745.5600728988647" table:style-name="ce5">
            <text:p>3.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.6001176834106" table:style-name="ce5">
            <text:p>6.047</text:p>
          </table:table-cell>
          <table:table-cell office:value-type="string" table:style-name="ce5">
            <text:p>-</text:p>
          </table:table-cell>
          <table:table-cell office:value-type="float" office:value="3847.4800748825073" table:style-name="ce5">
            <text:p>3.8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.6001176834106" table:style-name="ce5">
            <text:p>6.047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346.92000675201416" table:style-name="ce5">
            <text:p>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284.20000553131104" table:style-name="ce5">
            <text:p>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.60001945495605" table:style-name="ce5">
            <text:p>1.000</text:p>
          </table:table-cell>
          <table:table-cell office:value-type="string" table:style-name="ce5">
            <text:p>-</text:p>
          </table:table-cell>
          <table:table-cell office:value-type="float" office:value="390.04000759124756" table:style-name="ce5">
            <text:p>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.60001945495605" table:style-name="ce5">
            <text:p>1.00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727.16001415252686" table:style-name="ce5">
            <text:p>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693.84001350402832" table:style-name="ce5">
            <text:p>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736.96001434326172" table:style-name="ce5">
            <text:p>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.48001289367676" table:style-name="ce5">
            <text:p>662</text:p>
          </table:table-cell>
          <table:table-cell office:value-type="string" table:style-name="ce5">
            <text:p>-</text:p>
          </table:table-cell>
          <table:table-cell office:value-type="float" office:value="738.92001438140869" table:style-name="ce5">
            <text:p>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.48001289367676" table:style-name="ce5">
            <text:p>662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2236.3600435256958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3271.2400636672974" table:style-name="ce5">
            <text:p>3.271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150.5200223922729" table:style-name="ce5">
            <text:p>1.151</text:p>
          </table:table-cell>
          <table:table-cell office:value-type="float" office:value="2236.3600435256958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3271.2400636672974" table:style-name="ce5">
            <text:p>3.271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1070.1600208282471" table:style-name="ce5">
            <text:p>1.070</text:p>
          </table:table-cell>
          <table:table-cell office:value-type="float" office:value="2240.2800436019897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3271.2400636672974" table:style-name="ce5">
            <text:p>3.271</text:p>
          </table:table-cell>
          <table:table-cell office:value-type="float" office:value="2365.720046043396" table:style-name="ce5">
            <text:p>2.366</text:p>
          </table:table-cell>
          <table:table-cell office:value-type="float" office:value="932.96001815795898" table:style-name="ce5">
            <text:p>9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1.2400636672974" table:style-name="ce5">
            <text:p>3.271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2387.2800464630127" table:style-name="ce5">
            <text:p>2.3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1.2400636672974" table:style-name="ce5">
            <text:p>3.271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2479.4000482559204" table:style-name="ce5">
            <text:p>2.4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1.2400636672974" table:style-name="ce5">
            <text:p>3.271</text:p>
          </table:table-cell>
          <table:table-cell office:value-type="string" table:style-name="ce5">
            <text:p>-</text:p>
          </table:table-cell>
          <table:table-cell office:value-type="float" office:value="2506.840048789978" table:style-name="ce5">
            <text:p>2.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1.2400636672974" table:style-name="ce5">
            <text:p>3.27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2156.0000419616699" table:style-name="ce5">
            <text:p>2.1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84.3600931167603" table:style-name="ce5">
            <text:p>4.784</text:p>
          </table:table-cell>
          <table:table-cell office:value-type="float" office:value="1083.8800210952759" table:style-name="ce5">
            <text:p>1.084</text:p>
          </table:table-cell>
          <table:table-cell office:value-type="float" office:value="2032.5200395584106" table:style-name="ce5">
            <text:p>2.033</text:p>
          </table:table-cell>
          <table:table-cell office:value-type="float" office:value="1123.0800218582153" table:style-name="ce5">
            <text:p>1.123</text:p>
          </table:table-cell>
          <table:table-cell office:value-type="string" table:style-name="ce5">
            <text:p>-</text:p>
          </table:table-cell>
          <table:table-cell office:value-type="float" office:value="4784.3600931167603" table:style-name="ce5">
            <text:p>4.784</text:p>
          </table:table-cell>
          <table:table-cell office:value-type="float" office:value="1758.1200342178345" table:style-name="ce5">
            <text:p>1.758</text:p>
          </table:table-cell>
          <table:table-cell office:value-type="float" office:value="1893.3600368499756" table:style-name="ce5">
            <text:p>1.8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84.3600931167603" table:style-name="ce5">
            <text:p>4.784</text:p>
          </table:table-cell>
          <table:table-cell office:value-type="float" office:value="1252.4400243759155" table:style-name="ce5">
            <text:p>1.252</text:p>
          </table:table-cell>
          <table:table-cell office:value-type="float" office:value="2283.4000444412231" table:style-name="ce5">
            <text:p>2.2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4.3600931167603" table:style-name="ce5">
            <text:p>4.784</text:p>
          </table:table-cell>
          <table:table-cell office:value-type="float" office:value="1601.3200311660767" table:style-name="ce5">
            <text:p>1.601</text:p>
          </table:table-cell>
          <table:table-cell office:value-type="float" office:value="2050.1600399017334" table:style-name="ce5">
            <text:p>2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4.3600931167603" table:style-name="ce5">
            <text:p>4.784</text:p>
          </table:table-cell>
          <table:table-cell office:value-type="float" office:value="0" table:style-name="ce5">
            <text:p>0</text:p>
          </table:table-cell>
          <table:table-cell office:value-type="float" office:value="2459.8000478744507" table:style-name="ce5">
            <text:p>2.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4.3600931167603" table:style-name="ce5">
            <text:p>4.784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4.3600931167603" table:style-name="ce5">
            <text:p>4.78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6.7600240707397" table:style-name="ce5">
            <text:p>1.237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1293.600025177002" table:style-name="ce5">
            <text:p>1.294</text:p>
          </table:table-cell>
          <table:table-cell office:value-type="float" office:value="15.68000030517578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236.7600240707397" table:style-name="ce5">
            <text:p>1.237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1262.2400245666504" table:style-name="ce5">
            <text:p>1.262</text:p>
          </table:table-cell>
          <table:table-cell office:value-type="float" office:value="15.68000030517578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236.7600240707397" table:style-name="ce5">
            <text:p>1.237</text:p>
          </table:table-cell>
          <table:table-cell office:value-type="float" office:value="840.84001636505127" table:style-name="ce5">
            <text:p>841</text:p>
          </table:table-cell>
          <table:table-cell office:value-type="float" office:value="1095.6400213241577" table:style-name="ce5">
            <text:p>1.0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.7600240707397" table:style-name="ce5">
            <text:p>1.237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948.64001846313477" table:style-name="ce5">
            <text:p>9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.7600240707397" table:style-name="ce5">
            <text:p>1.237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1062.3200206756592" table:style-name="ce5">
            <text:p>1.0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.7600240707397" table:style-name="ce5">
            <text:p>1.237</text:p>
          </table:table-cell>
          <table:table-cell office:value-type="string" table:style-name="ce5">
            <text:p>-</text:p>
          </table:table-cell>
          <table:table-cell office:value-type="float" office:value="1326.9200258255005" table:style-name="ce5">
            <text:p>1.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.7600240707397" table:style-name="ce5">
            <text:p>1.237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2083.4800405502319" table:style-name="ce5">
            <text:p>2.083</text:p>
          </table:table-cell>
          <table:table-cell office:value-type="float" office:value="2236.3600435256958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1473.9200286865234" table:style-name="ce5">
            <text:p>1.474</text:p>
          </table:table-cell>
          <table:table-cell office:value-type="float" office:value="2502.9200487136841" table:style-name="ce5">
            <text:p>2.503</text:p>
          </table:table-cell>
          <table:table-cell office:value-type="string" table:style-name="ce5">
            <text:p>-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1421.0000276565552" table:style-name="ce5">
            <text:p>1.421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2240.2800436019897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2818.4800548553467" table:style-name="ce5">
            <text:p>2.818</text:p>
          </table:table-cell>
          <table:table-cell office:value-type="float" office:value="1225.0000238418579" table:style-name="ce5">
            <text:p>1.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3012.520058631897" table:style-name="ce5">
            <text:p>3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3065.4400596618652" table:style-name="ce5">
            <text:p>3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2.8400812149048" table:style-name="ce5">
            <text:p>4.173</text:p>
          </table:table-cell>
          <table:table-cell office:value-type="string" table:style-name="ce5">
            <text:p>-</text:p>
          </table:table-cell>
          <table:table-cell office:value-type="float" office:value="3069.3600597381592" table:style-name="ce5">
            <text:p>3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2.8400812149048" table:style-name="ce5">
            <text:p>4.173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1548.4000301361084" table:style-name="ce5">
            <text:p>1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7.0800561904907" table:style-name="ce5">
            <text:p>2.887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1415.1200275421143" table:style-name="ce5">
            <text:p>1.415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2887.0800561904907" table:style-name="ce5">
            <text:p>2.887</text:p>
          </table:table-cell>
          <table:table-cell office:value-type="float" office:value="1450.4000282287598" table:style-name="ce5">
            <text:p>1.450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7.0800561904907" table:style-name="ce5">
            <text:p>2.887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1550.3600301742554" table:style-name="ce5">
            <text:p>1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7.0800561904907" table:style-name="ce5">
            <text:p>2.887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1430.80002784729" table:style-name="ce5">
            <text:p>1.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7.0800561904907" table:style-name="ce5">
            <text:p>2.887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1495.4800291061401" table:style-name="ce5">
            <text:p>1.4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7.0800561904907" table:style-name="ce5">
            <text:p>2.887</text:p>
          </table:table-cell>
          <table:table-cell office:value-type="string" table:style-name="ce5">
            <text:p>-</text:p>
          </table:table-cell>
          <table:table-cell office:value-type="float" office:value="1550.3600301742554" table:style-name="ce5">
            <text:p>1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7.0800561904907" table:style-name="ce5">
            <text:p>2.88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2438.240047454834" table:style-name="ce5">
            <text:p>2.438</text:p>
          </table:table-cell>
          <table:table-cell office:value-type="float" office:value="2236.3600435256958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4492.3200874328613" table:style-name="ce5">
            <text:p>4.492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2502.9200487136841" table:style-name="ce5">
            <text:p>2.503</text:p>
          </table:table-cell>
          <table:table-cell office:value-type="string" table:style-name="ce5">
            <text:p>-</text:p>
          </table:table-cell>
          <table:table-cell office:value-type="float" office:value="4492.3200874328613" table:style-name="ce5">
            <text:p>4.492</text:p>
          </table:table-cell>
          <table:table-cell office:value-type="float" office:value="1946.2800378799438" table:style-name="ce5">
            <text:p>1.946</text:p>
          </table:table-cell>
          <table:table-cell office:value-type="float" office:value="1642.4800319671631" table:style-name="ce5">
            <text:p>1.642</text:p>
          </table:table-cell>
          <table:table-cell office:value-type="float" office:value="2240.2800436019897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4492.3200874328613" table:style-name="ce5">
            <text:p>4.492</text:p>
          </table:table-cell>
          <table:table-cell office:value-type="float" office:value="2818.4800548553467" table:style-name="ce5">
            <text:p>2.818</text:p>
          </table:table-cell>
          <table:table-cell office:value-type="float" office:value="1948.2400379180908" table:style-name="ce5">
            <text:p>1.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2.3200874328613" table:style-name="ce5">
            <text:p>4.492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3269.2800636291504" table:style-name="ce5">
            <text:p>3.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2.3200874328613" table:style-name="ce5">
            <text:p>4.492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3284.9600639343262" table:style-name="ce5">
            <text:p>3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2.3200874328613" table:style-name="ce5">
            <text:p>4.492</text:p>
          </table:table-cell>
          <table:table-cell office:value-type="string" table:style-name="ce5">
            <text:p>-</text:p>
          </table:table-cell>
          <table:table-cell office:value-type="float" office:value="3312.4000644683838" table:style-name="ce5">
            <text:p>3.3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2.3200874328613" table:style-name="ce5">
            <text:p>4.492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09.0400371551514" table:style-name="ce5">
            <text:p>1.909</text:p>
          </table:table-cell>
          <table:table-cell office:value-type="float" office:value="983.92001914978027" table:style-name="ce5">
            <text:p>9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94.1600933074951" table:style-name="ce5">
            <text:p>4.794</text:p>
          </table:table-cell>
          <table:table-cell office:value-type="float" office:value="0" table:style-name="ce5">
            <text:p>0</text:p>
          </table:table-cell>
          <table:table-cell office:value-type="float" office:value="2130.5200414657593" table:style-name="ce5">
            <text:p>2.1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94.1600933074951" table:style-name="ce5">
            <text:p>4.794</text:p>
          </table:table-cell>
          <table:table-cell office:value-type="float" office:value="0" table:style-name="ce5">
            <text:p>0</text:p>
          </table:table-cell>
          <table:table-cell office:value-type="float" office:value="2130.5200414657593" table:style-name="ce5">
            <text:p>2.1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94.1600933074951" table:style-name="ce5">
            <text:p>4.794</text:p>
          </table:table-cell>
          <table:table-cell office:value-type="float" office:value="0" table:style-name="ce5">
            <text:p>0</text:p>
          </table:table-cell>
          <table:table-cell office:value-type="float" office:value="2130.5200414657593" table:style-name="ce5">
            <text:p>2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4.1600933074951" table:style-name="ce5">
            <text:p>4.794</text:p>
          </table:table-cell>
          <table:table-cell office:value-type="float" office:value="1909.0400371551514" table:style-name="ce5">
            <text:p>1.909</text:p>
          </table:table-cell>
          <table:table-cell office:value-type="float" office:value="968.24001884460449" table:style-name="ce5">
            <text:p>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4.1600933074951" table:style-name="ce5">
            <text:p>4.794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1967.8400382995605" table:style-name="ce5">
            <text:p>1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4.1600933074951" table:style-name="ce5">
            <text:p>4.794</text:p>
          </table:table-cell>
          <table:table-cell office:value-type="string" table:style-name="ce5">
            <text:p>-</text:p>
          </table:table-cell>
          <table:table-cell office:value-type="float" office:value="2130.5200414657593" table:style-name="ce5">
            <text:p>2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4.1600933074951" table:style-name="ce5">
            <text:p>4.794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7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O TOTAL DO INDICADOR C4A – ESCOLAS URBANAS, POR NÚMERO DE PROFESSORES QUE RECEBERAM FORMAÇÃO PARA USO DE COMPUTADOR E INTERNET EM ATIVIDADES DE ENSINO E DE 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20</text:p>
          </table:table-cell>
          <table:table-cell office:value-type="string" table:style-name="ce3">
            <text:p>De 2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498.6000680923462" table:style-name="ce5">
            <text:p>3.499</text:p>
          </table:table-cell>
          <table:table-cell office:value-type="float" office:value="3020.3600587844849" table:style-name="ce5">
            <text:p>3.020</text:p>
          </table:table-cell>
          <table:table-cell office:value-type="float" office:value="958.44001865386963" table:style-name="ce5">
            <text:p>958</text:p>
          </table:table-cell>
          <table:table-cell office:value-type="float" office:value="5415.4801054000854" table:style-name="ce5">
            <text:p>5.415</text:p>
          </table:table-cell>
          <table:table-cell office:value-type="float" office:value="2822.4000549316406" table:style-name="ce5">
            <text:p>2.822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50.80000877380371" table:style-name="ce5">
            <text:p>451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260.68000507354736" table:style-name="ce5">
            <text:p>261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368.48000717163086" table:style-name="ce5">
            <text:p>368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34.4800395965576" table:style-name="ce5">
            <text:p>2.034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3016.4400587081909" table:style-name="ce5">
            <text:p>3.016</text:p>
          </table:table-cell>
          <table:table-cell office:value-type="float" office:value="2416.6800470352173" table:style-name="ce5">
            <text:p>2.417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59.8400459289551" table:style-name="ce5">
            <text:p>2.360</text:p>
          </table:table-cell>
          <table:table-cell office:value-type="float" office:value="2810.6400547027588" table:style-name="ce5">
            <text:p>2.811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4198.3200817108154" table:style-name="ce5">
            <text:p>4.198</text:p>
          </table:table-cell>
          <table:table-cell office:value-type="float" office:value="1275.9600248336792" table:style-name="ce5">
            <text:p>1.27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44.5600261688232" table:style-name="ce5">
            <text:p>1.345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384.16000747680664" table:style-name="ce5">
            <text:p>384</text:p>
          </table:table-cell>
          <table:table-cell office:value-type="float" office:value="1132.8800220489502" table:style-name="ce5">
            <text:p>1.133</text:p>
          </table:table-cell>
          <table:table-cell office:value-type="float" office:value="539.00001049041748" table:style-name="ce5">
            <text:p>53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20.7600393295288" table:style-name="ce5">
            <text:p>2.021</text:p>
          </table:table-cell>
          <table:table-cell office:value-type="float" office:value="791.84001541137695" table:style-name="ce5">
            <text:p>792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4012.120078086853" table:style-name="ce5">
            <text:p>4.012</text:p>
          </table:table-cell>
          <table:table-cell office:value-type="float" office:value="2555.8400497436523" table:style-name="ce5">
            <text:p>2.55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22.8800315856934" table:style-name="ce5">
            <text:p>1.623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2516.6400489807129" table:style-name="ce5">
            <text:p>2.517</text:p>
          </table:table-cell>
          <table:table-cell office:value-type="float" office:value="1170.1200227737427" table:style-name="ce5">
            <text:p>1.17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475.4800481796265" table:style-name="ce5">
            <text:p>2.475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4384.5200853347778" table:style-name="ce5">
            <text:p>4.385</text:p>
          </table:table-cell>
          <table:table-cell office:value-type="float" office:value="2808.6800546646118" table:style-name="ce5">
            <text:p>2.80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585.2400503158569" table:style-name="ce5">
            <text:p>2.585</text:p>
          </table:table-cell>
          <table:table-cell office:value-type="float" office:value="2814.5600547790527" table:style-name="ce5">
            <text:p>2.815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3620.1200704574585" table:style-name="ce5">
            <text:p>3.620</text:p>
          </table:table-cell>
          <table:table-cell office:value-type="float" office:value="315.5600061416626" table:style-name="ce5">
            <text:p>31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O TOTAL D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955.2800769805908" table:style-name="ce5">
            <text:p>3.955</text:p>
          </table:table-cell>
          <table:table-cell office:value-type="float" office:value="6244.5601215362549" table:style-name="ce5">
            <text:p>6.245</text:p>
          </table:table-cell>
          <table:table-cell office:value-type="float" office:value="441.00000858306885" table:style-name="ce5">
            <text:p>4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79.3200521469116" table:style-name="ce5">
            <text:p>2.679</text:p>
          </table:table-cell>
          <table:table-cell office:value-type="float" office:value="3326.1200647354126" table:style-name="ce5">
            <text:p>3.326</text:p>
          </table:table-cell>
          <table:table-cell office:value-type="float" office:value="429.24000835418701" table:style-name="ce5">
            <text:p>42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42.0800514221191" table:style-name="ce5">
            <text:p>2.642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42.0000553131104" table:style-name="ce5">
            <text:p>2.842</text:p>
          </table:table-cell>
          <table:table-cell office:value-type="float" office:value="4280.6400833129883" table:style-name="ce5">
            <text:p>4.281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02.9200487136841" table:style-name="ce5">
            <text:p>2.503</text:p>
          </table:table-cell>
          <table:table-cell office:value-type="float" office:value="2120.7200412750244" table:style-name="ce5">
            <text:p>2.121</text:p>
          </table:table-cell>
          <table:table-cell office:value-type="float" office:value="429.24000835418701" table:style-name="ce5">
            <text:p>42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624.0400705337524" table:style-name="ce5">
            <text:p>3.624</text:p>
          </table:table-cell>
          <table:table-cell office:value-type="float" office:value="4464.8800868988037" table:style-name="ce5">
            <text:p>4.465</text:p>
          </table:table-cell>
          <table:table-cell office:value-type="float" office:value="441.00000858306885" table:style-name="ce5">
            <text:p>4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69.8000383377075" table:style-name="ce5">
            <text:p>1.970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MARGEM DE ERRO PARA O TOTAL DO INDICADOR C6 – ESCOLAS URBANAS, PARTICIPAÇÃO DA COMUNIDADE ESCOLAR EM PALESTRAS, DEBATES OU CURSOS SOBRE O USO RESPONSÁVEL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Professores</text:p>
          </table:table-cell>
          <table:covered-table-cell table:number-columns-repeated="4"/>
          <table:table-cell office:value-type="string" table:number-columns-spanned="5" table:number-rows-spanned="1" table:style-name="ce9">
            <text:p>Funcionários d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ais ou responsáveis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598.5600700378418" table:style-name="ce5">
            <text:p>3.599</text:p>
          </table:table-cell>
          <table:table-cell office:value-type="float" office:value="2067.8000402450562" table:style-name="ce5">
            <text:p>2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8.4801216125488" table:style-name="ce5">
            <text:p>6.248</text:p>
          </table:table-cell>
          <table:table-cell office:value-type="float" office:value="3943.520076751709" table:style-name="ce5">
            <text:p>3.944</text:p>
          </table:table-cell>
          <table:table-cell office:value-type="float" office:value="687.9600133895874" table:style-name="ce5">
            <text:p>6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8.4801216125488" table:style-name="ce5">
            <text:p>6.248</text:p>
          </table:table-cell>
          <table:table-cell office:value-type="float" office:value="3539.7600688934326" table:style-name="ce5">
            <text:p>3.540</text:p>
          </table:table-cell>
          <table:table-cell office:value-type="float" office:value="2281.4400444030762" table:style-name="ce5">
            <text:p>2.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8.4801216125488" table:style-name="ce5">
            <text:p>6.248</text:p>
          </table:table-cell>
          <table:table-cell office:value-type="float" office:value="1826.7200355529785" table:style-name="ce5">
            <text:p>1.827</text:p>
          </table:table-cell>
          <table:table-cell office:value-type="float" office:value="3739.6800727844238" table:style-name="ce5">
            <text:p>3.740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6248.4801216125488" table:style-name="ce5">
            <text:p>6.248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348.88000679016113" table:style-name="ce5">
            <text:p>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444.92000865936279" table:style-name="ce5">
            <text:p>445</text:p>
          </table:table-cell>
          <table:table-cell office:value-type="float" office:value="203.84000396728516" table:style-name="ce5">
            <text:p>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17.2400197982788" table:style-name="ce5">
            <text:p>1.01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292.04000568389893" table:style-name="ce5">
            <text:p>2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507.64000988006592" table:style-name="ce5">
            <text:p>508</text:p>
          </table:table-cell>
          <table:table-cell office:value-type="float" office:value="297.92000579833984" table:style-name="ce5">
            <text:p>2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8.68001651763916" table:style-name="ce5">
            <text:p>84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14.6400508880615" table:style-name="ce5">
            <text:p>2.615</text:p>
          </table:table-cell>
          <table:table-cell office:value-type="float" office:value="864.36001682281494" table:style-name="ce5">
            <text:p>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2.0000648498535" table:style-name="ce5">
            <text:p>3.332</text:p>
          </table:table-cell>
          <table:table-cell office:value-type="float" office:value="2665.6000518798828" table:style-name="ce5">
            <text:p>2.666</text:p>
          </table:table-cell>
          <table:table-cell office:value-type="float" office:value="635.04001235961914" table:style-name="ce5">
            <text:p>6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2.0000648498535" table:style-name="ce5">
            <text:p>3.332</text:p>
          </table:table-cell>
          <table:table-cell office:value-type="float" office:value="2589.1600503921509" table:style-name="ce5">
            <text:p>2.589</text:p>
          </table:table-cell>
          <table:table-cell office:value-type="float" office:value="1213.2400236129761" table:style-name="ce5">
            <text:p>1.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2.0000648498535" table:style-name="ce5">
            <text:p>3.332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2622.4800510406494" table:style-name="ce5">
            <text:p>2.6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32.0000648498535" table:style-name="ce5">
            <text:p>3.33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75.5600442886353" table:style-name="ce5">
            <text:p>2.276</text:p>
          </table:table-cell>
          <table:table-cell office:value-type="float" office:value="1669.9200325012207" table:style-name="ce5">
            <text:p>1.6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2644.0400514602661" table:style-name="ce5">
            <text:p>2.644</text:p>
          </table:table-cell>
          <table:table-cell office:value-type="float" office:value="139.16000270843506" table:style-name="ce5">
            <text:p>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2161.8800420761108" table:style-name="ce5">
            <text:p>2.162</text:p>
          </table:table-cell>
          <table:table-cell office:value-type="float" office:value="1797.3200349807739" table:style-name="ce5">
            <text:p>1.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1454.3200283050537" table:style-name="ce5">
            <text:p>1.454</text:p>
          </table:table-cell>
          <table:table-cell office:value-type="float" office:value="2416.6800470352173" table:style-name="ce5">
            <text:p>2.417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4880.4000949859619" table:style-name="ce5">
            <text:p>4.88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731.0800142288208" table:style-name="ce5">
            <text:p>7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17.640000343322754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617.40001201629639" table:style-name="ce5">
            <text:p>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423.36000823974609" table:style-name="ce5">
            <text:p>423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6.6400299072266" table:style-name="ce5">
            <text:p>1.537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51.9200496673584" table:style-name="ce5">
            <text:p>2.552</text:p>
          </table:table-cell>
          <table:table-cell office:value-type="float" office:value="1291.640025138855" table:style-name="ce5">
            <text:p>1.2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0.6400833129883" table:style-name="ce5">
            <text:p>4.281</text:p>
          </table:table-cell>
          <table:table-cell office:value-type="float" office:value="2810.6400547027588" table:style-name="ce5">
            <text:p>2.811</text:p>
          </table:table-cell>
          <table:table-cell office:value-type="float" office:value="564.48001098632813" table:style-name="ce5">
            <text:p>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0.6400833129883" table:style-name="ce5">
            <text:p>4.281</text:p>
          </table:table-cell>
          <table:table-cell office:value-type="float" office:value="2732.2400531768799" table:style-name="ce5">
            <text:p>2.732</text:p>
          </table:table-cell>
          <table:table-cell office:value-type="float" office:value="913.36001777648926" table:style-name="ce5">
            <text:p>9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0.6400833129883" table:style-name="ce5">
            <text:p>4.281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2673.4400520324707" table:style-name="ce5">
            <text:p>2.6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80.6400833129883" table:style-name="ce5">
            <text:p>4.28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40.200047492981" table:style-name="ce5">
            <text:p>2.440</text:p>
          </table:table-cell>
          <table:table-cell office:value-type="float" office:value="752.6400146484375" table:style-name="ce5">
            <text:p>7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3.8400421142578" table:style-name="ce5">
            <text:p>2.164</text:p>
          </table:table-cell>
          <table:table-cell office:value-type="float" office:value="2497.0400485992432" table:style-name="ce5">
            <text:p>2.497</text:p>
          </table:table-cell>
          <table:table-cell office:value-type="float" office:value="164.6400032043457" table:style-name="ce5">
            <text:p>1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3.8400421142578" table:style-name="ce5">
            <text:p>2.164</text:p>
          </table:table-cell>
          <table:table-cell office:value-type="float" office:value="1679.7200326919556" table:style-name="ce5">
            <text:p>1.680</text:p>
          </table:table-cell>
          <table:table-cell office:value-type="float" office:value="2009.000039100647" table:style-name="ce5">
            <text:p>2.0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3.8400421142578" table:style-name="ce5">
            <text:p>2.164</text:p>
          </table:table-cell>
          <table:table-cell office:value-type="float" office:value="1078.000020980835" table:style-name="ce5">
            <text:p>1.078</text:p>
          </table:table-cell>
          <table:table-cell office:value-type="float" office:value="2348.0800457000732" table:style-name="ce5">
            <text:p>2.3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63.8400421142578" table:style-name="ce5">
            <text:p>2.16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426.0800666809082" table:style-name="ce5">
            <text:p>3.426</text:p>
          </table:table-cell>
          <table:table-cell office:value-type="float" office:value="1481.7600288391113" table:style-name="ce5">
            <text:p>1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4.4800872802734" table:style-name="ce5">
            <text:p>4.484</text:p>
          </table:table-cell>
          <table:table-cell office:value-type="float" office:value="3608.3600702285767" table:style-name="ce5">
            <text:p>3.608</text:p>
          </table:table-cell>
          <table:table-cell office:value-type="float" office:value="588.0000114440918" table:style-name="ce5">
            <text:p>5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4.4800872802734" table:style-name="ce5">
            <text:p>4.484</text:p>
          </table:table-cell>
          <table:table-cell office:value-type="float" office:value="3126.2000608444214" table:style-name="ce5">
            <text:p>3.126</text:p>
          </table:table-cell>
          <table:table-cell office:value-type="float" office:value="2175.6000423431396" table:style-name="ce5">
            <text:p>2.1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4.4800872802734" table:style-name="ce5">
            <text:p>4.484</text:p>
          </table:table-cell>
          <table:table-cell office:value-type="float" office:value="1454.3200283050537" table:style-name="ce5">
            <text:p>1.454</text:p>
          </table:table-cell>
          <table:table-cell office:value-type="float" office:value="3428.0400667190552" table:style-name="ce5">
            <text:p>3.4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84.4800872802734" table:style-name="ce5">
            <text:p>4.484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91.6000270843506" table:style-name="ce5">
            <text:p>1.392</text:p>
          </table:table-cell>
          <table:table-cell office:value-type="float" office:value="1458.2400283813477" table:style-name="ce5">
            <text:p>1.4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360.64000701904297" table:style-name="ce5">
            <text:p>3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1844.3600358963013" table:style-name="ce5">
            <text:p>1.844</text:p>
          </table:table-cell>
          <table:table-cell office:value-type="float" office:value="762.44001483917236" table:style-name="ce5">
            <text:p>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1166.2000226974487" table:style-name="ce5">
            <text:p>1.166</text:p>
          </table:table-cell>
          <table:table-cell office:value-type="float" office:value="1652.2800321578979" table:style-name="ce5">
            <text:p>1.652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4888.2400951385498" table:style-name="ce5">
            <text:p>4.888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MARGEM DE ERRO PARA O TOTAL D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4" table:number-rows-spanned="1" table:style-name="ce9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9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9">
            <text:p>Blog</text:p>
          </table:table-cell>
          <table:covered-table-cell table:number-columns-repeated="3"/>
          <table:table-cell office:value-type="string" table:number-columns-spanned="4" table:number-rows-spanned="1" table:style-name="ce9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9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950.9600963592529" table:style-name="ce5">
            <text:p>4.951</text:p>
          </table:table-cell>
          <table:table-cell office:value-type="float" office:value="5284.1601028442383" table:style-name="ce5">
            <text:p>5.284</text:p>
          </table:table-cell>
          <table:table-cell office:value-type="float" office:value="1301.4400253295898" table:style-name="ce5">
            <text:p>1.301</text:p>
          </table:table-cell>
          <table:table-cell office:value-type="string" table:style-name="ce5">
            <text:p>-</text:p>
          </table:table-cell>
          <table:table-cell office:value-type="float" office:value="6079.9201183319092" table:style-name="ce5">
            <text:p>6.080</text:p>
          </table:table-cell>
          <table:table-cell office:value-type="float" office:value="1903.1600370407104" table:style-name="ce5">
            <text:p>1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3.2400712966919" table:style-name="ce5">
            <text:p>3.663</text:p>
          </table:table-cell>
          <table:table-cell office:value-type="float" office:value="6005.4401168823242" table:style-name="ce5">
            <text:p>6.005</text:p>
          </table:table-cell>
          <table:table-cell office:value-type="float" office:value="284.20000553131104" table:style-name="ce5">
            <text:p>284</text:p>
          </table:table-cell>
          <table:table-cell office:value-type="string" table:style-name="ce5">
            <text:p>-</text:p>
          </table:table-cell>
          <table:table-cell office:value-type="float" office:value="6187.7201204299927" table:style-name="ce5">
            <text:p>6.188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94.080001831054688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4572.6800889968872" table:style-name="ce5">
            <text:p>4.573</text:p>
          </table:table-cell>
          <table:table-cell office:value-type="float" office:value="5460.5601062774658" table:style-name="ce5">
            <text:p>5.461</text:p>
          </table:table-cell>
          <table:table-cell office:value-type="float" office:value="392.00000762939453" table:style-name="ce5">
            <text:p>39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262.64000511169434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366.52000713348389" table:style-name="ce5">
            <text:p>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654.64001274108887" table:style-name="ce5">
            <text:p>655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1005.480019569397" table:style-name="ce5">
            <text:p>1.0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74.480001449584961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133.28000259399414" table:style-name="ce5">
            <text:p>133</text:p>
          </table:table-cell>
          <table:table-cell office:value-type="string" table:style-name="ce5">
            <text:p>-</text:p>
          </table:table-cell>
          <table:table-cell office:value-type="float" office:value="652.68001270294189" table:style-name="ce5">
            <text:p>653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84.28000164031982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60.1200323104858" table:style-name="ce5">
            <text:p>1.660</text:p>
          </table:table-cell>
          <table:table-cell office:value-type="float" office:value="3755.3600730895996" table:style-name="ce5">
            <text:p>3.755</text:p>
          </table:table-cell>
          <table:table-cell office:value-type="float" office:value="393.9600076675415" table:style-name="ce5">
            <text:p>394</text:p>
          </table:table-cell>
          <table:table-cell office:value-type="string" table:style-name="ce5">
            <text:p>-</text:p>
          </table:table-cell>
          <table:table-cell office:value-type="float" office:value="3537.8000688552856" table:style-name="ce5">
            <text:p>3.538</text:p>
          </table:table-cell>
          <table:table-cell office:value-type="float" office:value="1707.1600332260132" table:style-name="ce5">
            <text:p>1.7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1.8800325393677" table:style-name="ce5">
            <text:p>1.672</text:p>
          </table:table-cell>
          <table:table-cell office:value-type="float" office:value="3649.5200710296631" table:style-name="ce5">
            <text:p>3.650</text:p>
          </table:table-cell>
          <table:table-cell office:value-type="float" office:value="103.88000202178955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3696.5600719451904" table:style-name="ce5">
            <text:p>3.697</text:p>
          </table:table-cell>
          <table:table-cell office:value-type="float" office:value="1846.3200359344482" table:style-name="ce5">
            <text:p>1.8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18.8000392913818" table:style-name="ce5">
            <text:p>2.019</text:p>
          </table:table-cell>
          <table:table-cell office:value-type="float" office:value="3647.5600709915161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86.4400873184204" table:style-name="ce5">
            <text:p>4.486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1193.6400232315063" table:style-name="ce5">
            <text:p>1.194</text:p>
          </table:table-cell>
          <table:table-cell office:value-type="string" table:style-name="ce5">
            <text:p>-</text:p>
          </table:table-cell>
          <table:table-cell office:value-type="float" office:value="4541.3200883865356" table:style-name="ce5">
            <text:p>4.541</text:p>
          </table:table-cell>
          <table:table-cell office:value-type="float" office:value="754.60001468658447" table:style-name="ce5">
            <text:p>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63.4800596237183" table:style-name="ce5">
            <text:p>3.063</text:p>
          </table:table-cell>
          <table:table-cell office:value-type="float" office:value="4361.0000848770142" table:style-name="ce5">
            <text:p>4.361</text:p>
          </table:table-cell>
          <table:table-cell office:value-type="float" office:value="192.08000373840332" table:style-name="ce5">
            <text:p>192</text:p>
          </table:table-cell>
          <table:table-cell office:value-type="string" table:style-name="ce5">
            <text:p>-</text:p>
          </table:table-cell>
          <table:table-cell office:value-type="float" office:value="4649.1200904846191" table:style-name="ce5">
            <text:p>4.649</text:p>
          </table:table-cell>
          <table:table-cell office:value-type="float" office:value="2455.8800477981567" table:style-name="ce5">
            <text:p>2.4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27.8400764465332" table:style-name="ce5">
            <text:p>3.928</text:p>
          </table:table-cell>
          <table:table-cell office:value-type="float" office:value="3575.0400695800781" table:style-name="ce5">
            <text:p>3.575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1517.0400295257568" table:style-name="ce5">
            <text:p>1.517</text:p>
          </table:table-cell>
          <table:table-cell office:value-type="float" office:value="172.48000335693359" table:style-name="ce5">
            <text:p>172</text:p>
          </table:table-cell>
          <table:table-cell office:value-type="string" table:style-name="ce5">
            <text:p>-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6.8400201797485" table:style-name="ce5">
            <text:p>1.037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1466.0800285339355" table:style-name="ce5">
            <text:p>1.466</text:p>
          </table:table-cell>
          <table:table-cell office:value-type="float" office:value="842.80001640319824" table:style-name="ce5">
            <text:p>8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1379.8400268554688" table:style-name="ce5">
            <text:p>1.3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56.0400400161743" table:style-name="ce5">
            <text:p>2.056</text:p>
          </table:table-cell>
          <table:table-cell office:value-type="float" office:value="4676.5600910186768" table:style-name="ce5">
            <text:p>4.677</text:p>
          </table:table-cell>
          <table:table-cell office:value-type="float" office:value="966.28001880645752" table:style-name="ce5">
            <text:p>966</text:p>
          </table:table-cell>
          <table:table-cell office:value-type="string" table:style-name="ce5">
            <text:p>-</text:p>
          </table:table-cell>
          <table:table-cell office:value-type="float" office:value="4900.0000953674316" table:style-name="ce5">
            <text:p>4.900</text:p>
          </table:table-cell>
          <table:table-cell office:value-type="float" office:value="829.08001613616943" table:style-name="ce5">
            <text:p>8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5.5200366973877" table:style-name="ce5">
            <text:p>1.886</text:p>
          </table:table-cell>
          <table:table-cell office:value-type="float" office:value="4725.5600919723511" table:style-name="ce5">
            <text:p>4.726</text:p>
          </table:table-cell>
          <table:table-cell office:value-type="float" office:value="248.92000484466553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4370.800085067749" table:style-name="ce5">
            <text:p>4.371</text:p>
          </table:table-cell>
          <table:table-cell office:value-type="float" office:value="2902.7600564956665" table:style-name="ce5">
            <text:p>2.903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1697.3600330352783" table:style-name="ce5">
            <text:p>1.697</text:p>
          </table:table-cell>
          <table:table-cell office:value-type="float" office:value="4747.1200923919678" table:style-name="ce5">
            <text:p>4.7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79.4800443649292" table:style-name="ce5">
            <text:p>2.279</text:p>
          </table:table-cell>
          <table:table-cell office:value-type="float" office:value="2367.680046081543" table:style-name="ce5">
            <text:p>2.368</text:p>
          </table:table-cell>
          <table:table-cell office:value-type="float" office:value="738.92001438140869" table:style-name="ce5">
            <text:p>739</text:p>
          </table:table-cell>
          <table:table-cell office:value-type="string" table:style-name="ce5">
            <text:p>-</text:p>
          </table:table-cell>
          <table:table-cell office:value-type="float" office:value="3038.0000591278076" table:style-name="ce5">
            <text:p>3.038</text:p>
          </table:table-cell>
          <table:table-cell office:value-type="float" office:value="762.44001483917236" table:style-name="ce5">
            <text:p>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2934.1200571060181" table:style-name="ce5">
            <text:p>2.934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2894.9200563430786" table:style-name="ce5">
            <text:p>2.895</text:p>
          </table:table-cell>
          <table:table-cell office:value-type="float" office:value="1628.7600317001343" table:style-name="ce5">
            <text:p>1.6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2.1600284576416" table:style-name="ce5">
            <text:p>1.462</text:p>
          </table:table-cell>
          <table:table-cell office:value-type="float" office:value="2861.6000556945801" table:style-name="ce5">
            <text:p>2.862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008.600058555603" table:style-name="ce5">
            <text:p>3.009</text:p>
          </table:table-cell>
          <table:table-cell office:value-type="float" office:value="4656.960090637207" table:style-name="ce5">
            <text:p>4.657</text:p>
          </table:table-cell>
          <table:table-cell office:value-type="float" office:value="1215.200023651123" table:style-name="ce5">
            <text:p>1.215</text:p>
          </table:table-cell>
          <table:table-cell office:value-type="string" table:style-name="ce5">
            <text:p>-</text:p>
          </table:table-cell>
          <table:table-cell office:value-type="float" office:value="4851.0000944137573" table:style-name="ce5">
            <text:p>4.851</text:p>
          </table:table-cell>
          <table:table-cell office:value-type="float" office:value="1125.0400218963623" table:style-name="ce5">
            <text:p>1.1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5.5600442886353" table:style-name="ce5">
            <text:p>2.276</text:p>
          </table:table-cell>
          <table:table-cell office:value-type="float" office:value="4947.040096282959" table:style-name="ce5">
            <text:p>4.947</text:p>
          </table:table-cell>
          <table:table-cell office:value-type="float" office:value="258.7200050354003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4694.2000913619995" table:style-name="ce5">
            <text:p>4.694</text:p>
          </table:table-cell>
          <table:table-cell office:value-type="float" office:value="3234.0000629425049" table:style-name="ce5">
            <text:p>3.234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2195.2000427246094" table:style-name="ce5">
            <text:p>2.195</text:p>
          </table:table-cell>
          <table:table-cell office:value-type="float" office:value="4847.0800943374634" table:style-name="ce5">
            <text:p>4.847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098.3600797653198" table:style-name="ce5">
            <text:p>4.098</text:p>
          </table:table-cell>
          <table:table-cell office:value-type="float" office:value="3159.5200614929199" table:style-name="ce5">
            <text:p>3.160</text:p>
          </table:table-cell>
          <table:table-cell office:value-type="float" office:value="470.40000915527344" table:style-name="ce5">
            <text:p>470</text:p>
          </table:table-cell>
          <table:table-cell office:value-type="string" table:style-name="ce5">
            <text:p>-</text:p>
          </table:table-cell>
          <table:table-cell office:value-type="float" office:value="4894.1200952529907" table:style-name="ce5">
            <text:p>4.894</text:p>
          </table:table-cell>
          <table:table-cell office:value-type="float" office:value="1538.6000299453735" table:style-name="ce5">
            <text:p>1.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1.1600580215454" table:style-name="ce5">
            <text:p>2.981</text:p>
          </table:table-cell>
          <table:table-cell office:value-type="float" office:value="4323.7600841522217" table:style-name="ce5">
            <text:p>4.324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996.0400972366333" table:style-name="ce5">
            <text:p>4.996</text:p>
          </table:table-cell>
          <table:table-cell office:value-type="float" office:value="1083.8800210952759" table:style-name="ce5">
            <text:p>1.084</text:p>
          </table:table-cell>
          <table:table-cell office:value-type="float" office:value="84.28000164031982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4192.4400815963745" table:style-name="ce5">
            <text:p>4.192</text:p>
          </table:table-cell>
          <table:table-cell office:value-type="float" office:value="3079.160059928894" table:style-name="ce5">
            <text:p>3.079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MARGEM DE ERRO PARA O TOTAL D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8">
            <text:p>Total de escolas localizadas em áreas urbanas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9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9">
            <text:p>Blog</text:p>
          </table:table-cell>
          <table:covered-table-cell table:number-columns-repeated="4"/>
          <table:table-cell office:value-type="string" table:number-columns-spanned="5" table:number-rows-spanned="1" table:style-name="ce9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9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ebsite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e-mail institucion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blog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em redes sociai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410.4000663757324" table:style-name="ce5">
            <text:p>3.410</text:p>
          </table:table-cell>
          <table:table-cell office:value-type="float" office:value="3876.8800754547119" table:style-name="ce5">
            <text:p>3.877</text:p>
          </table:table-cell>
          <table:table-cell office:value-type="float" office:value="294.0000057220459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5288.0801029205322" table:style-name="ce5">
            <text:p>5.288</text:p>
          </table:table-cell>
          <table:table-cell office:value-type="float" office:value="4102.2800798416138" table:style-name="ce5">
            <text:p>4.102</text:p>
          </table:table-cell>
          <table:table-cell office:value-type="float" office:value="5538.9601078033447" table:style-name="ce5">
            <text:p>5.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3.1600370407104" table:style-name="ce5">
            <text:p>1.903</text:p>
          </table:table-cell>
          <table:table-cell office:value-type="float" office:value="2826.3200550079346" table:style-name="ce5">
            <text:p>2.826</text:p>
          </table:table-cell>
          <table:table-cell office:value-type="float" office:value="2479.4000482559204" table:style-name="ce5">
            <text:p>2.4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7.6001167297363" table:style-name="ce5">
            <text:p>5.998</text:p>
          </table:table-cell>
          <table:table-cell office:value-type="float" office:value="5793.7601127624512" table:style-name="ce5">
            <text:p>5.794</text:p>
          </table:table-cell>
          <table:table-cell office:value-type="float" office:value="3541.7200689315796" table:style-name="ce5">
            <text:p>3.5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86.8800659179688" table:style-name="ce5">
            <text:p>3.387</text:p>
          </table:table-cell>
          <table:table-cell office:value-type="float" office:value="3426.0800666809082" table:style-name="ce5">
            <text:p>3.426</text:p>
          </table:table-cell>
          <table:table-cell office:value-type="float" office:value="3275.1600637435913" table:style-name="ce5">
            <text:p>3.275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5460.5601062774658" table:style-name="ce5">
            <text:p>5.46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9.80001926422119" table:style-name="ce5">
            <text:p>990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927.08001804351807" table:style-name="ce5">
            <text:p>9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.52000713348389" table:style-name="ce5">
            <text:p>367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517.44001007080078" table:style-name="ce5">
            <text:p>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54.88000106811523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005.480019569397" table:style-name="ce5">
            <text:p>1.00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670.32001304626465" table:style-name="ce5">
            <text:p>670</text:p>
          </table:table-cell>
          <table:table-cell office:value-type="float" office:value="834.96001625061035" table:style-name="ce5">
            <text:p>835</text:p>
          </table:table-cell>
          <table:table-cell office:value-type="float" office:value="589.96001148223877" table:style-name="ce5">
            <text:p>5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217.56000423431396" table:style-name="ce5">
            <text:p>2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382.20000743865967" table:style-name="ce5">
            <text:p>3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0.88001441955566" table:style-name="ce5">
            <text:p>741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1573.880030632019" table:style-name="ce5">
            <text:p>1.5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37.7200727462769" table:style-name="ce5">
            <text:p>3.738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3569.1600694656372" table:style-name="ce5">
            <text:p>3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7.1600332260132" table:style-name="ce5">
            <text:p>1.707</text:p>
          </table:table-cell>
          <table:table-cell office:value-type="float" office:value="725.20001411437988" table:style-name="ce5">
            <text:p>725</text:p>
          </table:table-cell>
          <table:table-cell office:value-type="float" office:value="1548.4000301361084" table:style-name="ce5">
            <text:p>1.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5.6000709533691" table:style-name="ce5">
            <text:p>3.646</text:p>
          </table:table-cell>
          <table:table-cell office:value-type="float" office:value="3661.2800712585449" table:style-name="ce5">
            <text:p>3.661</text:p>
          </table:table-cell>
          <table:table-cell office:value-type="float" office:value="1389.6400270462036" table:style-name="ce5">
            <text:p>1.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46.3200359344482" table:style-name="ce5">
            <text:p>1.846</text:p>
          </table:table-cell>
          <table:table-cell office:value-type="float" office:value="1462.1600284576416" table:style-name="ce5">
            <text:p>1.462</text:p>
          </table:table-cell>
          <table:table-cell office:value-type="float" office:value="1505.280029296875" table:style-name="ce5">
            <text:p>1.5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47.5600709915161" table:style-name="ce5">
            <text:p>3.64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73.2400617599487" table:style-name="ce5">
            <text:p>3.173</text:p>
          </table:table-cell>
          <table:table-cell office:value-type="float" office:value="3430.0000667572021" table:style-name="ce5">
            <text:p>3.430</text:p>
          </table:table-cell>
          <table:table-cell office:value-type="float" office:value="286.16000556945801" table:style-name="ce5">
            <text:p>286</text:p>
          </table:table-cell>
          <table:table-cell office:value-type="string" table:style-name="ce5">
            <text:p>-</text:p>
          </table:table-cell>
          <table:table-cell office:value-type="float" office:value="3206.5600624084473" table:style-name="ce5">
            <text:p>3.207</text:p>
          </table:table-cell>
          <table:table-cell office:value-type="float" office:value="3355.5200653076172" table:style-name="ce5">
            <text:p>3.356</text:p>
          </table:table-cell>
          <table:table-cell office:value-type="float" office:value="3869.040075302124" table:style-name="ce5">
            <text:p>3.8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2573.4800500869751" table:style-name="ce5">
            <text:p>2.573</text:p>
          </table:table-cell>
          <table:table-cell office:value-type="float" office:value="1811.0400352478027" table:style-name="ce5">
            <text:p>1.8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5.1200847625732" table:style-name="ce5">
            <text:p>4.355</text:p>
          </table:table-cell>
          <table:table-cell office:value-type="float" office:value="4159.120080947876" table:style-name="ce5">
            <text:p>4.159</text:p>
          </table:table-cell>
          <table:table-cell office:value-type="float" office:value="3108.5600605010986" table:style-name="ce5">
            <text:p>3.1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55.8800477981567" table:style-name="ce5">
            <text:p>2.456</text:p>
          </table:table-cell>
          <table:table-cell office:value-type="float" office:value="2994.8800582885742" table:style-name="ce5">
            <text:p>2.995</text:p>
          </table:table-cell>
          <table:table-cell office:value-type="float" office:value="2767.5200538635254" table:style-name="ce5">
            <text:p>2.7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77.0000696182251" table:style-name="ce5">
            <text:p>3.57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52.68001270294189" table:style-name="ce5">
            <text:p>653</text:p>
          </table:table-cell>
          <table:table-cell office:value-type="float" office:value="764.40001487731934" table:style-name="ce5">
            <text:p>7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03.320029258728" table:style-name="ce5">
            <text:p>1.503</text:p>
          </table:table-cell>
          <table:table-cell office:value-type="float" office:value="1123.0800218582153" table:style-name="ce5">
            <text:p>1.123</text:p>
          </table:table-cell>
          <table:table-cell office:value-type="float" office:value="1328.8800258636475" table:style-name="ce5">
            <text:p>1.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617.40001201629639" table:style-name="ce5">
            <text:p>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1.8000268936157" table:style-name="ce5">
            <text:p>1.382</text:p>
          </table:table-cell>
          <table:table-cell office:value-type="float" office:value="1462.1600284576416" table:style-name="ce5">
            <text:p>1.462</text:p>
          </table:table-cell>
          <table:table-cell office:value-type="float" office:value="733.04001426696777" table:style-name="ce5">
            <text:p>7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2.80001640319824" table:style-name="ce5">
            <text:p>843</text:p>
          </table:table-cell>
          <table:table-cell office:value-type="float" office:value="670.32001304626465" table:style-name="ce5">
            <text:p>670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325.36000633239746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1379.8400268554688" table:style-name="ce5">
            <text:p>1.38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1995.2800388336182" table:style-name="ce5">
            <text:p>1.9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4.0000915527344" table:style-name="ce5">
            <text:p>4.704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4813.7600936889648" table:style-name="ce5">
            <text:p>4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1783.6000347137451" table:style-name="ce5">
            <text:p>1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25.5600919723511" table:style-name="ce5">
            <text:p>4.726</text:p>
          </table:table-cell>
          <table:table-cell office:value-type="float" office:value="3953.3200769424438" table:style-name="ce5">
            <text:p>3.953</text:p>
          </table:table-cell>
          <table:table-cell office:value-type="float" office:value="2205.0000429153442" table:style-name="ce5">
            <text:p>2.2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02.7600564956665" table:style-name="ce5">
            <text:p>2.903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1603.2800312042236" table:style-name="ce5">
            <text:p>1.6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47.1200923919678" table:style-name="ce5">
            <text:p>4.74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28.6800355911255" table:style-name="ce5">
            <text:p>1.829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46.0800476074219" table:style-name="ce5">
            <text:p>2.446</text:p>
          </table:table-cell>
          <table:table-cell office:value-type="float" office:value="1556.2400302886963" table:style-name="ce5">
            <text:p>1.556</text:p>
          </table:table-cell>
          <table:table-cell office:value-type="float" office:value="2767.5200538635254" table:style-name="ce5">
            <text:p>2.7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2.44001483917236" table:style-name="ce5">
            <text:p>762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936.88001823425293" table:style-name="ce5">
            <text:p>9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36.080057144165" table:style-name="ce5">
            <text:p>2.936</text:p>
          </table:table-cell>
          <table:table-cell office:value-type="float" office:value="2687.1600522994995" table:style-name="ce5">
            <text:p>2.687</text:p>
          </table:table-cell>
          <table:table-cell office:value-type="float" office:value="1368.0800266265869" table:style-name="ce5">
            <text:p>1.3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8.7600317001343" table:style-name="ce5">
            <text:p>1.629</text:p>
          </table:table-cell>
          <table:table-cell office:value-type="float" office:value="1078.000020980835" table:style-name="ce5">
            <text:p>1.078</text:p>
          </table:table-cell>
          <table:table-cell office:value-type="float" office:value="958.44001865386963" table:style-name="ce5">
            <text:p>958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2873.3600559234619" table:style-name="ce5">
            <text:p>2.87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899.2400369644165" table:style-name="ce5">
            <text:p>1.899</text:p>
          </table:table-cell>
          <table:table-cell office:value-type="float" office:value="2434.32004737854" table:style-name="ce5">
            <text:p>2.4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68.7200908660889" table:style-name="ce5">
            <text:p>4.669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4807.8800935745239" table:style-name="ce5">
            <text:p>4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25.0400218963623" table:style-name="ce5">
            <text:p>1.125</text:p>
          </table:table-cell>
          <table:table-cell office:value-type="float" office:value="1179.9200229644775" table:style-name="ce5">
            <text:p>1.180</text:p>
          </table:table-cell>
          <table:table-cell office:value-type="float" office:value="1997.2400388717651" table:style-name="ce5">
            <text:p>1.9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3.120096206665" table:style-name="ce5">
            <text:p>4.943</text:p>
          </table:table-cell>
          <table:table-cell office:value-type="float" office:value="4460.9600868225098" table:style-name="ce5">
            <text:p>4.461</text:p>
          </table:table-cell>
          <table:table-cell office:value-type="float" office:value="2530.3600492477417" table:style-name="ce5">
            <text:p>2.5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34.0000629425049" table:style-name="ce5">
            <text:p>3.234</text:p>
          </table:table-cell>
          <table:table-cell office:value-type="float" office:value="1221.080023765564" table:style-name="ce5">
            <text:p>1.221</text:p>
          </table:table-cell>
          <table:table-cell office:value-type="float" office:value="1844.3600358963013" table:style-name="ce5">
            <text:p>1.844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4851.0000944137573" table:style-name="ce5">
            <text:p>4.85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3059.5600595474243" table:style-name="ce5">
            <text:p>3.060</text:p>
          </table:table-cell>
          <table:table-cell office:value-type="float" office:value="294.0000057220459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3188.9200620651245" table:style-name="ce5">
            <text:p>3.189</text:p>
          </table:table-cell>
          <table:table-cell office:value-type="float" office:value="3782.8000736236572" table:style-name="ce5">
            <text:p>3.783</text:p>
          </table:table-cell>
          <table:table-cell office:value-type="float" office:value="3261.4400634765625" table:style-name="ce5">
            <text:p>3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2598.9600505828857" table:style-name="ce5">
            <text:p>2.599</text:p>
          </table:table-cell>
          <table:table-cell office:value-type="float" office:value="1511.1600294113159" table:style-name="ce5">
            <text:p>1.5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25.7200841903687" table:style-name="ce5">
            <text:p>4.326</text:p>
          </table:table-cell>
          <table:table-cell office:value-type="float" office:value="4374.720085144043" table:style-name="ce5">
            <text:p>4.375</text:p>
          </table:table-cell>
          <table:table-cell office:value-type="float" office:value="2573.4800500869751" table:style-name="ce5">
            <text:p>2.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3230.0800628662109" table:style-name="ce5">
            <text:p>3.230</text:p>
          </table:table-cell>
          <table:table-cell office:value-type="float" office:value="2781.2400541305542" table:style-name="ce5">
            <text:p>2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79.160059928894" table:style-name="ce5">
            <text:p>3.079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9" table:number-rows-spanned="1" table:style-name="ce6">
            <text:p>MARGEM DE ERRO PARA O TOTAL DO INDICADOR D17 – ESCOLAS URBANAS, POR MEDIDAS UTILIZADAS EM RELAÇÃO AOS EQUIPAMENTOS</text:p>
          </table:table-cell>
          <table:covered-table-cell table:number-columns-repeated="68"/>
          <table:table-cell table:number-columns-repeated="16315"/>
        </table:table-row>
        <table:table-row table:style-name="ro1">
          <table:table-cell office:value-type="string" table:number-columns-spanned="69" table:number-rows-spanned="1" table:style-name="ce8">
            <text:p>Total de escolas localizadas em áreas urbanas<text:s/></text:p>
          </table:table-cell>
          <table:covered-table-cell table:number-columns-repeated="68"/>
          <table:table-cell table:number-columns-repeated="16315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6" table:number-rows-spanned="1" table:style-name="ce9">
            <text:p>Uso de senha para acesso dos alunos aos computadores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ao número de horas que um aluno pode usar o computador</text:p>
          </table:table-cell>
          <table:covered-table-cell table:number-columns-repeated="5"/>
          <table:table-cell office:value-type="string" table:number-columns-spanned="6" table:number-rows-spanned="1" table:style-name="ce9">
            <text:p>Permissão para que os alunos utilizem os computadores fora de seu horário de aula</text:p>
          </table:table-cell>
          <table:covered-table-cell table:number-columns-repeated="5"/>
          <table:table-cell office:value-type="string" table:number-columns-spanned="6" table:number-rows-spanned="1" table:style-name="ce9">
            <text:p>Permissão para que os alunos utilizem os computadores fora do horário de funcionamento da escola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Proibição de acesso a sites com conteúdo adulto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a jogos eletrônicos nos computadores da escola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de acesso a sites de jogos eletrônicos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Agendamento de horário para utilizar o laboratório de informática, por professores</text:p>
          </table:table-cell>
          <table:covered-table-cell table:number-columns-repeated="5"/>
          <table:table-cell office:value-type="string" table:number-columns-spanned="6" table:number-rows-spanned="1" table:style-name="ce9">
            <text:p>Agendamento de horário para utilizar o laboratório de informática, por alunos</text:p>
          </table:table-cell>
          <table:covered-table-cell table:number-columns-repeated="5"/>
          <table:table-cell office:value-type="string" table:number-columns-spanned="6" table:number-rows-spanned="1" table:style-name="ce9">
            <text:p>Presença obrigatória do(a) monitora ou do(a) professor(a) de informática</text:p>
          </table:table-cell>
          <table:covered-table-cell table:number-columns-repeated="5"/>
          <table:table-cell office:value-type="string" table:number-columns-spanned="6" table:number-rows-spanned="1" table:style-name="ce9">
            <text:p>Proibição de acesso a redes sociais<text:s/></text:p>
          </table:table-cell>
          <table:covered-table-cell table:number-columns-repeated="5"/>
          <table:table-cell table:number-columns-repeated="1631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442.9201059341431" table:style-name="ce5">
            <text:p>5.443</text:p>
          </table:table-cell>
          <table:table-cell office:value-type="float" office:value="4278.6800832748413" table:style-name="ce5">
            <text:p>4.279</text:p>
          </table:table-cell>
          <table:table-cell office:value-type="float" office:value="3198.7200622558594" table:style-name="ce5">
            <text:p>3.199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558.5601081848145" table:style-name="ce5">
            <text:p>5.559</text:p>
          </table:table-cell>
          <table:table-cell office:value-type="float" office:value="4061.1200790405273" table:style-name="ce5">
            <text:p>4.061</text:p>
          </table:table-cell>
          <table:table-cell office:value-type="float" office:value="3314.3600645065308" table:style-name="ce5">
            <text:p>3.314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241.4400825500488" table:style-name="ce5">
            <text:p>4.241</text:p>
          </table:table-cell>
          <table:table-cell office:value-type="float" office:value="5601.6801090240479" table:style-name="ce5">
            <text:p>5.602</text:p>
          </table:table-cell>
          <table:table-cell office:value-type="float" office:value="2822.4000549316406" table:style-name="ce5">
            <text:p>2.822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103.0800409317017" table:style-name="ce5">
            <text:p>2.103</text:p>
          </table:table-cell>
          <table:table-cell office:value-type="float" office:value="6121.0801191329956" table:style-name="ce5">
            <text:p>6.121</text:p>
          </table:table-cell>
          <table:table-cell office:value-type="float" office:value="2771.4400539398193" table:style-name="ce5">
            <text:p>2.771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2704.8000526428223" table:style-name="ce5">
            <text:p>2.705</text:p>
          </table:table-cell>
          <table:table-cell office:value-type="float" office:value="3424.1200666427612" table:style-name="ce5">
            <text:p>3.424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133.2400999069214" table:style-name="ce5">
            <text:p>5.133</text:p>
          </table:table-cell>
          <table:table-cell office:value-type="float" office:value="4178.7200813293457" table:style-name="ce5">
            <text:p>4.179</text:p>
          </table:table-cell>
          <table:table-cell office:value-type="float" office:value="3496.6400680541992" table:style-name="ce5">
            <text:p>3.497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127.3600997924805" table:style-name="ce5">
            <text:p>5.127</text:p>
          </table:table-cell>
          <table:table-cell office:value-type="float" office:value="3939.600076675415" table:style-name="ce5">
            <text:p>3.940</text:p>
          </table:table-cell>
          <table:table-cell office:value-type="float" office:value="3916.0800762176514" table:style-name="ce5">
            <text:p>3.916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048.9600982666016" table:style-name="ce5">
            <text:p>5.049</text:p>
          </table:table-cell>
          <table:table-cell office:value-type="float" office:value="4745.1600923538208" table:style-name="ce5">
            <text:p>4.745</text:p>
          </table:table-cell>
          <table:table-cell office:value-type="float" office:value="2994.8800582885742" table:style-name="ce5">
            <text:p>2.995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372.760085105896" table:style-name="ce5">
            <text:p>4.373</text:p>
          </table:table-cell>
          <table:table-cell office:value-type="float" office:value="5376.280104637146" table:style-name="ce5">
            <text:p>5.376</text:p>
          </table:table-cell>
          <table:table-cell office:value-type="float" office:value="3359.4400653839111" table:style-name="ce5">
            <text:p>3.359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094.0400991439819" table:style-name="ce5">
            <text:p>5.094</text:p>
          </table:table-cell>
          <table:table-cell office:value-type="float" office:value="4882.3600950241089" table:style-name="ce5">
            <text:p>4.882</text:p>
          </table:table-cell>
          <table:table-cell office:value-type="float" office:value="2953.7200574874878" table:style-name="ce5">
            <text:p>2.954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197.9201011657715" table:style-name="ce5">
            <text:p>5.198</text:p>
          </table:table-cell>
          <table:table-cell office:value-type="float" office:value="3988.6000776290894" table:style-name="ce5">
            <text:p>3.989</text:p>
          </table:table-cell>
          <table:table-cell office:value-type="float" office:value="3888.6400756835938" table:style-name="ce5">
            <text:p>3.889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666.4000129699707" table:style-name="ce5">
            <text:p>666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607.60001182556152" table:style-name="ce5">
            <text:p>608</text:p>
          </table:table-cell>
          <table:table-cell office:value-type="float" office:value="0" table:style-name="ce5">
            <text:p>0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39.00001049041748" table:style-name="ce5">
            <text:p>539</text:p>
          </table:table-cell>
          <table:table-cell office:value-type="float" office:value="588.0000114440918" table:style-name="ce5">
            <text:p>588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0" table:style-name="ce5">
            <text:p>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507.64000988006592" table:style-name="ce5">
            <text:p>508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490.00000953674316" table:style-name="ce5">
            <text:p>490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623.2800121307373" table:style-name="ce5">
            <text:p>623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0" table:style-name="ce5">
            <text:p>0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919.24001789093018" table:style-name="ce5">
            <text:p>919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0" table:style-name="ce5">
            <text:p>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919.24001789093018" table:style-name="ce5">
            <text:p>919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7.8400001525878906" table:style-name="ce5">
            <text:p>8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6.92001628875732" table:style-name="ce5">
            <text:p>837</text:p>
          </table:table-cell>
          <table:table-cell office:value-type="float" office:value="415.5200080871582" table:style-name="ce5">
            <text:p>416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364.56000709533691" table:style-name="ce5">
            <text:p>365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.16000938415527" table:style-name="ce5">
            <text:p>482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770.28001499176025" table:style-name="ce5">
            <text:p>770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9.00001049041748" table:style-name="ce5">
            <text:p>539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377.0800657272339" table:style-name="ce5">
            <text:p>3.377</text:p>
          </table:table-cell>
          <table:table-cell office:value-type="float" office:value="2373.5600461959839" table:style-name="ce5">
            <text:p>2.374</text:p>
          </table:table-cell>
          <table:table-cell office:value-type="float" office:value="1366.1200265884399" table:style-name="ce5">
            <text:p>1.3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698.9200525283813" table:style-name="ce5">
            <text:p>2.699</text:p>
          </table:table-cell>
          <table:table-cell office:value-type="float" office:value="3165.4000616073608" table:style-name="ce5">
            <text:p>3.165</text:p>
          </table:table-cell>
          <table:table-cell office:value-type="float" office:value="1493.5200290679932" table:style-name="ce5">
            <text:p>1.4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922.7600374221802" table:style-name="ce5">
            <text:p>1.923</text:p>
          </table:table-cell>
          <table:table-cell office:value-type="float" office:value="3545.6400690078735" table:style-name="ce5">
            <text:p>3.546</text:p>
          </table:table-cell>
          <table:table-cell office:value-type="float" office:value="1330.8400259017944" table:style-name="ce5">
            <text:p>1.3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3771.0400733947754" table:style-name="ce5">
            <text:p>3.771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363.3600654602051" table:style-name="ce5">
            <text:p>3.363</text:p>
          </table:table-cell>
          <table:table-cell office:value-type="float" office:value="2165.8000421524048" table:style-name="ce5">
            <text:p>2.166</text:p>
          </table:table-cell>
          <table:table-cell office:value-type="float" office:value="1415.1200275421143" table:style-name="ce5">
            <text:p>1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732.2400531768799" table:style-name="ce5">
            <text:p>2.732</text:p>
          </table:table-cell>
          <table:table-cell office:value-type="float" office:value="3057.6000595092773" table:style-name="ce5">
            <text:p>3.058</text:p>
          </table:table-cell>
          <table:table-cell office:value-type="float" office:value="1430.80002784729" table:style-name="ce5">
            <text:p>1.4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2475.4800481796265" table:style-name="ce5">
            <text:p>2.475</text:p>
          </table:table-cell>
          <table:table-cell office:value-type="float" office:value="1413.1600275039673" table:style-name="ce5">
            <text:p>1.4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928.2400569915771" table:style-name="ce5">
            <text:p>2.928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863.5600557327271" table:style-name="ce5">
            <text:p>2.864</text:p>
          </table:table-cell>
          <table:table-cell office:value-type="float" office:value="3004.6800584793091" table:style-name="ce5">
            <text:p>3.005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853.7600555419922" table:style-name="ce5">
            <text:p>2.854</text:p>
          </table:table-cell>
          <table:table-cell office:value-type="float" office:value="3237.9200630187988" table:style-name="ce5">
            <text:p>3.238</text:p>
          </table:table-cell>
          <table:table-cell office:value-type="float" office:value="760.48001480102539" table:style-name="ce5">
            <text:p>760</text:p>
          </table:table-cell>
          <table:table-cell office:value-type="float" office:value="0" table:style-name="ce5">
            <text:p>0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267.3200635910034" table:style-name="ce5">
            <text:p>3.267</text:p>
          </table:table-cell>
          <table:table-cell office:value-type="float" office:value="2467.6400480270386" table:style-name="ce5">
            <text:p>2.468</text:p>
          </table:table-cell>
          <table:table-cell office:value-type="float" office:value="1409.2400274276733" table:style-name="ce5">
            <text:p>1.409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869.040075302124" table:style-name="ce5">
            <text:p>3.869</text:p>
          </table:table-cell>
          <table:table-cell office:value-type="float" office:value="3286.9200639724731" table:style-name="ce5">
            <text:p>3.287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7.6000881195068" table:style-name="ce5">
            <text:p>4.528</text:p>
          </table:table-cell>
          <table:table-cell office:value-type="float" office:value="2171.6800422668457" table:style-name="ce5">
            <text:p>2.172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10.360068321228" table:style-name="ce5">
            <text:p>3.510</text:p>
          </table:table-cell>
          <table:table-cell office:value-type="float" office:value="3974.8800773620605" table:style-name="ce5">
            <text:p>3.975</text:p>
          </table:table-cell>
          <table:table-cell office:value-type="float" office:value="2261.8400440216064" table:style-name="ce5">
            <text:p>2.2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1.5200309753418" table:style-name="ce5">
            <text:p>1.592</text:p>
          </table:table-cell>
          <table:table-cell office:value-type="float" office:value="4417.8400859832764" table:style-name="ce5">
            <text:p>4.418</text:p>
          </table:table-cell>
          <table:table-cell office:value-type="float" office:value="2553.8800497055054" table:style-name="ce5">
            <text:p>2.5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94.4800777435303" table:style-name="ce5">
            <text:p>3.994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3016.4400587081909" table:style-name="ce5">
            <text:p>3.0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37.6400766372681" table:style-name="ce5">
            <text:p>3.938</text:p>
          </table:table-cell>
          <table:table-cell office:value-type="float" office:value="2659.7200517654419" table:style-name="ce5">
            <text:p>2.660</text:p>
          </table:table-cell>
          <table:table-cell office:value-type="float" office:value="3028.2000589370728" table:style-name="ce5">
            <text:p>3.028</text:p>
          </table:table-cell>
          <table:table-cell office:value-type="float" office:value="0" table:style-name="ce5">
            <text:p>0</text:p>
          </table:table-cell>
          <table:table-cell office:value-type="float" office:value="390.04000759124756" table:style-name="ce5">
            <text:p>390</text:p>
          </table:table-cell>
          <table:table-cell office:value-type="float" office:value="0" table:style-name="ce5">
            <text:p>0</text:p>
          </table:table-cell>
          <table:table-cell office:value-type="float" office:value="3510.360068321228" table:style-name="ce5">
            <text:p>3.510</text:p>
          </table:table-cell>
          <table:table-cell office:value-type="float" office:value="2881.2000560760498" table:style-name="ce5">
            <text:p>2.881</text:p>
          </table:table-cell>
          <table:table-cell office:value-type="float" office:value="3557.4000692367554" table:style-name="ce5">
            <text:p>3.5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71.0800714492798" table:style-name="ce5">
            <text:p>3.671</text:p>
          </table:table-cell>
          <table:table-cell office:value-type="float" office:value="3241.8400630950928" table:style-name="ce5">
            <text:p>3.242</text:p>
          </table:table-cell>
          <table:table-cell office:value-type="float" office:value="2742.0400533676147" table:style-name="ce5">
            <text:p>2.7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14.5600547790527" table:style-name="ce5">
            <text:p>2.815</text:p>
          </table:table-cell>
          <table:table-cell office:value-type="float" office:value="4257.1200828552246" table:style-name="ce5">
            <text:p>4.257</text:p>
          </table:table-cell>
          <table:table-cell office:value-type="float" office:value="2755.7600536346436" table:style-name="ce5">
            <text:p>2.7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14.1600742340088" table:style-name="ce5">
            <text:p>3.814</text:p>
          </table:table-cell>
          <table:table-cell office:value-type="float" office:value="3337.8800649642944" table:style-name="ce5">
            <text:p>3.338</text:p>
          </table:table-cell>
          <table:table-cell office:value-type="float" office:value="2740.0800533294678" table:style-name="ce5">
            <text:p>2.7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98.5600700378418" table:style-name="ce5">
            <text:p>3.599</text:p>
          </table:table-cell>
          <table:table-cell office:value-type="float" office:value="2869.440055847168" table:style-name="ce5">
            <text:p>2.869</text:p>
          </table:table-cell>
          <table:table-cell office:value-type="float" office:value="3545.6400690078735" table:style-name="ce5">
            <text:p>3.546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103.88000202178955" table:style-name="ce5">
            <text:p>104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52.4000263214111" table:style-name="ce5">
            <text:p>1.352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1128.9600219726563" table:style-name="ce5">
            <text:p>1.129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6.0000228881836" table:style-name="ce5">
            <text:p>1.176</text:p>
          </table:table-cell>
          <table:table-cell office:value-type="float" office:value="1387.6800270080566" table:style-name="ce5">
            <text:p>1.388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3.9200286865234" table:style-name="ce5">
            <text:p>1.474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6.0800285339355" table:style-name="ce5">
            <text:p>1.466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6.4800281524658" table:style-name="ce5">
            <text:p>1.446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501.760009765625" table:style-name="ce5">
            <text:p>502</text:p>
          </table:table-cell>
          <table:table-cell office:value-type="float" office:value="0" table:style-name="ce5">
            <text:p>0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1522.9200296401978" table:style-name="ce5">
            <text:p>1.523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22.9200296401978" table:style-name="ce5">
            <text:p>1.523</text:p>
          </table:table-cell>
          <table:table-cell office:value-type="float" office:value="938.8400182723999" table:style-name="ce5">
            <text:p>939</text:p>
          </table:table-cell>
          <table:table-cell office:value-type="float" office:value="572.32001113891602" table:style-name="ce5">
            <text:p>572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4.5600261688232" table:style-name="ce5">
            <text:p>1.345</text:p>
          </table:table-cell>
          <table:table-cell office:value-type="float" office:value="1232.8400239944458" table:style-name="ce5">
            <text:p>1.233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600.5200700759888" table:style-name="ce5">
            <text:p>3.601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069.3600597381592" table:style-name="ce5">
            <text:p>3.069</text:p>
          </table:table-cell>
          <table:table-cell office:value-type="float" office:value="3326.1200647354126" table:style-name="ce5">
            <text:p>3.326</text:p>
          </table:table-cell>
          <table:table-cell office:value-type="float" office:value="2808.6800546646118" table:style-name="ce5">
            <text:p>2.8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108.5600605010986" table:style-name="ce5">
            <text:p>3.109</text:p>
          </table:table-cell>
          <table:table-cell office:value-type="float" office:value="3673.0400714874268" table:style-name="ce5">
            <text:p>3.673</text:p>
          </table:table-cell>
          <table:table-cell office:value-type="float" office:value="2203.0400428771973" table:style-name="ce5">
            <text:p>2.203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778.12001514434814" table:style-name="ce5">
            <text:p>778</text:p>
          </table:table-cell>
          <table:table-cell office:value-type="float" office:value="4386.4800853729248" table:style-name="ce5">
            <text:p>4.386</text:p>
          </table:table-cell>
          <table:table-cell office:value-type="float" office:value="2559.7600498199463" table:style-name="ce5">
            <text:p>2.560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392.3600854873657" table:style-name="ce5">
            <text:p>4.392</text:p>
          </table:table-cell>
          <table:table-cell office:value-type="float" office:value="1769.8800344467163" table:style-name="ce5">
            <text:p>1.770</text:p>
          </table:table-cell>
          <table:table-cell office:value-type="float" office:value="1983.5200386047363" table:style-name="ce5">
            <text:p>1.984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659.3200712203979" table:style-name="ce5">
            <text:p>3.659</text:p>
          </table:table-cell>
          <table:table-cell office:value-type="float" office:value="3192.8400621414185" table:style-name="ce5">
            <text:p>3.193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935.6800765991211" table:style-name="ce5">
            <text:p>3.936</text:p>
          </table:table-cell>
          <table:table-cell office:value-type="float" office:value="2022.7200393676758" table:style-name="ce5">
            <text:p>2.023</text:p>
          </table:table-cell>
          <table:table-cell office:value-type="float" office:value="2757.7200536727905" table:style-name="ce5">
            <text:p>2.758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422.1600666046143" table:style-name="ce5">
            <text:p>3.422</text:p>
          </table:table-cell>
          <table:table-cell office:value-type="float" office:value="2828.2800550460815" table:style-name="ce5">
            <text:p>2.828</text:p>
          </table:table-cell>
          <table:table-cell office:value-type="float" office:value="2793.000054359436" table:style-name="ce5">
            <text:p>2.793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316.3200645446777" table:style-name="ce5">
            <text:p>3.316</text:p>
          </table:table-cell>
          <table:table-cell office:value-type="float" office:value="2994.8800582885742" table:style-name="ce5">
            <text:p>2.995</text:p>
          </table:table-cell>
          <table:table-cell office:value-type="float" office:value="2853.7600555419922" table:style-name="ce5">
            <text:p>2.854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604.4400701522827" table:style-name="ce5">
            <text:p>3.604</text:p>
          </table:table-cell>
          <table:table-cell office:value-type="float" office:value="2704.8000526428223" table:style-name="ce5">
            <text:p>2.705</text:p>
          </table:table-cell>
          <table:table-cell office:value-type="float" office:value="2779.2800540924072" table:style-name="ce5">
            <text:p>2.779</text:p>
          </table:table-cell>
          <table:table-cell office:value-type="float" office:value="0" table:style-name="ce5">
            <text:p>0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837.6800746917725" table:style-name="ce5">
            <text:p>3.838</text:p>
          </table:table-cell>
          <table:table-cell office:value-type="float" office:value="2236.3600435256958" table:style-name="ce5">
            <text:p>2.236</text:p>
          </table:table-cell>
          <table:table-cell office:value-type="float" office:value="2718.5200529098511" table:style-name="ce5">
            <text:p>2.71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666.4000129699707" table:style-name="ce5">
            <text:p>666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94.960054397583" table:style-name="ce5">
            <text:p>2.795</text:p>
          </table:table-cell>
          <table:table-cell office:value-type="float" office:value="1644.4400320053101" table:style-name="ce5">
            <text:p>1.644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579.360050201416" table:style-name="ce5">
            <text:p>2.579</text:p>
          </table:table-cell>
          <table:table-cell office:value-type="float" office:value="1999.2000389099121" table:style-name="ce5">
            <text:p>1.999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2083.4800405502319" table:style-name="ce5">
            <text:p>2.083</text:p>
          </table:table-cell>
          <table:table-cell office:value-type="float" office:value="748.72001457214355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127.0000219345093" table:style-name="ce5">
            <text:p>1.127</text:p>
          </table:table-cell>
          <table:table-cell office:value-type="float" office:value="2969.4000577926636" table:style-name="ce5">
            <text:p>2.969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851.8000555038452" table:style-name="ce5">
            <text:p>2.852</text:p>
          </table:table-cell>
          <table:table-cell office:value-type="float" office:value="1242.6400241851807" table:style-name="ce5">
            <text:p>1.243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0" table:style-name="ce5">
            <text:p>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355.9200458526611" table:style-name="ce5">
            <text:p>2.356</text:p>
          </table:table-cell>
          <table:table-cell office:value-type="float" office:value="2242.2400436401367" table:style-name="ce5">
            <text:p>2.242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0" table:style-name="ce5">
            <text:p>0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122.6800413131714" table:style-name="ce5">
            <text:p>2.123</text:p>
          </table:table-cell>
          <table:table-cell office:value-type="float" office:value="2526.4400491714478" table:style-name="ce5">
            <text:p>2.526</text:p>
          </table:table-cell>
          <table:table-cell office:value-type="float" office:value="764.40001487731934" table:style-name="ce5">
            <text:p>764</text:p>
          </table:table-cell>
          <table:table-cell office:value-type="float" office:value="0" table:style-name="ce5">
            <text:p>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832.2000551223755" table:style-name="ce5">
            <text:p>2.832</text:p>
          </table:table-cell>
          <table:table-cell office:value-type="float" office:value="1370.0400266647339" table:style-name="ce5">
            <text:p>1.370</text:p>
          </table:table-cell>
          <table:table-cell office:value-type="float" office:value="742.84001445770264" table:style-name="ce5">
            <text:p>743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469.6000480651855" table:style-name="ce5">
            <text:p>2.470</text:p>
          </table:table-cell>
          <table:table-cell office:value-type="float" office:value="2018.8000392913818" table:style-name="ce5">
            <text:p>2.019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0" table:style-name="ce5">
            <text:p>0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1816.9200353622437" table:style-name="ce5">
            <text:p>1.817</text:p>
          </table:table-cell>
          <table:table-cell office:value-type="float" office:value="2693.0400524139404" table:style-name="ce5">
            <text:p>2.693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201.0800428390503" table:style-name="ce5">
            <text:p>2.201</text:p>
          </table:table-cell>
          <table:table-cell office:value-type="float" office:value="2442.1600475311279" table:style-name="ce5">
            <text:p>2.442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7.8400001525878906" table:style-name="ce5">
            <text:p>8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212.0400819778442" table:style-name="ce5">
            <text:p>4.212</text:p>
          </table:table-cell>
          <table:table-cell office:value-type="float" office:value="3114.4400606155396" table:style-name="ce5">
            <text:p>3.114</text:p>
          </table:table-cell>
          <table:table-cell office:value-type="float" office:value="2847.8800554275513" table:style-name="ce5">
            <text:p>2.848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665.2000713348389" table:style-name="ce5">
            <text:p>3.665</text:p>
          </table:table-cell>
          <table:table-cell office:value-type="float" office:value="3704.4000720977783" table:style-name="ce5">
            <text:p>3.704</text:p>
          </table:table-cell>
          <table:table-cell office:value-type="float" office:value="2896.8800563812256" table:style-name="ce5">
            <text:p>2.897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696.5600719451904" table:style-name="ce5">
            <text:p>3.697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2314.7600450515747" table:style-name="ce5">
            <text:p>2.315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2663.6400518417358" table:style-name="ce5">
            <text:p>2.664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541.3200883865356" table:style-name="ce5">
            <text:p>4.541</text:p>
          </table:table-cell>
          <table:table-cell office:value-type="float" office:value="2128.5600414276123" table:style-name="ce5">
            <text:p>2.129</text:p>
          </table:table-cell>
          <table:table-cell office:value-type="float" office:value="2120.7200412750244" table:style-name="ce5">
            <text:p>2.121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878.8400754928589" table:style-name="ce5">
            <text:p>3.879</text:p>
          </table:table-cell>
          <table:table-cell office:value-type="float" office:value="3833.7600746154785" table:style-name="ce5">
            <text:p>3.834</text:p>
          </table:table-cell>
          <table:table-cell office:value-type="float" office:value="2136.4000415802002" table:style-name="ce5">
            <text:p>2.136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094.4400796890259" table:style-name="ce5">
            <text:p>4.094</text:p>
          </table:table-cell>
          <table:table-cell office:value-type="float" office:value="3171.2800617218018" table:style-name="ce5">
            <text:p>3.171</text:p>
          </table:table-cell>
          <table:table-cell office:value-type="float" office:value="2843.9600553512573" table:style-name="ce5">
            <text:p>2.844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012.120078086853" table:style-name="ce5">
            <text:p>4.012</text:p>
          </table:table-cell>
          <table:table-cell office:value-type="float" office:value="3030.1600589752197" table:style-name="ce5">
            <text:p>3.030</text:p>
          </table:table-cell>
          <table:table-cell office:value-type="float" office:value="2885.1200561523438" table:style-name="ce5">
            <text:p>2.885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853.3600749969482" table:style-name="ce5">
            <text:p>3.853</text:p>
          </table:table-cell>
          <table:table-cell office:value-type="float" office:value="3475.0800676345825" table:style-name="ce5">
            <text:p>3.475</text:p>
          </table:table-cell>
          <table:table-cell office:value-type="float" office:value="2943.9200572967529" table:style-name="ce5">
            <text:p>2.944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162.68000316619873" table:style-name="ce5">
            <text:p>163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3869.040075302124" table:style-name="ce5">
            <text:p>3.869</text:p>
          </table:table-cell>
          <table:table-cell office:value-type="float" office:value="3614.2400703430176" table:style-name="ce5">
            <text:p>3.614</text:p>
          </table:table-cell>
          <table:table-cell office:value-type="float" office:value="2859.6400556564331" table:style-name="ce5">
            <text:p>2.86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4108.1600799560547" table:style-name="ce5">
            <text:p>4.108</text:p>
          </table:table-cell>
          <table:table-cell office:value-type="float" office:value="3216.3600625991821" table:style-name="ce5">
            <text:p>3.216</text:p>
          </table:table-cell>
          <table:table-cell office:value-type="float" office:value="2802.8000545501709" table:style-name="ce5">
            <text:p>2.803</text:p>
          </table:table-cell>
          <table:table-cell office:value-type="float" office:value="454.72000885009766" table:style-name="ce5">
            <text:p>455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666.4000129699707" table:style-name="ce5">
            <text:p>666</text:p>
          </table:table-cell>
          <table:table-cell table:number-columns-repeated="1631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006.2400779724121" table:style-name="ce5">
            <text:p>4.006</text:p>
          </table:table-cell>
          <table:table-cell office:value-type="float" office:value="3108.5600605010986" table:style-name="ce5">
            <text:p>3.109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125.44000244140625" table:style-name="ce5">
            <text:p>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3.6800880432129" table:style-name="ce5">
            <text:p>4.524</text:p>
          </table:table-cell>
          <table:table-cell office:value-type="float" office:value="2103.0800409317017" table:style-name="ce5">
            <text:p>2.103</text:p>
          </table:table-cell>
          <table:table-cell office:value-type="float" office:value="1632.6800317764282" table:style-name="ce5">
            <text:p>1.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2.3200492858887" table:style-name="ce5">
            <text:p>2.532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1632.6800317764282" table:style-name="ce5">
            <text:p>1.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0.1200323104858" table:style-name="ce5">
            <text:p>1.660</text:p>
          </table:table-cell>
          <table:table-cell office:value-type="float" office:value="4858.8400945663452" table:style-name="ce5">
            <text:p>4.859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94.4400796890259" table:style-name="ce5">
            <text:p>4.094</text:p>
          </table:table-cell>
          <table:table-cell office:value-type="float" office:value="1769.8800344467163" table:style-name="ce5">
            <text:p>1.770</text:p>
          </table:table-cell>
          <table:table-cell office:value-type="float" office:value="2716.5600528717041" table:style-name="ce5">
            <text:p>2.7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1805.1600351333618" table:style-name="ce5">
            <text:p>1.805</text:p>
          </table:table-cell>
          <table:table-cell office:value-type="float" office:value="2804.7600545883179" table:style-name="ce5">
            <text:p>2.8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82.8000736236572" table:style-name="ce5">
            <text:p>3.783</text:p>
          </table:table-cell>
          <table:table-cell office:value-type="float" office:value="2469.6000480651855" table:style-name="ce5">
            <text:p>2.470</text:p>
          </table:table-cell>
          <table:table-cell office:value-type="float" office:value="2722.440052986145" table:style-name="ce5">
            <text:p>2.7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37.8000688552856" table:style-name="ce5">
            <text:p>3.538</text:p>
          </table:table-cell>
          <table:table-cell office:value-type="float" office:value="3829.8400745391846" table:style-name="ce5">
            <text:p>3.830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0" table:style-name="ce5">
            <text:p>0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float" office:value="2497.0400485992432" table:style-name="ce5">
            <text:p>2.497</text:p>
          </table:table-cell>
          <table:table-cell office:value-type="float" office:value="4372.760085105896" table:style-name="ce5">
            <text:p>4.373</text:p>
          </table:table-cell>
          <table:table-cell office:value-type="float" office:value="1660.1200323104858" table:style-name="ce5">
            <text:p>1.6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10.2800722122192" table:style-name="ce5">
            <text:p>3.710</text:p>
          </table:table-cell>
          <table:table-cell office:value-type="float" office:value="3612.2800703048706" table:style-name="ce5">
            <text:p>3.612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0" table:style-name="ce5">
            <text:p>0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725.960072517395" table:style-name="ce5">
            <text:p>3.726</text:p>
          </table:table-cell>
          <table:table-cell office:value-type="float" office:value="2569.5600500106812" table:style-name="ce5">
            <text:p>2.570</text:p>
          </table:table-cell>
          <table:table-cell office:value-type="float" office:value="2722.440052986145" table:style-name="ce5">
            <text:p>2.722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69" table:number-rows-spanned="1" table:style-name="ce7"/>
          <table:covered-table-cell table:number-columns-repeated="68"/>
          <table:table-cell table:number-columns-repeated="16315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2-03T16:51:59Z</meta:creation-date>
    <dc:date>2020-06-08T16:19:17Z</dc:date>
  </office:meta>
</office:document-meta>
</file>